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tatistic_per_landmark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mages</text:p>
          </table:table-cell>
          <table:table-cell table:style-name="ce1" office:value-type="string" calcext:value-type="string">
            <text:p>LM1</text:p>
          </table:table-cell>
          <table:table-cell table:style-name="ce1" office:value-type="string" calcext:value-type="string">
            <text:p>LM2</text:p>
          </table:table-cell>
          <table:table-cell table:style-name="ce1" office:value-type="string" calcext:value-type="string">
            <text:p>LM3</text:p>
          </table:table-cell>
          <table:table-cell table:style-name="ce1" office:value-type="string" calcext:value-type="string">
            <text:p>LM4</text:p>
          </table:table-cell>
          <table:table-cell table:style-name="ce1" office:value-type="string" calcext:value-type="string">
            <text:p>LM5</text:p>
          </table:table-cell>
          <table:table-cell table:style-name="ce1" office:value-type="string" calcext:value-type="string">
            <text:p>LM6</text:p>
          </table:table-cell>
          <table:table-cell table:style-name="ce1" office:value-type="string" calcext:value-type="string">
            <text:p>LM7</text:p>
          </table:table-cell>
          <table:table-cell table:style-name="ce1" office:value-type="string" calcext:value-type="string">
            <text:p>LM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3309" calcext:value-type="float">
            <text:p>3.13309</text:p>
          </table:table-cell>
          <table:table-cell office:value-type="float" office:value="1.8044" calcext:value-type="float">
            <text:p>1.8044</text:p>
          </table:table-cell>
          <table:table-cell office:value-type="float" office:value="3.21016" calcext:value-type="float">
            <text:p>3.21016</text:p>
          </table:table-cell>
          <table:table-cell office:value-type="float" office:value="1.15681" calcext:value-type="float">
            <text:p>1.15681</text:p>
          </table:table-cell>
          <table:table-cell office:value-type="float" office:value="3.99086" calcext:value-type="float">
            <text:p>3.99086</text:p>
          </table:table-cell>
          <table:table-cell office:value-type="float" office:value="3.02418" calcext:value-type="float">
            <text:p>3.02418</text:p>
          </table:table-cell>
          <table:table-cell office:value-type="float" office:value="0.29475" calcext:value-type="float">
            <text:p>0.29475</text:p>
          </table:table-cell>
          <table:table-cell office:value-type="float" office:value="2.06342" calcext:value-type="float">
            <text:p>2.063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104" calcext:value-type="float">
            <text:p>1.50104</text:p>
          </table:table-cell>
          <table:table-cell office:value-type="float" office:value="4.27524" calcext:value-type="float">
            <text:p>4.27524</text:p>
          </table:table-cell>
          <table:table-cell office:value-type="float" office:value="3.89172" calcext:value-type="float">
            <text:p>3.89172</text:p>
          </table:table-cell>
          <table:table-cell office:value-type="float" office:value="0.79985" calcext:value-type="float">
            <text:p>0.799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3.10099" calcext:value-type="float">
            <text:p>3.10099</text:p>
          </table:table-cell>
          <table:table-cell office:value-type="float" office:value="4.4215" calcext:value-type="float">
            <text:p>4.4215</text:p>
          </table:table-cell>
          <table:table-cell office:value-type="float" office:value="3.25136" calcext:value-type="float">
            <text:p>3.25136</text:p>
          </table:table-cell>
          <table:table-cell/>
          <table:table-cell table:style-name="ce3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316" calcext:value-type="float">
            <text:p>1.36316</text:p>
          </table:table-cell>
          <table:table-cell office:value-type="float" office:value="2.22032" calcext:value-type="float">
            <text:p>2.22032</text:p>
          </table:table-cell>
          <table:table-cell office:value-type="float" office:value="1.57251" calcext:value-type="float">
            <text:p>1.57251</text:p>
          </table:table-cell>
          <table:table-cell office:value-type="float" office:value="2.90499" calcext:value-type="float">
            <text:p>2.90499</text:p>
          </table:table-cell>
          <table:table-cell office:value-type="float" office:value="1.81482" calcext:value-type="float">
            <text:p>1.81482</text:p>
          </table:table-cell>
          <table:table-cell office:value-type="float" office:value="0.89584" calcext:value-type="float">
            <text:p>0.89584</text:p>
          </table:table-cell>
          <table:table-cell office:value-type="float" office:value="3.75783" calcext:value-type="float">
            <text:p>3.75783</text:p>
          </table:table-cell>
          <table:table-cell office:value-type="float" office:value="2.00265" calcext:value-type="float">
            <text:p>2.00265</text:p>
          </table:table-cell>
          <table:table-cell/>
          <table:table-cell table:style-name="ce4" office:value-type="string" calcext:value-type="string">
            <text:p>LM1</text:p>
          </table:table-cell>
          <table:table-cell table:style-name="ce4" office:value-type="float" office:value="2.48603703071672" calcext:value-type="float">
            <text:p>2.4860370307</text:p>
          </table:table-cell>
          <table:table-cell table:style-name="ce4" office:value-type="float" office:value="1.54479885698013" calcext:value-type="float">
            <text:p>1.544798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6865" calcext:value-type="float">
            <text:p>2.26865</text:p>
          </table:table-cell>
          <table:table-cell office:value-type="float" office:value="2.40403" calcext:value-type="float">
            <text:p>2.40403</text:p>
          </table:table-cell>
          <table:table-cell office:value-type="float" office:value="2.85626" calcext:value-type="float">
            <text:p>2.85626</text:p>
          </table:table-cell>
          <table:table-cell office:value-type="float" office:value="3.16784" calcext:value-type="float">
            <text:p>3.16784</text:p>
          </table:table-cell>
          <table:table-cell office:value-type="float" office:value="2.71463" calcext:value-type="float">
            <text:p>2.71463</text:p>
          </table:table-cell>
          <table:table-cell office:value-type="float" office:value="1.49781" calcext:value-type="float">
            <text:p>1.49781</text:p>
          </table:table-cell>
          <table:table-cell office:value-type="float" office:value="0.35303" calcext:value-type="float">
            <text:p>0.35303</text:p>
          </table:table-cell>
          <table:table-cell office:value-type="float" office:value="0.5401" calcext:value-type="float">
            <text:p>0.5401</text:p>
          </table:table-cell>
          <table:table-cell/>
          <table:table-cell table:style-name="ce4" office:value-type="string" calcext:value-type="string">
            <text:p>LM2</text:p>
          </table:table-cell>
          <table:table-cell table:style-name="ce5" office:value-type="float" office:value="2.71981972696246" calcext:value-type="float">
            <text:p>2.719819727</text:p>
          </table:table-cell>
          <table:table-cell table:style-name="ce5" office:value-type="float" office:value="1.78216024830973" calcext:value-type="float">
            <text:p>1.7821602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994" calcext:value-type="float">
            <text:p>0.57994</text:p>
          </table:table-cell>
          <table:table-cell office:value-type="float" office:value="0.79782" calcext:value-type="float">
            <text:p>0.79782</text:p>
          </table:table-cell>
          <table:table-cell office:value-type="float" office:value="1.40891" calcext:value-type="float">
            <text:p>1.40891</text:p>
          </table:table-cell>
          <table:table-cell office:value-type="float" office:value="2.4326" calcext:value-type="float">
            <text:p>2.4326</text:p>
          </table:table-cell>
          <table:table-cell office:value-type="float" office:value="2.97587" calcext:value-type="float">
            <text:p>2.97587</text:p>
          </table:table-cell>
          <table:table-cell office:value-type="float" office:value="3.13044" calcext:value-type="float">
            <text:p>3.13044</text:p>
          </table:table-cell>
          <table:table-cell office:value-type="float" office:value="1.49788" calcext:value-type="float">
            <text:p>1.49788</text:p>
          </table:table-cell>
          <table:table-cell office:value-type="float" office:value="0.53095" calcext:value-type="float">
            <text:p>0.53095</text:p>
          </table:table-cell>
          <table:table-cell/>
          <table:table-cell table:style-name="ce4" office:value-type="string" calcext:value-type="string">
            <text:p>LM3</text:p>
          </table:table-cell>
          <table:table-cell table:style-name="ce5" office:value-type="float" office:value="2.65232320819113" calcext:value-type="float">
            <text:p>2.6523232082</text:p>
          </table:table-cell>
          <table:table-cell table:style-name="ce5" office:value-type="float" office:value="1.83860930717674" calcext:value-type="float">
            <text:p>1.83860930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4332" calcext:value-type="float">
            <text:p>2.84332</text:p>
          </table:table-cell>
          <table:table-cell office:value-type="float" office:value="3.18229" calcext:value-type="float">
            <text:p>3.18229</text:p>
          </table:table-cell>
          <table:table-cell office:value-type="float" office:value="3.9813" calcext:value-type="float">
            <text:p>3.9813</text:p>
          </table:table-cell>
          <table:table-cell office:value-type="float" office:value="4.68615" calcext:value-type="float">
            <text:p>4.68615</text:p>
          </table:table-cell>
          <table:table-cell office:value-type="float" office:value="1.79385" calcext:value-type="float">
            <text:p>1.79385</text:p>
          </table:table-cell>
          <table:table-cell office:value-type="float" office:value="1.29265" calcext:value-type="float">
            <text:p>1.29265</text:p>
          </table:table-cell>
          <table:table-cell office:value-type="float" office:value="5.79413" calcext:value-type="float">
            <text:p>5.79413</text:p>
          </table:table-cell>
          <table:table-cell office:value-type="float" office:value="5.10684" calcext:value-type="float">
            <text:p>5.10684</text:p>
          </table:table-cell>
          <table:table-cell/>
          <table:table-cell table:style-name="ce4" office:value-type="string" calcext:value-type="string">
            <text:p>LM4</text:p>
          </table:table-cell>
          <table:table-cell table:style-name="ce5" office:value-type="float" office:value="2.77087013651877" calcext:value-type="float">
            <text:p>2.7708701365</text:p>
          </table:table-cell>
          <table:table-cell table:style-name="ce5" office:value-type="float" office:value="1.94828423606463" calcext:value-type="float">
            <text:p>1.9482842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2.8417" calcext:value-type="float">
            <text:p>2.8417</text:p>
          </table:table-cell>
          <table:table-cell office:value-type="float" office:value="4.1917" calcext:value-type="float">
            <text:p>4.1917</text:p>
          </table:table-cell>
          <table:table-cell office:value-type="float" office:value="0.56228" calcext:value-type="float">
            <text:p>0.56228</text:p>
          </table:table-cell>
          <table:table-cell office:value-type="float" office:value="2.2345" calcext:value-type="float">
            <text:p>2.2345</text:p>
          </table:table-cell>
          <table:table-cell office:value-type="float" office:value="2.07182" calcext:value-type="float">
            <text:p>2.07182</text:p>
          </table:table-cell>
          <table:table-cell office:value-type="float" office:value="2.69692" calcext:value-type="float">
            <text:p>2.69692</text:p>
          </table:table-cell>
          <table:table-cell office:value-type="float" office:value="2.20763" calcext:value-type="float">
            <text:p>2.20763</text:p>
          </table:table-cell>
          <table:table-cell/>
          <table:table-cell table:style-name="ce4" office:value-type="string" calcext:value-type="string">
            <text:p>LM5</text:p>
          </table:table-cell>
          <table:table-cell table:style-name="ce5" office:value-type="float" office:value="2.48718013651877" calcext:value-type="float">
            <text:p>2.4871801365</text:p>
          </table:table-cell>
          <table:table-cell table:style-name="ce5" office:value-type="float" office:value="1.62351668459053" calcext:value-type="float">
            <text:p>1.6235166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441" calcext:value-type="float">
            <text:p>3.14441</text:p>
          </table:table-cell>
          <table:table-cell office:value-type="float" office:value="2.97176" calcext:value-type="float">
            <text:p>2.97176</text:p>
          </table:table-cell>
          <table:table-cell office:value-type="float" office:value="1.95614" calcext:value-type="float">
            <text:p>1.95614</text:p>
          </table:table-cell>
          <table:table-cell office:value-type="float" office:value="2.74087" calcext:value-type="float">
            <text:p>2.74087</text:p>
          </table:table-cell>
          <table:table-cell office:value-type="float" office:value="3.82347" calcext:value-type="float">
            <text:p>3.82347</text:p>
          </table:table-cell>
          <table:table-cell office:value-type="float" office:value="6.27486" calcext:value-type="float">
            <text:p>6.27486</text:p>
          </table:table-cell>
          <table:table-cell office:value-type="float" office:value="1.94748" calcext:value-type="float">
            <text:p>1.94748</text:p>
          </table:table-cell>
          <table:table-cell office:value-type="float" office:value="1.85515" calcext:value-type="float">
            <text:p>1.85515</text:p>
          </table:table-cell>
          <table:table-cell/>
          <table:table-cell table:style-name="ce4" office:value-type="string" calcext:value-type="string">
            <text:p>LM6</text:p>
          </table:table-cell>
          <table:table-cell table:style-name="ce4" office:value-type="float" office:value="3.04917129692833" calcext:value-type="float">
            <text:p>3.0491712969</text:p>
          </table:table-cell>
          <table:table-cell table:style-name="ce4" office:value-type="float" office:value="1.99098027401396" calcext:value-type="float">
            <text:p>1.9909802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7101" calcext:value-type="float">
            <text:p>2.07101</text:p>
          </table:table-cell>
          <table:table-cell office:value-type="float" office:value="2.08047" calcext:value-type="float">
            <text:p>2.08047</text:p>
          </table:table-cell>
          <table:table-cell office:value-type="float" office:value="1.92286" calcext:value-type="float">
            <text:p>1.92286</text:p>
          </table:table-cell>
          <table:table-cell office:value-type="float" office:value="0.81498" calcext:value-type="float">
            <text:p>0.81498</text:p>
          </table:table-cell>
          <table:table-cell office:value-type="float" office:value="4.64423" calcext:value-type="float">
            <text:p>4.64423</text:p>
          </table:table-cell>
          <table:table-cell office:value-type="float" office:value="4.68956" calcext:value-type="float">
            <text:p>4.68956</text:p>
          </table:table-cell>
          <table:table-cell office:value-type="float" office:value="5.19059" calcext:value-type="float">
            <text:p>5.19059</text:p>
          </table:table-cell>
          <table:table-cell office:value-type="float" office:value="0.29741" calcext:value-type="float">
            <text:p>0.29741</text:p>
          </table:table-cell>
          <table:table-cell/>
          <table:table-cell table:style-name="ce4" office:value-type="string" calcext:value-type="string">
            <text:p>LM7</text:p>
          </table:table-cell>
          <table:table-cell table:style-name="ce5" office:value-type="float" office:value="2.68364651877133" calcext:value-type="float">
            <text:p>2.6836465188</text:p>
          </table:table-cell>
          <table:table-cell table:style-name="ce5" office:value-type="float" office:value="1.77806432547077" calcext:value-type="float">
            <text:p>1.7780643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1507" calcext:value-type="float">
            <text:p>2.51507</text:p>
          </table:table-cell>
          <table:table-cell office:value-type="float" office:value="0.84644" calcext:value-type="float">
            <text:p>0.84644</text:p>
          </table:table-cell>
          <table:table-cell office:value-type="float" office:value="2.00445" calcext:value-type="float">
            <text:p>2.00445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2.35923" calcext:value-type="float">
            <text:p>2.35923</text:p>
          </table:table-cell>
          <table:table-cell office:value-type="float" office:value="1.62374" calcext:value-type="float">
            <text:p>1.62374</text:p>
          </table:table-cell>
          <table:table-cell office:value-type="float" office:value="1.78726" calcext:value-type="float">
            <text:p>1.78726</text:p>
          </table:table-cell>
          <table:table-cell office:value-type="float" office:value="0.94486" calcext:value-type="float">
            <text:p>0.94486</text:p>
          </table:table-cell>
          <table:table-cell/>
          <table:table-cell table:style-name="ce4" office:value-type="string" calcext:value-type="string">
            <text:p>LM8</text:p>
          </table:table-cell>
          <table:table-cell table:style-name="ce5" office:value-type="float" office:value="2.8709137883959" calcext:value-type="float">
            <text:p>2.8709137884</text:p>
          </table:table-cell>
          <table:table-cell table:style-name="ce5" office:value-type="float" office:value="1.96622769405308" calcext:value-type="float">
            <text:p>1.9662276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1633" calcext:value-type="float">
            <text:p>3.41633</text:p>
          </table:table-cell>
          <table:table-cell office:value-type="float" office:value="1.54225" calcext:value-type="float">
            <text:p>1.54225</text:p>
          </table:table-cell>
          <table:table-cell office:value-type="float" office:value="1.25586" calcext:value-type="float">
            <text:p>1.25586</text:p>
          </table:table-cell>
          <table:table-cell office:value-type="float" office:value="1.28141" calcext:value-type="float">
            <text:p>1.28141</text:p>
          </table:table-cell>
          <table:table-cell office:value-type="float" office:value="4.26904" calcext:value-type="float">
            <text:p>4.26904</text:p>
          </table:table-cell>
          <table:table-cell office:value-type="float" office:value="1.05954" calcext:value-type="float">
            <text:p>1.05954</text:p>
          </table:table-cell>
          <table:table-cell office:value-type="float" office:value="3.77776" calcext:value-type="float">
            <text:p>3.77776</text:p>
          </table:table-cell>
          <table:table-cell office:value-type="float" office:value="2.30504" calcext:value-type="float">
            <text:p>2.30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7007" calcext:value-type="float">
            <text:p>2.17007</text:p>
          </table:table-cell>
          <table:table-cell office:value-type="float" office:value="0.90006" calcext:value-type="float">
            <text:p>0.90006</text:p>
          </table:table-cell>
          <table:table-cell office:value-type="float" office:value="1.60614" calcext:value-type="float">
            <text:p>1.60614</text:p>
          </table:table-cell>
          <table:table-cell office:value-type="float" office:value="2.06585" calcext:value-type="float">
            <text:p>2.06585</text:p>
          </table:table-cell>
          <table:table-cell office:value-type="float" office:value="4.79999" calcext:value-type="float">
            <text:p>4.79999</text:p>
          </table:table-cell>
          <table:table-cell office:value-type="float" office:value="4.3703" calcext:value-type="float">
            <text:p>4.3703</text:p>
          </table:table-cell>
          <table:table-cell office:value-type="float" office:value="3.73316" calcext:value-type="float">
            <text:p>3.73316</text:p>
          </table:table-cell>
          <table:table-cell office:value-type="float" office:value="4.00632" calcext:value-type="float">
            <text:p>4.006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3.96208" calcext:value-type="float">
            <text:p>3.96208</text:p>
          </table:table-cell>
          <table:table-cell office:value-type="float" office:value="1.01166" calcext:value-type="float">
            <text:p>1.01166</text:p>
          </table:table-cell>
          <table:table-cell office:value-type="float" office:value="0.62638" calcext:value-type="float">
            <text:p>0.62638</text:p>
          </table:table-cell>
          <table:table-cell office:value-type="float" office:value="2.68195" calcext:value-type="float">
            <text:p>2.68195</text:p>
          </table:table-cell>
          <table:table-cell office:value-type="float" office:value="2.70576" calcext:value-type="float">
            <text:p>2.70576</text:p>
          </table:table-cell>
          <table:table-cell office:value-type="float" office:value="2.88515" calcext:value-type="float">
            <text:p>2.88515</text:p>
          </table:table-cell>
          <table:table-cell office:value-type="float" office:value="1.19702" calcext:value-type="float">
            <text:p>1.1970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7218" calcext:value-type="float">
            <text:p>5.7218</text:p>
          </table:table-cell>
          <table:table-cell office:value-type="float" office:value="5.75072" calcext:value-type="float">
            <text:p>5.75072</text:p>
          </table:table-cell>
          <table:table-cell office:value-type="float" office:value="8.03078" calcext:value-type="float">
            <text:p>8.03078</text:p>
          </table:table-cell>
          <table:table-cell office:value-type="float" office:value="1.32482" calcext:value-type="float">
            <text:p>1.32482</text:p>
          </table:table-cell>
          <table:table-cell office:value-type="float" office:value="0.60774" calcext:value-type="float">
            <text:p>0.60774</text:p>
          </table:table-cell>
          <table:table-cell office:value-type="float" office:value="4.66087" calcext:value-type="float">
            <text:p>4.66087</text:p>
          </table:table-cell>
          <table:table-cell office:value-type="float" office:value="6.59378" calcext:value-type="float">
            <text:p>6.59378</text:p>
          </table:table-cell>
          <table:table-cell office:value-type="float" office:value="2.9288" calcext:value-type="float">
            <text:p>2.928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3994" calcext:value-type="float">
            <text:p>1.63994</text:p>
          </table:table-cell>
          <table:table-cell office:value-type="float" office:value="2.63332" calcext:value-type="float">
            <text:p>2.63332</text:p>
          </table:table-cell>
          <table:table-cell office:value-type="float" office:value="1.76929" calcext:value-type="float">
            <text:p>1.76929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721" calcext:value-type="float">
            <text:p>1.721</text:p>
          </table:table-cell>
          <table:table-cell office:value-type="float" office:value="2.28328" calcext:value-type="float">
            <text:p>2.28328</text:p>
          </table:table-cell>
          <table:table-cell office:value-type="float" office:value="3.99531" calcext:value-type="float">
            <text:p>3.99531</text:p>
          </table:table-cell>
          <table:table-cell office:value-type="float" office:value="2.16927" calcext:value-type="float">
            <text:p>2.169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4042" calcext:value-type="float">
            <text:p>2.94042</text:p>
          </table:table-cell>
          <table:table-cell office:value-type="float" office:value="0.60659" calcext:value-type="float">
            <text:p>0.60659</text:p>
          </table:table-cell>
          <table:table-cell office:value-type="float" office:value="2.83288" calcext:value-type="float">
            <text:p>2.83288</text:p>
          </table:table-cell>
          <table:table-cell office:value-type="float" office:value="2.34696" calcext:value-type="float">
            <text:p>2.34696</text:p>
          </table:table-cell>
          <table:table-cell office:value-type="float" office:value="4.282" calcext:value-type="float">
            <text:p>4.282</text:p>
          </table:table-cell>
          <table:table-cell office:value-type="float" office:value="4.53343" calcext:value-type="float">
            <text:p>4.53343</text:p>
          </table:table-cell>
          <table:table-cell office:value-type="float" office:value="3.46941" calcext:value-type="float">
            <text:p>3.46941</text:p>
          </table:table-cell>
          <table:table-cell office:value-type="float" office:value="4.97283" calcext:value-type="float">
            <text:p>4.9728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14921" calcext:value-type="float">
            <text:p>4.14921</text:p>
          </table:table-cell>
          <table:table-cell office:value-type="float" office:value="3.72122" calcext:value-type="float">
            <text:p>3.72122</text:p>
          </table:table-cell>
          <table:table-cell office:value-type="float" office:value="5.08156" calcext:value-type="float">
            <text:p>5.08156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1.01661" calcext:value-type="float">
            <text:p>1.01661</text:p>
          </table:table-cell>
          <table:table-cell office:value-type="float" office:value="3.70016" calcext:value-type="float">
            <text:p>3.70016</text:p>
          </table:table-cell>
          <table:table-cell office:value-type="float" office:value="1.78203" calcext:value-type="float">
            <text:p>1.78203</text:p>
          </table:table-cell>
          <table:table-cell office:value-type="float" office:value="4.94828" calcext:value-type="float">
            <text:p>4.948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5082" calcext:value-type="float">
            <text:p>3.75082</text:p>
          </table:table-cell>
          <table:table-cell office:value-type="float" office:value="4.40933" calcext:value-type="float">
            <text:p>4.40933</text:p>
          </table:table-cell>
          <table:table-cell office:value-type="float" office:value="2.03039" calcext:value-type="float">
            <text:p>2.03039</text:p>
          </table:table-cell>
          <table:table-cell office:value-type="float" office:value="3.51466" calcext:value-type="float">
            <text:p>3.51466</text:p>
          </table:table-cell>
          <table:table-cell office:value-type="float" office:value="3.69797" calcext:value-type="float">
            <text:p>3.69797</text:p>
          </table:table-cell>
          <table:table-cell office:value-type="float" office:value="5.42891" calcext:value-type="float">
            <text:p>5.42891</text:p>
          </table:table-cell>
          <table:table-cell office:value-type="float" office:value="3.75815" calcext:value-type="float">
            <text:p>3.75815</text:p>
          </table:table-cell>
          <table:table-cell office:value-type="float" office:value="9.4309" calcext:value-type="float">
            <text:p>9.430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045" calcext:value-type="float">
            <text:p>0.82045</text:p>
          </table:table-cell>
          <table:table-cell office:value-type="float" office:value="2.66671" calcext:value-type="float">
            <text:p>2.66671</text:p>
          </table:table-cell>
          <table:table-cell office:value-type="float" office:value="2.41115" calcext:value-type="float">
            <text:p>2.41115</text:p>
          </table:table-cell>
          <table:table-cell office:value-type="float" office:value="3.55663" calcext:value-type="float">
            <text:p>3.55663</text:p>
          </table:table-cell>
          <table:table-cell office:value-type="float" office:value="3.00939" calcext:value-type="float">
            <text:p>3.00939</text:p>
          </table:table-cell>
          <table:table-cell office:value-type="float" office:value="2.45277" calcext:value-type="float">
            <text:p>2.45277</text:p>
          </table:table-cell>
          <table:table-cell office:value-type="float" office:value="1.39122" calcext:value-type="float">
            <text:p>1.39122</text:p>
          </table:table-cell>
          <table:table-cell office:value-type="float" office:value="4.31065" calcext:value-type="float">
            <text:p>4.310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2366" calcext:value-type="float">
            <text:p>3.52366</text:p>
          </table:table-cell>
          <table:table-cell office:value-type="float" office:value="2.39244" calcext:value-type="float">
            <text:p>2.39244</text:p>
          </table:table-cell>
          <table:table-cell office:value-type="float" office:value="1.09622" calcext:value-type="float">
            <text:p>1.09622</text:p>
          </table:table-cell>
          <table:table-cell office:value-type="float" office:value="0.9248" calcext:value-type="float">
            <text:p>0.9248</text:p>
          </table:table-cell>
          <table:table-cell office:value-type="float" office:value="3.42127" calcext:value-type="float">
            <text:p>3.42127</text:p>
          </table:table-cell>
          <table:table-cell office:value-type="float" office:value="3.39152" calcext:value-type="float">
            <text:p>3.39152</text:p>
          </table:table-cell>
          <table:table-cell office:value-type="float" office:value="1.60933" calcext:value-type="float">
            <text:p>1.60933</text:p>
          </table:table-cell>
          <table:table-cell office:value-type="float" office:value="2.38498" calcext:value-type="float">
            <text:p>2.3849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7126" calcext:value-type="float">
            <text:p>2.7126</text:p>
          </table:table-cell>
          <table:table-cell office:value-type="float" office:value="2.11289" calcext:value-type="float">
            <text:p>2.11289</text:p>
          </table:table-cell>
          <table:table-cell office:value-type="float" office:value="1.99313" calcext:value-type="float">
            <text:p>1.99313</text:p>
          </table:table-cell>
          <table:table-cell office:value-type="float" office:value="2.93609" calcext:value-type="float">
            <text:p>2.93609</text:p>
          </table:table-cell>
          <table:table-cell office:value-type="float" office:value="1.69769" calcext:value-type="float">
            <text:p>1.69769</text:p>
          </table:table-cell>
          <table:table-cell office:value-type="float" office:value="2.53738" calcext:value-type="float">
            <text:p>2.53738</text:p>
          </table:table-cell>
          <table:table-cell office:value-type="float" office:value="3.82379" calcext:value-type="float">
            <text:p>3.82379</text:p>
          </table:table-cell>
          <table:table-cell office:value-type="float" office:value="1.48358" calcext:value-type="float">
            <text:p>1.4835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4.09084" calcext:value-type="float">
            <text:p>4.09084</text:p>
          </table:table-cell>
          <table:table-cell office:value-type="float" office:value="1.00351" calcext:value-type="float">
            <text:p>1.00351</text:p>
          </table:table-cell>
          <table:table-cell office:value-type="float" office:value="0.44151" calcext:value-type="float">
            <text:p>0.44151</text:p>
          </table:table-cell>
          <table:table-cell office:value-type="float" office:value="0.52317" calcext:value-type="float">
            <text:p>0.52317</text:p>
          </table:table-cell>
          <table:table-cell office:value-type="float" office:value="2.61192" calcext:value-type="float">
            <text:p>2.61192</text:p>
          </table:table-cell>
          <table:table-cell office:value-type="float" office:value="0.71846" calcext:value-type="float">
            <text:p>0.71846</text:p>
          </table:table-cell>
          <table:table-cell office:value-type="float" office:value="3.60854" calcext:value-type="float">
            <text:p>3.6085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4365" calcext:value-type="float">
            <text:p>1.14365</text:p>
          </table:table-cell>
          <table:table-cell office:value-type="float" office:value="2.03875" calcext:value-type="float">
            <text:p>2.03875</text:p>
          </table:table-cell>
          <table:table-cell office:value-type="float" office:value="2.34918" calcext:value-type="float">
            <text:p>2.34918</text:p>
          </table:table-cell>
          <table:table-cell office:value-type="float" office:value="0.19279" calcext:value-type="float">
            <text:p>0.19279</text:p>
          </table:table-cell>
          <table:table-cell office:value-type="float" office:value="2.32645" calcext:value-type="float">
            <text:p>2.32645</text:p>
          </table:table-cell>
          <table:table-cell office:value-type="float" office:value="4.26223" calcext:value-type="float">
            <text:p>4.26223</text:p>
          </table:table-cell>
          <table:table-cell office:value-type="float" office:value="0.87942" calcext:value-type="float">
            <text:p>0.87942</text:p>
          </table:table-cell>
          <table:table-cell office:value-type="float" office:value="0.8413" calcext:value-type="float">
            <text:p>0.841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534" calcext:value-type="float">
            <text:p>3.3534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1.05949" calcext:value-type="float">
            <text:p>1.05949</text:p>
          </table:table-cell>
          <table:table-cell office:value-type="float" office:value="1.28387" calcext:value-type="float">
            <text:p>1.28387</text:p>
          </table:table-cell>
          <table:table-cell office:value-type="float" office:value="2.09179" calcext:value-type="float">
            <text:p>2.09179</text:p>
          </table:table-cell>
          <table:table-cell office:value-type="float" office:value="5.19083" calcext:value-type="float">
            <text:p>5.19083</text:p>
          </table:table-cell>
          <table:table-cell office:value-type="float" office:value="4.04781" calcext:value-type="float">
            <text:p>4.04781</text:p>
          </table:table-cell>
          <table:table-cell office:value-type="float" office:value="9.51186" calcext:value-type="float">
            <text:p>9.511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9335" calcext:value-type="float">
            <text:p>3.59335</text:p>
          </table:table-cell>
          <table:table-cell office:value-type="float" office:value="0.83422" calcext:value-type="float">
            <text:p>0.83422</text:p>
          </table:table-cell>
          <table:table-cell office:value-type="float" office:value="2.16169" calcext:value-type="float">
            <text:p>2.16169</text:p>
          </table:table-cell>
          <table:table-cell office:value-type="float" office:value="2.7642" calcext:value-type="float">
            <text:p>2.7642</text:p>
          </table:table-cell>
          <table:table-cell office:value-type="float" office:value="3.29531" calcext:value-type="float">
            <text:p>3.29531</text:p>
          </table:table-cell>
          <table:table-cell office:value-type="float" office:value="2.40242" calcext:value-type="float">
            <text:p>2.40242</text:p>
          </table:table-cell>
          <table:table-cell office:value-type="float" office:value="1.52272" calcext:value-type="float">
            <text:p>1.52272</text:p>
          </table:table-cell>
          <table:table-cell office:value-type="float" office:value="2.04401" calcext:value-type="float">
            <text:p>2.044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6528" calcext:value-type="float">
            <text:p>3.86528</text:p>
          </table:table-cell>
          <table:table-cell office:value-type="float" office:value="3.7223" calcext:value-type="float">
            <text:p>3.7223</text:p>
          </table:table-cell>
          <table:table-cell office:value-type="float" office:value="2.06109" calcext:value-type="float">
            <text:p>2.06109</text:p>
          </table:table-cell>
          <table:table-cell office:value-type="float" office:value="0.38612" calcext:value-type="float">
            <text:p>0.38612</text:p>
          </table:table-cell>
          <table:table-cell office:value-type="float" office:value="3.23739" calcext:value-type="float">
            <text:p>3.23739</text:p>
          </table:table-cell>
          <table:table-cell office:value-type="float" office:value="8.3053" calcext:value-type="float">
            <text:p>8.3053</text:p>
          </table:table-cell>
          <table:table-cell office:value-type="float" office:value="3.0912" calcext:value-type="float">
            <text:p>3.0912</text:p>
          </table:table-cell>
          <table:table-cell office:value-type="float" office:value="4.40749" calcext:value-type="float">
            <text:p>4.4074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69513" calcext:value-type="float">
            <text:p>2.69513</text:p>
          </table:table-cell>
          <table:table-cell office:value-type="float" office:value="2.06523" calcext:value-type="float">
            <text:p>2.06523</text:p>
          </table:table-cell>
          <table:table-cell office:value-type="float" office:value="1.76672" calcext:value-type="float">
            <text:p>1.76672</text:p>
          </table:table-cell>
          <table:table-cell office:value-type="float" office:value="0.92286" calcext:value-type="float">
            <text:p>0.92286</text:p>
          </table:table-cell>
          <table:table-cell office:value-type="float" office:value="2.67432" calcext:value-type="float">
            <text:p>2.67432</text:p>
          </table:table-cell>
          <table:table-cell office:value-type="float" office:value="2.28356" calcext:value-type="float">
            <text:p>2.28356</text:p>
          </table:table-cell>
          <table:table-cell office:value-type="float" office:value="1.40629" calcext:value-type="float">
            <text:p>1.40629</text:p>
          </table:table-cell>
          <table:table-cell office:value-type="float" office:value="0.95225" calcext:value-type="float">
            <text:p>0.9522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1991" calcext:value-type="float">
            <text:p>1.41991</text:p>
          </table:table-cell>
          <table:table-cell office:value-type="float" office:value="2.24247" calcext:value-type="float">
            <text:p>2.24247</text:p>
          </table:table-cell>
          <table:table-cell office:value-type="float" office:value="2.07199" calcext:value-type="float">
            <text:p>2.07199</text:p>
          </table:table-cell>
          <table:table-cell office:value-type="float" office:value="0.90668" calcext:value-type="float">
            <text:p>0.90668</text:p>
          </table:table-cell>
          <table:table-cell office:value-type="float" office:value="2.84189" calcext:value-type="float">
            <text:p>2.84189</text:p>
          </table:table-cell>
          <table:table-cell office:value-type="float" office:value="3.47802" calcext:value-type="float">
            <text:p>3.47802</text:p>
          </table:table-cell>
          <table:table-cell office:value-type="float" office:value="2.22578" calcext:value-type="float">
            <text:p>2.22578</text:p>
          </table:table-cell>
          <table:table-cell office:value-type="float" office:value="1.38489" calcext:value-type="float">
            <text:p>1.3848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1.60391" calcext:value-type="float">
            <text:p>1.60391</text:p>
          </table:table-cell>
          <table:table-cell office:value-type="float" office:value="2.83018" calcext:value-type="float">
            <text:p>2.83018</text:p>
          </table:table-cell>
          <table:table-cell office:value-type="float" office:value="1.57702" calcext:value-type="float">
            <text:p>1.57702</text:p>
          </table:table-cell>
          <table:table-cell office:value-type="float" office:value="2.17533" calcext:value-type="float">
            <text:p>2.17533</text:p>
          </table:table-cell>
          <table:table-cell office:value-type="float" office:value="4.99079" calcext:value-type="float">
            <text:p>4.99079</text:p>
          </table:table-cell>
          <table:table-cell office:value-type="float" office:value="3.3349" calcext:value-type="float">
            <text:p>3.3349</text:p>
          </table:table-cell>
          <table:table-cell office:value-type="float" office:value="3.57974" calcext:value-type="float">
            <text:p>3.579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7433" calcext:value-type="float">
            <text:p>2.47433</text:p>
          </table:table-cell>
          <table:table-cell office:value-type="float" office:value="3.56926" calcext:value-type="float">
            <text:p>3.56926</text:p>
          </table:table-cell>
          <table:table-cell office:value-type="float" office:value="2.7467" calcext:value-type="float">
            <text:p>2.7467</text:p>
          </table:table-cell>
          <table:table-cell office:value-type="float" office:value="2.69878" calcext:value-type="float">
            <text:p>2.69878</text:p>
          </table:table-cell>
          <table:table-cell office:value-type="float" office:value="0.89623" calcext:value-type="float">
            <text:p>0.89623</text:p>
          </table:table-cell>
          <table:table-cell office:value-type="float" office:value="3.86746" calcext:value-type="float">
            <text:p>3.86746</text:p>
          </table:table-cell>
          <table:table-cell office:value-type="float" office:value="2.41583" calcext:value-type="float">
            <text:p>2.41583</text:p>
          </table:table-cell>
          <table:table-cell office:value-type="float" office:value="6.97251" calcext:value-type="float">
            <text:p>6.972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0304" calcext:value-type="float">
            <text:p>1.60304</text:p>
          </table:table-cell>
          <table:table-cell office:value-type="float" office:value="1.51877" calcext:value-type="float">
            <text:p>1.51877</text:p>
          </table:table-cell>
          <table:table-cell office:value-type="float" office:value="1.93863" calcext:value-type="float">
            <text:p>1.93863</text:p>
          </table:table-cell>
          <table:table-cell office:value-type="float" office:value="1.16005" calcext:value-type="float">
            <text:p>1.16005</text:p>
          </table:table-cell>
          <table:table-cell office:value-type="float" office:value="1.20966" calcext:value-type="float">
            <text:p>1.20966</text:p>
          </table:table-cell>
          <table:table-cell office:value-type="float" office:value="0.9857" calcext:value-type="float">
            <text:p>0.9857</text:p>
          </table:table-cell>
          <table:table-cell office:value-type="float" office:value="1.58992" calcext:value-type="float">
            <text:p>1.58992</text:p>
          </table:table-cell>
          <table:table-cell office:value-type="float" office:value="2.01433" calcext:value-type="float">
            <text:p>2.0143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412" calcext:value-type="float">
            <text:p>4.3412</text:p>
          </table:table-cell>
          <table:table-cell office:value-type="float" office:value="1.87935" calcext:value-type="float">
            <text:p>1.87935</text:p>
          </table:table-cell>
          <table:table-cell office:value-type="float" office:value="6.12116" calcext:value-type="float">
            <text:p>6.12116</text:p>
          </table:table-cell>
          <table:table-cell office:value-type="float" office:value="1.31744" calcext:value-type="float">
            <text:p>1.31744</text:p>
          </table:table-cell>
          <table:table-cell office:value-type="float" office:value="8.10092" calcext:value-type="float">
            <text:p>8.10092</text:p>
          </table:table-cell>
          <table:table-cell office:value-type="float" office:value="8.79744" calcext:value-type="float">
            <text:p>8.79744</text:p>
          </table:table-cell>
          <table:table-cell office:value-type="float" office:value="4.66827" calcext:value-type="float">
            <text:p>4.66827</text:p>
          </table:table-cell>
          <table:table-cell office:value-type="float" office:value="4.33028" calcext:value-type="float">
            <text:p>4.3302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0363" calcext:value-type="float">
            <text:p>3.0363</text:p>
          </table:table-cell>
          <table:table-cell office:value-type="float" office:value="2.78426" calcext:value-type="float">
            <text:p>2.78426</text:p>
          </table:table-cell>
          <table:table-cell office:value-type="float" office:value="2.51695" calcext:value-type="float">
            <text:p>2.51695</text:p>
          </table:table-cell>
          <table:table-cell office:value-type="float" office:value="4.50194" calcext:value-type="float">
            <text:p>4.50194</text:p>
          </table:table-cell>
          <table:table-cell office:value-type="float" office:value="2.84859" calcext:value-type="float">
            <text:p>2.84859</text:p>
          </table:table-cell>
          <table:table-cell office:value-type="float" office:value="2.6231" calcext:value-type="float">
            <text:p>2.6231</text:p>
          </table:table-cell>
          <table:table-cell office:value-type="float" office:value="0.34378" calcext:value-type="float">
            <text:p>0.34378</text:p>
          </table:table-cell>
          <table:table-cell office:value-type="float" office:value="10.28104" calcext:value-type="float">
            <text:p>10.2810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95107" calcext:value-type="float">
            <text:p>2.95107</text:p>
          </table:table-cell>
          <table:table-cell office:value-type="float" office:value="2.14215" calcext:value-type="float">
            <text:p>2.14215</text:p>
          </table:table-cell>
          <table:table-cell office:value-type="float" office:value="2.98926" calcext:value-type="float">
            <text:p>2.98926</text:p>
          </table:table-cell>
          <table:table-cell office:value-type="float" office:value="4.18577" calcext:value-type="float">
            <text:p>4.18577</text:p>
          </table:table-cell>
          <table:table-cell office:value-type="float" office:value="4.46455" calcext:value-type="float">
            <text:p>4.46455</text:p>
          </table:table-cell>
          <table:table-cell office:value-type="float" office:value="4.22995" calcext:value-type="float">
            <text:p>4.22995</text:p>
          </table:table-cell>
          <table:table-cell office:value-type="float" office:value="6.76155" calcext:value-type="float">
            <text:p>6.76155</text:p>
          </table:table-cell>
          <table:table-cell office:value-type="float" office:value="4.9893" calcext:value-type="float">
            <text:p>4.989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204" calcext:value-type="float">
            <text:p>0.86204</text:p>
          </table:table-cell>
          <table:table-cell office:value-type="float" office:value="2.67081" calcext:value-type="float">
            <text:p>2.67081</text:p>
          </table:table-cell>
          <table:table-cell office:value-type="float" office:value="1.42526" calcext:value-type="float">
            <text:p>1.42526</text:p>
          </table:table-cell>
          <table:table-cell office:value-type="float" office:value="1.95253" calcext:value-type="float">
            <text:p>1.95253</text:p>
          </table:table-cell>
          <table:table-cell office:value-type="float" office:value="2.84188" calcext:value-type="float">
            <text:p>2.84188</text:p>
          </table:table-cell>
          <table:table-cell office:value-type="float" office:value="1.92825" calcext:value-type="float">
            <text:p>1.92825</text:p>
          </table:table-cell>
          <table:table-cell office:value-type="float" office:value="1.29094" calcext:value-type="float">
            <text:p>1.29094</text:p>
          </table:table-cell>
          <table:table-cell office:value-type="float" office:value="3.65609" calcext:value-type="float">
            <text:p>3.6560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84739" calcext:value-type="float">
            <text:p>2.84739</text:p>
          </table:table-cell>
          <table:table-cell office:value-type="float" office:value="3.56352" calcext:value-type="float">
            <text:p>3.56352</text:p>
          </table:table-cell>
          <table:table-cell office:value-type="float" office:value="6.57622" calcext:value-type="float">
            <text:p>6.57622</text:p>
          </table:table-cell>
          <table:table-cell office:value-type="float" office:value="2.00867" calcext:value-type="float">
            <text:p>2.00867</text:p>
          </table:table-cell>
          <table:table-cell office:value-type="float" office:value="1.85006" calcext:value-type="float">
            <text:p>1.85006</text:p>
          </table:table-cell>
          <table:table-cell office:value-type="float" office:value="5.81539" calcext:value-type="float">
            <text:p>5.81539</text:p>
          </table:table-cell>
          <table:table-cell office:value-type="float" office:value="2.28368" calcext:value-type="float">
            <text:p>2.28368</text:p>
          </table:table-cell>
          <table:table-cell office:value-type="float" office:value="1.61273" calcext:value-type="float">
            <text:p>1.6127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156" calcext:value-type="float">
            <text:p>1.2156</text:p>
          </table:table-cell>
          <table:table-cell office:value-type="float" office:value="3.49012" calcext:value-type="float">
            <text:p>3.49012</text:p>
          </table:table-cell>
          <table:table-cell office:value-type="float" office:value="0.31181" calcext:value-type="float">
            <text:p>0.31181</text:p>
          </table:table-cell>
          <table:table-cell office:value-type="float" office:value="4.40951" calcext:value-type="float">
            <text:p>4.40951</text:p>
          </table:table-cell>
          <table:table-cell office:value-type="float" office:value="4.07763" calcext:value-type="float">
            <text:p>4.07763</text:p>
          </table:table-cell>
          <table:table-cell office:value-type="float" office:value="4.94718" calcext:value-type="float">
            <text:p>4.94718</text:p>
          </table:table-cell>
          <table:table-cell office:value-type="float" office:value="1.57169" calcext:value-type="float">
            <text:p>1.57169</text:p>
          </table:table-cell>
          <table:table-cell office:value-type="float" office:value="1.29878" calcext:value-type="float">
            <text:p>1.2987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84021" calcext:value-type="float">
            <text:p>2.84021</text:p>
          </table:table-cell>
          <table:table-cell office:value-type="float" office:value="1.19196" calcext:value-type="float">
            <text:p>1.19196</text:p>
          </table:table-cell>
          <table:table-cell office:value-type="float" office:value="1.89756" calcext:value-type="float">
            <text:p>1.89756</text:p>
          </table:table-cell>
          <table:table-cell office:value-type="float" office:value="1.70835" calcext:value-type="float">
            <text:p>1.70835</text:p>
          </table:table-cell>
          <table:table-cell office:value-type="float" office:value="3.01516" calcext:value-type="float">
            <text:p>3.01516</text:p>
          </table:table-cell>
          <table:table-cell office:value-type="float" office:value="2.32477" calcext:value-type="float">
            <text:p>2.32477</text:p>
          </table:table-cell>
          <table:table-cell office:value-type="float" office:value="1.54767" calcext:value-type="float">
            <text:p>1.54767</text:p>
          </table:table-cell>
          <table:table-cell office:value-type="float" office:value="6.31565" calcext:value-type="float">
            <text:p>6.3156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45171" calcext:value-type="float">
            <text:p>3.45171</text:p>
          </table:table-cell>
          <table:table-cell office:value-type="float" office:value="2.72952" calcext:value-type="float">
            <text:p>2.72952</text:p>
          </table:table-cell>
          <table:table-cell office:value-type="float" office:value="2.3292" calcext:value-type="float">
            <text:p>2.3292</text:p>
          </table:table-cell>
          <table:table-cell office:value-type="float" office:value="5.58211" calcext:value-type="float">
            <text:p>5.58211</text:p>
          </table:table-cell>
          <table:table-cell office:value-type="float" office:value="3.50396" calcext:value-type="float">
            <text:p>3.50396</text:p>
          </table:table-cell>
          <table:table-cell office:value-type="float" office:value="5.76841" calcext:value-type="float">
            <text:p>5.76841</text:p>
          </table:table-cell>
          <table:table-cell office:value-type="float" office:value="5.02487" calcext:value-type="float">
            <text:p>5.02487</text:p>
          </table:table-cell>
          <table:table-cell office:value-type="float" office:value="5.13805" calcext:value-type="float">
            <text:p>5.1380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3145" calcext:value-type="float">
            <text:p>3.03145</text:p>
          </table:table-cell>
          <table:table-cell office:value-type="float" office:value="6.54901" calcext:value-type="float">
            <text:p>6.54901</text:p>
          </table:table-cell>
          <table:table-cell office:value-type="float" office:value="5.76327" calcext:value-type="float">
            <text:p>5.76327</text:p>
          </table:table-cell>
          <table:table-cell office:value-type="float" office:value="5.11298" calcext:value-type="float">
            <text:p>5.11298</text:p>
          </table:table-cell>
          <table:table-cell office:value-type="float" office:value="4.32304" calcext:value-type="float">
            <text:p>4.32304</text:p>
          </table:table-cell>
          <table:table-cell office:value-type="float" office:value="5.27359" calcext:value-type="float">
            <text:p>5.27359</text:p>
          </table:table-cell>
          <table:table-cell office:value-type="float" office:value="3.67852" calcext:value-type="float">
            <text:p>3.67852</text:p>
          </table:table-cell>
          <table:table-cell office:value-type="float" office:value="2.85262" calcext:value-type="float">
            <text:p>2.8526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65173" calcext:value-type="float">
            <text:p>1.65173</text:p>
          </table:table-cell>
          <table:table-cell office:value-type="float" office:value="2.91633" calcext:value-type="float">
            <text:p>2.91633</text:p>
          </table:table-cell>
          <table:table-cell office:value-type="float" office:value="3.69166" calcext:value-type="float">
            <text:p>3.69166</text:p>
          </table:table-cell>
          <table:table-cell office:value-type="float" office:value="4.72709" calcext:value-type="float">
            <text:p>4.72709</text:p>
          </table:table-cell>
          <table:table-cell office:value-type="float" office:value="3.18561" calcext:value-type="float">
            <text:p>3.18561</text:p>
          </table:table-cell>
          <table:table-cell office:value-type="float" office:value="2.04734" calcext:value-type="float">
            <text:p>2.04734</text:p>
          </table:table-cell>
          <table:table-cell office:value-type="float" office:value="2.84734" calcext:value-type="float">
            <text:p>2.84734</text:p>
          </table:table-cell>
          <table:table-cell office:value-type="float" office:value="3.11928" calcext:value-type="float">
            <text:p>3.1192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96379" calcext:value-type="float">
            <text:p>1.96379</text:p>
          </table:table-cell>
          <table:table-cell office:value-type="float" office:value="1.39439" calcext:value-type="float">
            <text:p>1.39439</text:p>
          </table:table-cell>
          <table:table-cell office:value-type="float" office:value="5.6553" calcext:value-type="float">
            <text:p>5.6553</text:p>
          </table:table-cell>
          <table:table-cell office:value-type="float" office:value="2.72994" calcext:value-type="float">
            <text:p>2.72994</text:p>
          </table:table-cell>
          <table:table-cell office:value-type="float" office:value="0.90561" calcext:value-type="float">
            <text:p>0.90561</text:p>
          </table:table-cell>
          <table:table-cell office:value-type="float" office:value="2.6346" calcext:value-type="float">
            <text:p>2.6346</text:p>
          </table:table-cell>
          <table:table-cell office:value-type="float" office:value="3.57779" calcext:value-type="float">
            <text:p>3.57779</text:p>
          </table:table-cell>
          <table:table-cell office:value-type="float" office:value="2.36085" calcext:value-type="float">
            <text:p>2.3608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2884" calcext:value-type="float">
            <text:p>1.52884</text:p>
          </table:table-cell>
          <table:table-cell office:value-type="float" office:value="2.74021" calcext:value-type="float">
            <text:p>2.74021</text:p>
          </table:table-cell>
          <table:table-cell office:value-type="float" office:value="1.89671" calcext:value-type="float">
            <text:p>1.89671</text:p>
          </table:table-cell>
          <table:table-cell office:value-type="float" office:value="1.94659" calcext:value-type="float">
            <text:p>1.94659</text:p>
          </table:table-cell>
          <table:table-cell office:value-type="float" office:value="3.57254" calcext:value-type="float">
            <text:p>3.57254</text:p>
          </table:table-cell>
          <table:table-cell office:value-type="float" office:value="2.29807" calcext:value-type="float">
            <text:p>2.29807</text:p>
          </table:table-cell>
          <table:table-cell office:value-type="float" office:value="0.29464" calcext:value-type="float">
            <text:p>0.29464</text:p>
          </table:table-cell>
          <table:table-cell office:value-type="float" office:value="1.26715" calcext:value-type="float">
            <text:p>1.2671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4591" calcext:value-type="float">
            <text:p>1.94591</text:p>
          </table:table-cell>
          <table:table-cell office:value-type="float" office:value="1.14624" calcext:value-type="float">
            <text:p>1.14624</text:p>
          </table:table-cell>
          <table:table-cell office:value-type="float" office:value="0.07716" calcext:value-type="float">
            <text:p>0.07716</text:p>
          </table:table-cell>
          <table:table-cell office:value-type="float" office:value="2.41343" calcext:value-type="float">
            <text:p>2.41343</text:p>
          </table:table-cell>
          <table:table-cell office:value-type="float" office:value="3.08899" calcext:value-type="float">
            <text:p>3.08899</text:p>
          </table:table-cell>
          <table:table-cell office:value-type="float" office:value="2.91437" calcext:value-type="float">
            <text:p>2.91437</text:p>
          </table:table-cell>
          <table:table-cell office:value-type="float" office:value="2.28703" calcext:value-type="float">
            <text:p>2.28703</text:p>
          </table:table-cell>
          <table:table-cell office:value-type="float" office:value="0.84501" calcext:value-type="float">
            <text:p>0.8450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976" calcext:value-type="float">
            <text:p>1.47976</text:p>
          </table:table-cell>
          <table:table-cell office:value-type="float" office:value="1.75717" calcext:value-type="float">
            <text:p>1.75717</text:p>
          </table:table-cell>
          <table:table-cell office:value-type="float" office:value="1.4879" calcext:value-type="float">
            <text:p>1.4879</text:p>
          </table:table-cell>
          <table:table-cell office:value-type="float" office:value="1.66658" calcext:value-type="float">
            <text:p>1.66658</text:p>
          </table:table-cell>
          <table:table-cell office:value-type="float" office:value="2.98017" calcext:value-type="float">
            <text:p>2.98017</text:p>
          </table:table-cell>
          <table:table-cell office:value-type="float" office:value="4.79733" calcext:value-type="float">
            <text:p>4.79733</text:p>
          </table:table-cell>
          <table:table-cell office:value-type="float" office:value="4.78703" calcext:value-type="float">
            <text:p>4.78703</text:p>
          </table:table-cell>
          <table:table-cell office:value-type="float" office:value="1.35458" calcext:value-type="float">
            <text:p>1.354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92183" calcext:value-type="float">
            <text:p>1.92183</text:p>
          </table:table-cell>
          <table:table-cell office:value-type="float" office:value="0.71647" calcext:value-type="float">
            <text:p>0.71647</text:p>
          </table:table-cell>
          <table:table-cell office:value-type="float" office:value="0.63891" calcext:value-type="float">
            <text:p>0.63891</text:p>
          </table:table-cell>
          <table:table-cell office:value-type="float" office:value="2.55045" calcext:value-type="float">
            <text:p>2.55045</text:p>
          </table:table-cell>
          <table:table-cell office:value-type="float" office:value="4.19794" calcext:value-type="float">
            <text:p>4.19794</text:p>
          </table:table-cell>
          <table:table-cell office:value-type="float" office:value="1.62423" calcext:value-type="float">
            <text:p>1.62423</text:p>
          </table:table-cell>
          <table:table-cell office:value-type="float" office:value="2.20394" calcext:value-type="float">
            <text:p>2.20394</text:p>
          </table:table-cell>
          <table:table-cell office:value-type="float" office:value="2.47017" calcext:value-type="float">
            <text:p>2.4701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26222" calcext:value-type="float">
            <text:p>3.26222</text:p>
          </table:table-cell>
          <table:table-cell office:value-type="float" office:value="2.90359" calcext:value-type="float">
            <text:p>2.90359</text:p>
          </table:table-cell>
          <table:table-cell office:value-type="float" office:value="3.19892" calcext:value-type="float">
            <text:p>3.19892</text:p>
          </table:table-cell>
          <table:table-cell office:value-type="float" office:value="5.21364" calcext:value-type="float">
            <text:p>5.21364</text:p>
          </table:table-cell>
          <table:table-cell office:value-type="float" office:value="3.01245" calcext:value-type="float">
            <text:p>3.01245</text:p>
          </table:table-cell>
          <table:table-cell office:value-type="float" office:value="4.81246" calcext:value-type="float">
            <text:p>4.81246</text:p>
          </table:table-cell>
          <table:table-cell office:value-type="float" office:value="0.40429" calcext:value-type="float">
            <text:p>0.40429</text:p>
          </table:table-cell>
          <table:table-cell office:value-type="float" office:value="1.11523" calcext:value-type="float">
            <text:p>1.1152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8817" calcext:value-type="float">
            <text:p>1.58817</text:p>
          </table:table-cell>
          <table:table-cell office:value-type="float" office:value="1.82379" calcext:value-type="float">
            <text:p>1.82379</text:p>
          </table:table-cell>
          <table:table-cell office:value-type="float" office:value="1.94126" calcext:value-type="float">
            <text:p>1.94126</text:p>
          </table:table-cell>
          <table:table-cell office:value-type="float" office:value="1.5511" calcext:value-type="float">
            <text:p>1.5511</text:p>
          </table:table-cell>
          <table:table-cell office:value-type="float" office:value="0.26017" calcext:value-type="float">
            <text:p>0.26017</text:p>
          </table:table-cell>
          <table:table-cell office:value-type="float" office:value="3.49721" calcext:value-type="float">
            <text:p>3.49721</text:p>
          </table:table-cell>
          <table:table-cell office:value-type="float" office:value="3.49472" calcext:value-type="float">
            <text:p>3.49472</text:p>
          </table:table-cell>
          <table:table-cell office:value-type="float" office:value="1.96483" calcext:value-type="float">
            <text:p>1.9648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9928" calcext:value-type="float">
            <text:p>1.39928</text:p>
          </table:table-cell>
          <table:table-cell office:value-type="float" office:value="3.04174" calcext:value-type="float">
            <text:p>3.04174</text:p>
          </table:table-cell>
          <table:table-cell office:value-type="float" office:value="1.28074" calcext:value-type="float">
            <text:p>1.28074</text:p>
          </table:table-cell>
          <table:table-cell office:value-type="float" office:value="1.59862" calcext:value-type="float">
            <text:p>1.59862</text:p>
          </table:table-cell>
          <table:table-cell office:value-type="float" office:value="0.526" calcext:value-type="float">
            <text:p>0.526</text:p>
          </table:table-cell>
          <table:table-cell office:value-type="float" office:value="1.8856" calcext:value-type="float">
            <text:p>1.8856</text:p>
          </table:table-cell>
          <table:table-cell office:value-type="float" office:value="0.93202" calcext:value-type="float">
            <text:p>0.93202</text:p>
          </table:table-cell>
          <table:table-cell office:value-type="float" office:value="1.00597" calcext:value-type="float">
            <text:p>1.0059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3951" calcext:value-type="float">
            <text:p>2.63951</text:p>
          </table:table-cell>
          <table:table-cell office:value-type="float" office:value="1.13707" calcext:value-type="float">
            <text:p>1.13707</text:p>
          </table:table-cell>
          <table:table-cell office:value-type="float" office:value="0.8365" calcext:value-type="float">
            <text:p>0.8365</text:p>
          </table:table-cell>
          <table:table-cell office:value-type="float" office:value="3.49777" calcext:value-type="float">
            <text:p>3.49777</text:p>
          </table:table-cell>
          <table:table-cell office:value-type="float" office:value="1.73811" calcext:value-type="float">
            <text:p>1.73811</text:p>
          </table:table-cell>
          <table:table-cell office:value-type="float" office:value="0.82416" calcext:value-type="float">
            <text:p>0.82416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.54376" calcext:value-type="float">
            <text:p>1.5437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77011" calcext:value-type="float">
            <text:p>3.77011</text:p>
          </table:table-cell>
          <table:table-cell office:value-type="float" office:value="1.15527" calcext:value-type="float">
            <text:p>1.15527</text:p>
          </table:table-cell>
          <table:table-cell office:value-type="float" office:value="3.76738" calcext:value-type="float">
            <text:p>3.76738</text:p>
          </table:table-cell>
          <table:table-cell office:value-type="float" office:value="3.39168" calcext:value-type="float">
            <text:p>3.39168</text:p>
          </table:table-cell>
          <table:table-cell office:value-type="float" office:value="1.08671" calcext:value-type="float">
            <text:p>1.08671</text:p>
          </table:table-cell>
          <table:table-cell office:value-type="float" office:value="1.51355" calcext:value-type="float">
            <text:p>1.51355</text:p>
          </table:table-cell>
          <table:table-cell office:value-type="float" office:value="6.97566" calcext:value-type="float">
            <text:p>6.97566</text:p>
          </table:table-cell>
          <table:table-cell office:value-type="float" office:value="1.9712" calcext:value-type="float">
            <text:p>1.971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4637" calcext:value-type="float">
            <text:p>1.54637</text:p>
          </table:table-cell>
          <table:table-cell office:value-type="float" office:value="2.01506" calcext:value-type="float">
            <text:p>2.01506</text:p>
          </table:table-cell>
          <table:table-cell office:value-type="float" office:value="2.40718" calcext:value-type="float">
            <text:p>2.40718</text:p>
          </table:table-cell>
          <table:table-cell office:value-type="float" office:value="3.46222" calcext:value-type="float">
            <text:p>3.46222</text:p>
          </table:table-cell>
          <table:table-cell office:value-type="float" office:value="3.4977" calcext:value-type="float">
            <text:p>3.4977</text:p>
          </table:table-cell>
          <table:table-cell office:value-type="float" office:value="0.99043" calcext:value-type="float">
            <text:p>0.99043</text:p>
          </table:table-cell>
          <table:table-cell office:value-type="float" office:value="1.21054" calcext:value-type="float">
            <text:p>1.21054</text:p>
          </table:table-cell>
          <table:table-cell office:value-type="float" office:value="1.45687" calcext:value-type="float">
            <text:p>1.4568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5.0025" calcext:value-type="float">
            <text:p>5.0025</text:p>
          </table:table-cell>
          <table:table-cell office:value-type="float" office:value="4.52882" calcext:value-type="float">
            <text:p>4.52882</text:p>
          </table:table-cell>
          <table:table-cell office:value-type="float" office:value="0.5652" calcext:value-type="float">
            <text:p>0.5652</text:p>
          </table:table-cell>
          <table:table-cell office:value-type="float" office:value="2.08934" calcext:value-type="float">
            <text:p>2.08934</text:p>
          </table:table-cell>
          <table:table-cell office:value-type="float" office:value="3.42302" calcext:value-type="float">
            <text:p>3.42302</text:p>
          </table:table-cell>
          <table:table-cell office:value-type="float" office:value="3.08316" calcext:value-type="float">
            <text:p>3.08316</text:p>
          </table:table-cell>
          <table:table-cell office:value-type="float" office:value="2.97948" calcext:value-type="float">
            <text:p>2.9794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6763" calcext:value-type="float">
            <text:p>3.16763</text:p>
          </table:table-cell>
          <table:table-cell office:value-type="float" office:value="1.15864" calcext:value-type="float">
            <text:p>1.15864</text:p>
          </table:table-cell>
          <table:table-cell office:value-type="float" office:value="0.33863" calcext:value-type="float">
            <text:p>0.33863</text:p>
          </table:table-cell>
          <table:table-cell office:value-type="float" office:value="3.6515" calcext:value-type="float">
            <text:p>3.6515</text:p>
          </table:table-cell>
          <table:table-cell office:value-type="float" office:value="6.05324" calcext:value-type="float">
            <text:p>6.05324</text:p>
          </table:table-cell>
          <table:table-cell office:value-type="float" office:value="9.52295" calcext:value-type="float">
            <text:p>9.52295</text:p>
          </table:table-cell>
          <table:table-cell office:value-type="float" office:value="6.12648" calcext:value-type="float">
            <text:p>6.12648</text:p>
          </table:table-cell>
          <table:table-cell office:value-type="float" office:value="3.2683" calcext:value-type="float">
            <text:p>3.268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8743" calcext:value-type="float">
            <text:p>1.48743</text:p>
          </table:table-cell>
          <table:table-cell office:value-type="float" office:value="2.9874" calcext:value-type="float">
            <text:p>2.9874</text:p>
          </table:table-cell>
          <table:table-cell office:value-type="float" office:value="6.39714" calcext:value-type="float">
            <text:p>6.39714</text:p>
          </table:table-cell>
          <table:table-cell office:value-type="float" office:value="2.7066" calcext:value-type="float">
            <text:p>2.7066</text:p>
          </table:table-cell>
          <table:table-cell office:value-type="float" office:value="5.49416" calcext:value-type="float">
            <text:p>5.49416</text:p>
          </table:table-cell>
          <table:table-cell office:value-type="float" office:value="1.75648" calcext:value-type="float">
            <text:p>1.75648</text:p>
          </table:table-cell>
          <table:table-cell office:value-type="float" office:value="1.84939" calcext:value-type="float">
            <text:p>1.84939</text:p>
          </table:table-cell>
          <table:table-cell office:value-type="float" office:value="2.07933" calcext:value-type="float">
            <text:p>2.0793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0773" calcext:value-type="float">
            <text:p>3.60773</text:p>
          </table:table-cell>
          <table:table-cell office:value-type="float" office:value="3.2073" calcext:value-type="float">
            <text:p>3.2073</text:p>
          </table:table-cell>
          <table:table-cell office:value-type="float" office:value="3.51818" calcext:value-type="float">
            <text:p>3.51818</text:p>
          </table:table-cell>
          <table:table-cell office:value-type="float" office:value="2.22221" calcext:value-type="float">
            <text:p>2.22221</text:p>
          </table:table-cell>
          <table:table-cell office:value-type="float" office:value="1.45051" calcext:value-type="float">
            <text:p>1.45051</text:p>
          </table:table-cell>
          <table:table-cell office:value-type="float" office:value="4.5348" calcext:value-type="float">
            <text:p>4.5348</text:p>
          </table:table-cell>
          <table:table-cell office:value-type="float" office:value="4.17441" calcext:value-type="float">
            <text:p>4.17441</text:p>
          </table:table-cell>
          <table:table-cell office:value-type="float" office:value="3.17002" calcext:value-type="float">
            <text:p>3.1700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8334" calcext:value-type="float">
            <text:p>4.38334</text:p>
          </table:table-cell>
          <table:table-cell office:value-type="float" office:value="3.00431" calcext:value-type="float">
            <text:p>3.00431</text:p>
          </table:table-cell>
          <table:table-cell office:value-type="float" office:value="0.53612" calcext:value-type="float">
            <text:p>0.53612</text:p>
          </table:table-cell>
          <table:table-cell office:value-type="float" office:value="2.90421" calcext:value-type="float">
            <text:p>2.90421</text:p>
          </table:table-cell>
          <table:table-cell office:value-type="float" office:value="3.57911" calcext:value-type="float">
            <text:p>3.57911</text:p>
          </table:table-cell>
          <table:table-cell office:value-type="float" office:value="3.23529" calcext:value-type="float">
            <text:p>3.23529</text:p>
          </table:table-cell>
          <table:table-cell office:value-type="float" office:value="1.5588" calcext:value-type="float">
            <text:p>1.5588</text:p>
          </table:table-cell>
          <table:table-cell office:value-type="float" office:value="4.44463" calcext:value-type="float">
            <text:p>4.4446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2481" calcext:value-type="float">
            <text:p>2.2481</text:p>
          </table:table-cell>
          <table:table-cell office:value-type="float" office:value="2.38759" calcext:value-type="float">
            <text:p>2.38759</text:p>
          </table:table-cell>
          <table:table-cell office:value-type="float" office:value="3.5926" calcext:value-type="float">
            <text:p>3.5926</text:p>
          </table:table-cell>
          <table:table-cell office:value-type="float" office:value="3.43867" calcext:value-type="float">
            <text:p>3.43867</text:p>
          </table:table-cell>
          <table:table-cell office:value-type="float" office:value="2.47377" calcext:value-type="float">
            <text:p>2.47377</text:p>
          </table:table-cell>
          <table:table-cell office:value-type="float" office:value="3.30363" calcext:value-type="float">
            <text:p>3.30363</text:p>
          </table:table-cell>
          <table:table-cell office:value-type="float" office:value="4.48039" calcext:value-type="float">
            <text:p>4.48039</text:p>
          </table:table-cell>
          <table:table-cell office:value-type="float" office:value="2.926" calcext:value-type="float">
            <text:p>2.92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98577" calcext:value-type="float">
            <text:p>2.98577</text:p>
          </table:table-cell>
          <table:table-cell office:value-type="float" office:value="4.2351" calcext:value-type="float">
            <text:p>4.2351</text:p>
          </table:table-cell>
          <table:table-cell office:value-type="float" office:value="3.56203" calcext:value-type="float">
            <text:p>3.56203</text:p>
          </table:table-cell>
          <table:table-cell office:value-type="float" office:value="6.35142" calcext:value-type="float">
            <text:p>6.35142</text:p>
          </table:table-cell>
          <table:table-cell office:value-type="float" office:value="7.18128" calcext:value-type="float">
            <text:p>7.18128</text:p>
          </table:table-cell>
          <table:table-cell office:value-type="float" office:value="4.21378" calcext:value-type="float">
            <text:p>4.21378</text:p>
          </table:table-cell>
          <table:table-cell office:value-type="float" office:value="3.39249" calcext:value-type="float">
            <text:p>3.39249</text:p>
          </table:table-cell>
          <table:table-cell office:value-type="float" office:value="3.8683" calcext:value-type="float">
            <text:p>3.86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4863" calcext:value-type="float">
            <text:p>2.74863</text:p>
          </table:table-cell>
          <table:table-cell office:value-type="float" office:value="2.02525" calcext:value-type="float">
            <text:p>2.02525</text:p>
          </table:table-cell>
          <table:table-cell office:value-type="float" office:value="2.34445" calcext:value-type="float">
            <text:p>2.34445</text:p>
          </table:table-cell>
          <table:table-cell office:value-type="float" office:value="2.61433" calcext:value-type="float">
            <text:p>2.61433</text:p>
          </table:table-cell>
          <table:table-cell office:value-type="float" office:value="2.37887" calcext:value-type="float">
            <text:p>2.37887</text:p>
          </table:table-cell>
          <table:table-cell office:value-type="float" office:value="1.27926" calcext:value-type="float">
            <text:p>1.27926</text:p>
          </table:table-cell>
          <table:table-cell office:value-type="float" office:value="3.31244" calcext:value-type="float">
            <text:p>3.31244</text:p>
          </table:table-cell>
          <table:table-cell office:value-type="float" office:value="2.57316" calcext:value-type="float">
            <text:p>2.5731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6382" calcext:value-type="float">
            <text:p>0.26382</text:p>
          </table:table-cell>
          <table:table-cell office:value-type="float" office:value="2.15786" calcext:value-type="float">
            <text:p>2.15786</text:p>
          </table:table-cell>
          <table:table-cell office:value-type="float" office:value="1.4909" calcext:value-type="float">
            <text:p>1.4909</text:p>
          </table:table-cell>
          <table:table-cell office:value-type="float" office:value="3.36767" calcext:value-type="float">
            <text:p>3.36767</text:p>
          </table:table-cell>
          <table:table-cell office:value-type="float" office:value="2.00113" calcext:value-type="float">
            <text:p>2.00113</text:p>
          </table:table-cell>
          <table:table-cell office:value-type="float" office:value="1.26543" calcext:value-type="float">
            <text:p>1.26543</text:p>
          </table:table-cell>
          <table:table-cell office:value-type="float" office:value="2.51286" calcext:value-type="float">
            <text:p>2.51286</text:p>
          </table:table-cell>
          <table:table-cell office:value-type="float" office:value="0.35897" calcext:value-type="float">
            <text:p>0.3589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7424" calcext:value-type="float">
            <text:p>0.97424</text:p>
          </table:table-cell>
          <table:table-cell office:value-type="float" office:value="1.76858" calcext:value-type="float">
            <text:p>1.76858</text:p>
          </table:table-cell>
          <table:table-cell office:value-type="float" office:value="1.61467" calcext:value-type="float">
            <text:p>1.61467</text:p>
          </table:table-cell>
          <table:table-cell office:value-type="float" office:value="0.99524" calcext:value-type="float">
            <text:p>0.99524</text:p>
          </table:table-cell>
          <table:table-cell office:value-type="float" office:value="1.21844" calcext:value-type="float">
            <text:p>1.21844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.83971" calcext:value-type="float">
            <text:p>1.83971</text:p>
          </table:table-cell>
          <table:table-cell office:value-type="float" office:value="0.93087" calcext:value-type="float">
            <text:p>0.9308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34881" calcext:value-type="float">
            <text:p>1.34881</text:p>
          </table:table-cell>
          <table:table-cell office:value-type="float" office:value="2.26006" calcext:value-type="float">
            <text:p>2.26006</text:p>
          </table:table-cell>
          <table:table-cell office:value-type="float" office:value="3.08045" calcext:value-type="float">
            <text:p>3.08045</text:p>
          </table:table-cell>
          <table:table-cell office:value-type="float" office:value="2.64889" calcext:value-type="float">
            <text:p>2.64889</text:p>
          </table:table-cell>
          <table:table-cell office:value-type="float" office:value="1.96955" calcext:value-type="float">
            <text:p>1.96955</text:p>
          </table:table-cell>
          <table:table-cell office:value-type="float" office:value="3.52855" calcext:value-type="float">
            <text:p>3.52855</text:p>
          </table:table-cell>
          <table:table-cell office:value-type="float" office:value="2.29146" calcext:value-type="float">
            <text:p>2.29146</text:p>
          </table:table-cell>
          <table:table-cell office:value-type="float" office:value="2.07039" calcext:value-type="float">
            <text:p>2.0703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3212" calcext:value-type="float">
            <text:p>2.93212</text:p>
          </table:table-cell>
          <table:table-cell office:value-type="float" office:value="2.24748" calcext:value-type="float">
            <text:p>2.24748</text:p>
          </table:table-cell>
          <table:table-cell office:value-type="float" office:value="2.85952" calcext:value-type="float">
            <text:p>2.85952</text:p>
          </table:table-cell>
          <table:table-cell office:value-type="float" office:value="2.28839" calcext:value-type="float">
            <text:p>2.28839</text:p>
          </table:table-cell>
          <table:table-cell office:value-type="float" office:value="0.72007" calcext:value-type="float">
            <text:p>0.72007</text:p>
          </table:table-cell>
          <table:table-cell office:value-type="float" office:value="1.91752" calcext:value-type="float">
            <text:p>1.91752</text:p>
          </table:table-cell>
          <table:table-cell office:value-type="float" office:value="1.64208" calcext:value-type="float">
            <text:p>1.64208</text:p>
          </table:table-cell>
          <table:table-cell office:value-type="float" office:value="3.38098" calcext:value-type="float">
            <text:p>3.3809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36" calcext:value-type="float">
            <text:p>1.536</text:p>
          </table:table-cell>
          <table:table-cell office:value-type="float" office:value="2.12491" calcext:value-type="float">
            <text:p>2.12491</text:p>
          </table:table-cell>
          <table:table-cell office:value-type="float" office:value="0.51325" calcext:value-type="float">
            <text:p>0.51325</text:p>
          </table:table-cell>
          <table:table-cell office:value-type="float" office:value="3.56865" calcext:value-type="float">
            <text:p>3.56865</text:p>
          </table:table-cell>
          <table:table-cell office:value-type="float" office:value="5.03105" calcext:value-type="float">
            <text:p>5.03105</text:p>
          </table:table-cell>
          <table:table-cell office:value-type="float" office:value="3.52204" calcext:value-type="float">
            <text:p>3.52204</text:p>
          </table:table-cell>
          <table:table-cell office:value-type="float" office:value="2.90642" calcext:value-type="float">
            <text:p>2.90642</text:p>
          </table:table-cell>
          <table:table-cell office:value-type="float" office:value="2.56236" calcext:value-type="float">
            <text:p>2.5623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92859" calcext:value-type="float">
            <text:p>2.92859</text:p>
          </table:table-cell>
          <table:table-cell office:value-type="float" office:value="4.43364" calcext:value-type="float">
            <text:p>4.43364</text:p>
          </table:table-cell>
          <table:table-cell office:value-type="float" office:value="3.82084" calcext:value-type="float">
            <text:p>3.82084</text:p>
          </table:table-cell>
          <table:table-cell office:value-type="float" office:value="3.82948" calcext:value-type="float">
            <text:p>3.82948</text:p>
          </table:table-cell>
          <table:table-cell office:value-type="float" office:value="2.35155" calcext:value-type="float">
            <text:p>2.35155</text:p>
          </table:table-cell>
          <table:table-cell office:value-type="float" office:value="2.90395" calcext:value-type="float">
            <text:p>2.90395</text:p>
          </table:table-cell>
          <table:table-cell office:value-type="float" office:value="3.38918" calcext:value-type="float">
            <text:p>3.38918</text:p>
          </table:table-cell>
          <table:table-cell office:value-type="float" office:value="1.50826" calcext:value-type="float">
            <text:p>1.5082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4179" calcext:value-type="float">
            <text:p>2.34179</text:p>
          </table:table-cell>
          <table:table-cell office:value-type="float" office:value="1.28162" calcext:value-type="float">
            <text:p>1.28162</text:p>
          </table:table-cell>
          <table:table-cell office:value-type="float" office:value="2.18876" calcext:value-type="float">
            <text:p>2.18876</text:p>
          </table:table-cell>
          <table:table-cell office:value-type="float" office:value="2.80482" calcext:value-type="float">
            <text:p>2.80482</text:p>
          </table:table-cell>
          <table:table-cell office:value-type="float" office:value="1.54078" calcext:value-type="float">
            <text:p>1.54078</text:p>
          </table:table-cell>
          <table:table-cell office:value-type="float" office:value="1.13438" calcext:value-type="float">
            <text:p>1.13438</text:p>
          </table:table-cell>
          <table:table-cell office:value-type="float" office:value="1.19131" calcext:value-type="float">
            <text:p>1.19131</text:p>
          </table:table-cell>
          <table:table-cell office:value-type="float" office:value="3.17445" calcext:value-type="float">
            <text:p>3.1744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8743" calcext:value-type="float">
            <text:p>1.38743</text:p>
          </table:table-cell>
          <table:table-cell office:value-type="float" office:value="2.53597" calcext:value-type="float">
            <text:p>2.53597</text:p>
          </table:table-cell>
          <table:table-cell office:value-type="float" office:value="2.05461" calcext:value-type="float">
            <text:p>2.05461</text:p>
          </table:table-cell>
          <table:table-cell office:value-type="float" office:value="2.6624" calcext:value-type="float">
            <text:p>2.6624</text:p>
          </table:table-cell>
          <table:table-cell office:value-type="float" office:value="4.51542" calcext:value-type="float">
            <text:p>4.51542</text:p>
          </table:table-cell>
          <table:table-cell office:value-type="float" office:value="4.39959" calcext:value-type="float">
            <text:p>4.39959</text:p>
          </table:table-cell>
          <table:table-cell office:value-type="float" office:value="3.01866" calcext:value-type="float">
            <text:p>3.01866</text:p>
          </table:table-cell>
          <table:table-cell office:value-type="float" office:value="2.06985" calcext:value-type="float">
            <text:p>2.0698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29799" calcext:value-type="float">
            <text:p>1.29799</text:p>
          </table:table-cell>
          <table:table-cell office:value-type="float" office:value="1.51044" calcext:value-type="float">
            <text:p>1.51044</text:p>
          </table:table-cell>
          <table:table-cell office:value-type="float" office:value="2.18095" calcext:value-type="float">
            <text:p>2.18095</text:p>
          </table:table-cell>
          <table:table-cell office:value-type="float" office:value="1.49374" calcext:value-type="float">
            <text:p>1.49374</text:p>
          </table:table-cell>
          <table:table-cell office:value-type="float" office:value="2.04639" calcext:value-type="float">
            <text:p>2.04639</text:p>
          </table:table-cell>
          <table:table-cell office:value-type="float" office:value="3.36914" calcext:value-type="float">
            <text:p>3.36914</text:p>
          </table:table-cell>
          <table:table-cell office:value-type="float" office:value="1.71664" calcext:value-type="float">
            <text:p>1.71664</text:p>
          </table:table-cell>
          <table:table-cell office:value-type="float" office:value="1.36406" calcext:value-type="float">
            <text:p>1.364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228" calcext:value-type="float">
            <text:p>0.96228</text:p>
          </table:table-cell>
          <table:table-cell office:value-type="float" office:value="1.41196" calcext:value-type="float">
            <text:p>1.41196</text:p>
          </table:table-cell>
          <table:table-cell office:value-type="float" office:value="0.98035" calcext:value-type="float">
            <text:p>0.98035</text:p>
          </table:table-cell>
          <table:table-cell office:value-type="float" office:value="1.04703" calcext:value-type="float">
            <text:p>1.04703</text:p>
          </table:table-cell>
          <table:table-cell office:value-type="float" office:value="0.82579" calcext:value-type="float">
            <text:p>0.82579</text:p>
          </table:table-cell>
          <table:table-cell office:value-type="float" office:value="0.71539" calcext:value-type="float">
            <text:p>0.71539</text:p>
          </table:table-cell>
          <table:table-cell office:value-type="float" office:value="0.70206" calcext:value-type="float">
            <text:p>0.70206</text:p>
          </table:table-cell>
          <table:table-cell office:value-type="float" office:value="2.50399" calcext:value-type="float">
            <text:p>2.5039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5177" calcext:value-type="float">
            <text:p>1.5177</text:p>
          </table:table-cell>
          <table:table-cell office:value-type="float" office:value="2.14885" calcext:value-type="float">
            <text:p>2.14885</text:p>
          </table:table-cell>
          <table:table-cell office:value-type="float" office:value="0.49574" calcext:value-type="float">
            <text:p>0.49574</text:p>
          </table:table-cell>
          <table:table-cell office:value-type="float" office:value="1.05902" calcext:value-type="float">
            <text:p>1.05902</text:p>
          </table:table-cell>
          <table:table-cell office:value-type="float" office:value="2.7162" calcext:value-type="float">
            <text:p>2.7162</text:p>
          </table:table-cell>
          <table:table-cell office:value-type="float" office:value="3.09362" calcext:value-type="float">
            <text:p>3.09362</text:p>
          </table:table-cell>
          <table:table-cell office:value-type="float" office:value="1.31398" calcext:value-type="float">
            <text:p>1.31398</text:p>
          </table:table-cell>
          <table:table-cell office:value-type="float" office:value="2.78914" calcext:value-type="float">
            <text:p>2.7891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36133" calcext:value-type="float">
            <text:p>1.36133</text:p>
          </table:table-cell>
          <table:table-cell office:value-type="float" office:value="1.44765" calcext:value-type="float">
            <text:p>1.44765</text:p>
          </table:table-cell>
          <table:table-cell office:value-type="float" office:value="2.18704" calcext:value-type="float">
            <text:p>2.18704</text:p>
          </table:table-cell>
          <table:table-cell office:value-type="float" office:value="0.89276" calcext:value-type="float">
            <text:p>0.89276</text:p>
          </table:table-cell>
          <table:table-cell office:value-type="float" office:value="1.6705" calcext:value-type="float">
            <text:p>1.6705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1.37435" calcext:value-type="float">
            <text:p>1.37435</text:p>
          </table:table-cell>
          <table:table-cell office:value-type="float" office:value="0.75612" calcext:value-type="float">
            <text:p>0.7561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60689" calcext:value-type="float">
            <text:p>5.60689</text:p>
          </table:table-cell>
          <table:table-cell office:value-type="float" office:value="4.23922" calcext:value-type="float">
            <text:p>4.23922</text:p>
          </table:table-cell>
          <table:table-cell office:value-type="float" office:value="2.47025" calcext:value-type="float">
            <text:p>2.47025</text:p>
          </table:table-cell>
          <table:table-cell office:value-type="float" office:value="5.03276" calcext:value-type="float">
            <text:p>5.03276</text:p>
          </table:table-cell>
          <table:table-cell office:value-type="float" office:value="6.95563" calcext:value-type="float">
            <text:p>6.95563</text:p>
          </table:table-cell>
          <table:table-cell office:value-type="float" office:value="9.93624" calcext:value-type="float">
            <text:p>9.93624</text:p>
          </table:table-cell>
          <table:table-cell office:value-type="float" office:value="4.95057" calcext:value-type="float">
            <text:p>4.95057</text:p>
          </table:table-cell>
          <table:table-cell office:value-type="float" office:value="5.63142" calcext:value-type="float">
            <text:p>5.6314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96487" calcext:value-type="float">
            <text:p>2.96487</text:p>
          </table:table-cell>
          <table:table-cell office:value-type="float" office:value="3.65199" calcext:value-type="float">
            <text:p>3.65199</text:p>
          </table:table-cell>
          <table:table-cell office:value-type="float" office:value="1.57244" calcext:value-type="float">
            <text:p>1.57244</text:p>
          </table:table-cell>
          <table:table-cell office:value-type="float" office:value="0.87369" calcext:value-type="float">
            <text:p>0.87369</text:p>
          </table:table-cell>
          <table:table-cell office:value-type="float" office:value="4.32305" calcext:value-type="float">
            <text:p>4.32305</text:p>
          </table:table-cell>
          <table:table-cell office:value-type="float" office:value="4.83691" calcext:value-type="float">
            <text:p>4.83691</text:p>
          </table:table-cell>
          <table:table-cell office:value-type="float" office:value="3.7891" calcext:value-type="float">
            <text:p>3.7891</text:p>
          </table:table-cell>
          <table:table-cell office:value-type="float" office:value="2.51632" calcext:value-type="float">
            <text:p>2.5163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953" calcext:value-type="float">
            <text:p>5.2953</text:p>
          </table:table-cell>
          <table:table-cell office:value-type="float" office:value="4.21017" calcext:value-type="float">
            <text:p>4.21017</text:p>
          </table:table-cell>
          <table:table-cell office:value-type="float" office:value="4.81825" calcext:value-type="float">
            <text:p>4.81825</text:p>
          </table:table-cell>
          <table:table-cell office:value-type="float" office:value="3.98866" calcext:value-type="float">
            <text:p>3.98866</text:p>
          </table:table-cell>
          <table:table-cell office:value-type="float" office:value="4.65427" calcext:value-type="float">
            <text:p>4.65427</text:p>
          </table:table-cell>
          <table:table-cell office:value-type="float" office:value="8.87334" calcext:value-type="float">
            <text:p>8.87334</text:p>
          </table:table-cell>
          <table:table-cell office:value-type="float" office:value="3.20066" calcext:value-type="float">
            <text:p>3.20066</text:p>
          </table:table-cell>
          <table:table-cell office:value-type="float" office:value="4.16153" calcext:value-type="float">
            <text:p>4.1615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28762" calcext:value-type="float">
            <text:p>3.28762</text:p>
          </table:table-cell>
          <table:table-cell office:value-type="float" office:value="3.25329" calcext:value-type="float">
            <text:p>3.25329</text:p>
          </table:table-cell>
          <table:table-cell office:value-type="float" office:value="2.64203" calcext:value-type="float">
            <text:p>2.64203</text:p>
          </table:table-cell>
          <table:table-cell office:value-type="float" office:value="2.70235" calcext:value-type="float">
            <text:p>2.70235</text:p>
          </table:table-cell>
          <table:table-cell office:value-type="float" office:value="3.78868" calcext:value-type="float">
            <text:p>3.78868</text:p>
          </table:table-cell>
          <table:table-cell office:value-type="float" office:value="5.8195" calcext:value-type="float">
            <text:p>5.8195</text:p>
          </table:table-cell>
          <table:table-cell office:value-type="float" office:value="5.37792" calcext:value-type="float">
            <text:p>5.37792</text:p>
          </table:table-cell>
          <table:table-cell office:value-type="float" office:value="3.55322" calcext:value-type="float">
            <text:p>3.5532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69514" calcext:value-type="float">
            <text:p>3.69514</text:p>
          </table:table-cell>
          <table:table-cell office:value-type="float" office:value="3.36201" calcext:value-type="float">
            <text:p>3.36201</text:p>
          </table:table-cell>
          <table:table-cell office:value-type="float" office:value="4.12443" calcext:value-type="float">
            <text:p>4.12443</text:p>
          </table:table-cell>
          <table:table-cell office:value-type="float" office:value="4.47465" calcext:value-type="float">
            <text:p>4.47465</text:p>
          </table:table-cell>
          <table:table-cell office:value-type="float" office:value="4.42217" calcext:value-type="float">
            <text:p>4.42217</text:p>
          </table:table-cell>
          <table:table-cell office:value-type="float" office:value="3.03262" calcext:value-type="float">
            <text:p>3.03262</text:p>
          </table:table-cell>
          <table:table-cell office:value-type="float" office:value="3.19527" calcext:value-type="float">
            <text:p>3.19527</text:p>
          </table:table-cell>
          <table:table-cell office:value-type="float" office:value="2.60559" calcext:value-type="float">
            <text:p>2.6055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44982" calcext:value-type="float">
            <text:p>7.44982</text:p>
          </table:table-cell>
          <table:table-cell office:value-type="float" office:value="8.0687" calcext:value-type="float">
            <text:p>8.0687</text:p>
          </table:table-cell>
          <table:table-cell office:value-type="float" office:value="7.09925" calcext:value-type="float">
            <text:p>7.09925</text:p>
          </table:table-cell>
          <table:table-cell office:value-type="float" office:value="7.4855" calcext:value-type="float">
            <text:p>7.4855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8.35516" calcext:value-type="float">
            <text:p>8.35516</text:p>
          </table:table-cell>
          <table:table-cell office:value-type="float" office:value="8.89008" calcext:value-type="float">
            <text:p>8.89008</text:p>
          </table:table-cell>
          <table:table-cell office:value-type="float" office:value="6.56779" calcext:value-type="float">
            <text:p>6.567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75696" calcext:value-type="float">
            <text:p>4.75696</text:p>
          </table:table-cell>
          <table:table-cell office:value-type="float" office:value="1.06805" calcext:value-type="float">
            <text:p>1.06805</text:p>
          </table:table-cell>
          <table:table-cell office:value-type="float" office:value="1.70398" calcext:value-type="float">
            <text:p>1.70398</text:p>
          </table:table-cell>
          <table:table-cell office:value-type="float" office:value="2.65202" calcext:value-type="float">
            <text:p>2.65202</text:p>
          </table:table-cell>
          <table:table-cell office:value-type="float" office:value="3.22017" calcext:value-type="float">
            <text:p>3.22017</text:p>
          </table:table-cell>
          <table:table-cell office:value-type="float" office:value="2.23761" calcext:value-type="float">
            <text:p>2.23761</text:p>
          </table:table-cell>
          <table:table-cell office:value-type="float" office:value="2.1258" calcext:value-type="float">
            <text:p>2.1258</text:p>
          </table:table-cell>
          <table:table-cell office:value-type="float" office:value="4.75432" calcext:value-type="float">
            <text:p>4.7543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8072" calcext:value-type="float">
            <text:p>0.78072</text:p>
          </table:table-cell>
          <table:table-cell office:value-type="float" office:value="2.33444" calcext:value-type="float">
            <text:p>2.33444</text:p>
          </table:table-cell>
          <table:table-cell office:value-type="float" office:value="1.80203" calcext:value-type="float">
            <text:p>1.80203</text:p>
          </table:table-cell>
          <table:table-cell office:value-type="float" office:value="0.67939" calcext:value-type="float">
            <text:p>0.67939</text:p>
          </table:table-cell>
          <table:table-cell office:value-type="float" office:value="0.48345" calcext:value-type="float">
            <text:p>0.48345</text:p>
          </table:table-cell>
          <table:table-cell office:value-type="float" office:value="3.62537" calcext:value-type="float">
            <text:p>3.62537</text:p>
          </table:table-cell>
          <table:table-cell office:value-type="float" office:value="4.15105" calcext:value-type="float">
            <text:p>4.15105</text:p>
          </table:table-cell>
          <table:table-cell office:value-type="float" office:value="2.49215" calcext:value-type="float">
            <text:p>2.4921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2138" calcext:value-type="float">
            <text:p>1.02138</text:p>
          </table:table-cell>
          <table:table-cell office:value-type="float" office:value="1.804" calcext:value-type="float">
            <text:p>1.804</text:p>
          </table:table-cell>
          <table:table-cell office:value-type="float" office:value="0.96363" calcext:value-type="float">
            <text:p>0.96363</text:p>
          </table:table-cell>
          <table:table-cell office:value-type="float" office:value="2.73298" calcext:value-type="float">
            <text:p>2.73298</text:p>
          </table:table-cell>
          <table:table-cell office:value-type="float" office:value="3.00413" calcext:value-type="float">
            <text:p>3.00413</text:p>
          </table:table-cell>
          <table:table-cell office:value-type="float" office:value="2.63688" calcext:value-type="float">
            <text:p>2.63688</text:p>
          </table:table-cell>
          <table:table-cell office:value-type="float" office:value="2.15709" calcext:value-type="float">
            <text:p>2.15709</text:p>
          </table:table-cell>
          <table:table-cell office:value-type="float" office:value="1.84678" calcext:value-type="float">
            <text:p>1.8467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04875" calcext:value-type="float">
            <text:p>2.04875</text:p>
          </table:table-cell>
          <table:table-cell office:value-type="float" office:value="0.65137" calcext:value-type="float">
            <text:p>0.65137</text:p>
          </table:table-cell>
          <table:table-cell office:value-type="float" office:value="1.89938" calcext:value-type="float">
            <text:p>1.89938</text:p>
          </table:table-cell>
          <table:table-cell office:value-type="float" office:value="1.7106" calcext:value-type="float">
            <text:p>1.7106</text:p>
          </table:table-cell>
          <table:table-cell office:value-type="float" office:value="3.69374" calcext:value-type="float">
            <text:p>3.69374</text:p>
          </table:table-cell>
          <table:table-cell office:value-type="float" office:value="2.63698" calcext:value-type="float">
            <text:p>2.63698</text:p>
          </table:table-cell>
          <table:table-cell office:value-type="float" office:value="1.48241" calcext:value-type="float">
            <text:p>1.48241</text:p>
          </table:table-cell>
          <table:table-cell office:value-type="float" office:value="1.88319" calcext:value-type="float">
            <text:p>1.8831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9973" calcext:value-type="float">
            <text:p>0.19973</text:p>
          </table:table-cell>
          <table:table-cell office:value-type="float" office:value="2.92939" calcext:value-type="float">
            <text:p>2.92939</text:p>
          </table:table-cell>
          <table:table-cell office:value-type="float" office:value="1.71663" calcext:value-type="float">
            <text:p>1.71663</text:p>
          </table:table-cell>
          <table:table-cell office:value-type="float" office:value="1.52937" calcext:value-type="float">
            <text:p>1.52937</text:p>
          </table:table-cell>
          <table:table-cell office:value-type="float" office:value="1.23379" calcext:value-type="float">
            <text:p>1.23379</text:p>
          </table:table-cell>
          <table:table-cell office:value-type="float" office:value="2.0684" calcext:value-type="float">
            <text:p>2.0684</text:p>
          </table:table-cell>
          <table:table-cell office:value-type="float" office:value="1.36316" calcext:value-type="float">
            <text:p>1.36316</text:p>
          </table:table-cell>
          <table:table-cell office:value-type="float" office:value="0.28704" calcext:value-type="float">
            <text:p>0.2870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457" calcext:value-type="float">
            <text:p>3.0457</text:p>
          </table:table-cell>
          <table:table-cell office:value-type="float" office:value="2.21632" calcext:value-type="float">
            <text:p>2.21632</text:p>
          </table:table-cell>
          <table:table-cell office:value-type="float" office:value="2.06596" calcext:value-type="float">
            <text:p>2.06596</text:p>
          </table:table-cell>
          <table:table-cell office:value-type="float" office:value="0.92658" calcext:value-type="float">
            <text:p>0.92658</text:p>
          </table:table-cell>
          <table:table-cell office:value-type="float" office:value="2.84904" calcext:value-type="float">
            <text:p>2.84904</text:p>
          </table:table-cell>
          <table:table-cell office:value-type="float" office:value="1.44695" calcext:value-type="float">
            <text:p>1.44695</text:p>
          </table:table-cell>
          <table:table-cell office:value-type="float" office:value="1.40721" calcext:value-type="float">
            <text:p>1.40721</text:p>
          </table:table-cell>
          <table:table-cell office:value-type="float" office:value="1.66386" calcext:value-type="float">
            <text:p>1.6638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1375" calcext:value-type="float">
            <text:p>2.71375</text:p>
          </table:table-cell>
          <table:table-cell office:value-type="float" office:value="2.08132" calcext:value-type="float">
            <text:p>2.08132</text:p>
          </table:table-cell>
          <table:table-cell office:value-type="float" office:value="1.76723" calcext:value-type="float">
            <text:p>1.76723</text:p>
          </table:table-cell>
          <table:table-cell office:value-type="float" office:value="1.72904" calcext:value-type="float">
            <text:p>1.72904</text:p>
          </table:table-cell>
          <table:table-cell office:value-type="float" office:value="1.86778" calcext:value-type="float">
            <text:p>1.86778</text:p>
          </table:table-cell>
          <table:table-cell office:value-type="float" office:value="1.40511" calcext:value-type="float">
            <text:p>1.40511</text:p>
          </table:table-cell>
          <table:table-cell office:value-type="float" office:value="2.57285" calcext:value-type="float">
            <text:p>2.57285</text:p>
          </table:table-cell>
          <table:table-cell office:value-type="float" office:value="4.13528" calcext:value-type="float">
            <text:p>4.1352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76247" calcext:value-type="float">
            <text:p>1.76247</text:p>
          </table:table-cell>
          <table:table-cell office:value-type="float" office:value="1.9065" calcext:value-type="float">
            <text:p>1.9065</text:p>
          </table:table-cell>
          <table:table-cell office:value-type="float" office:value="2.72124" calcext:value-type="float">
            <text:p>2.72124</text:p>
          </table:table-cell>
          <table:table-cell office:value-type="float" office:value="2.71709" calcext:value-type="float">
            <text:p>2.71709</text:p>
          </table:table-cell>
          <table:table-cell office:value-type="float" office:value="2.59019" calcext:value-type="float">
            <text:p>2.59019</text:p>
          </table:table-cell>
          <table:table-cell office:value-type="float" office:value="5.36724" calcext:value-type="float">
            <text:p>5.36724</text:p>
          </table:table-cell>
          <table:table-cell office:value-type="float" office:value="4.74649" calcext:value-type="float">
            <text:p>4.74649</text:p>
          </table:table-cell>
          <table:table-cell office:value-type="float" office:value="1.25257" calcext:value-type="float">
            <text:p>1.2525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25857" calcext:value-type="float">
            <text:p>2.25857</text:p>
          </table:table-cell>
          <table:table-cell office:value-type="float" office:value="3.37424" calcext:value-type="float">
            <text:p>3.37424</text:p>
          </table:table-cell>
          <table:table-cell office:value-type="float" office:value="2.27501" calcext:value-type="float">
            <text:p>2.27501</text:p>
          </table:table-cell>
          <table:table-cell office:value-type="float" office:value="1.06429" calcext:value-type="float">
            <text:p>1.06429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9863" calcext:value-type="float">
            <text:p>0.9863</text:p>
          </table:table-cell>
          <table:table-cell office:value-type="float" office:value="2.07598" calcext:value-type="float">
            <text:p>2.07598</text:p>
          </table:table-cell>
          <table:table-cell office:value-type="float" office:value="3.56266" calcext:value-type="float">
            <text:p>3.5626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6662" calcext:value-type="float">
            <text:p>0.86662</text:p>
          </table:table-cell>
          <table:table-cell office:value-type="float" office:value="3.29819" calcext:value-type="float">
            <text:p>3.29819</text:p>
          </table:table-cell>
          <table:table-cell office:value-type="float" office:value="4.6992" calcext:value-type="float">
            <text:p>4.6992</text:p>
          </table:table-cell>
          <table:table-cell office:value-type="float" office:value="3.1612" calcext:value-type="float">
            <text:p>3.1612</text:p>
          </table:table-cell>
          <table:table-cell office:value-type="float" office:value="1.00356" calcext:value-type="float">
            <text:p>1.00356</text:p>
          </table:table-cell>
          <table:table-cell office:value-type="float" office:value="0.61271" calcext:value-type="float">
            <text:p>0.61271</text:p>
          </table:table-cell>
          <table:table-cell office:value-type="float" office:value="2.14954" calcext:value-type="float">
            <text:p>2.14954</text:p>
          </table:table-cell>
          <table:table-cell office:value-type="float" office:value="1.92798" calcext:value-type="float">
            <text:p>1.9279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19808" calcext:value-type="float">
            <text:p>1.19808</text:p>
          </table:table-cell>
          <table:table-cell office:value-type="float" office:value="3.42797" calcext:value-type="float">
            <text:p>3.42797</text:p>
          </table:table-cell>
          <table:table-cell office:value-type="float" office:value="2.9703" calcext:value-type="float">
            <text:p>2.9703</text:p>
          </table:table-cell>
          <table:table-cell office:value-type="float" office:value="2.98827" calcext:value-type="float">
            <text:p>2.98827</text:p>
          </table:table-cell>
          <table:table-cell office:value-type="float" office:value="2.29311" calcext:value-type="float">
            <text:p>2.29311</text:p>
          </table:table-cell>
          <table:table-cell office:value-type="float" office:value="1.19332" calcext:value-type="float">
            <text:p>1.19332</text:p>
          </table:table-cell>
          <table:table-cell office:value-type="float" office:value="3.06848" calcext:value-type="float">
            <text:p>3.06848</text:p>
          </table:table-cell>
          <table:table-cell office:value-type="float" office:value="1.05611" calcext:value-type="float">
            <text:p>1.0561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00537" calcext:value-type="float">
            <text:p>2.00537</text:p>
          </table:table-cell>
          <table:table-cell office:value-type="float" office:value="1.56323" calcext:value-type="float">
            <text:p>1.56323</text:p>
          </table:table-cell>
          <table:table-cell office:value-type="float" office:value="3.02489" calcext:value-type="float">
            <text:p>3.02489</text:p>
          </table:table-cell>
          <table:table-cell office:value-type="float" office:value="2.33166" calcext:value-type="float">
            <text:p>2.33166</text:p>
          </table:table-cell>
          <table:table-cell office:value-type="float" office:value="1.62124" calcext:value-type="float">
            <text:p>1.62124</text:p>
          </table:table-cell>
          <table:table-cell office:value-type="float" office:value="3.1477" calcext:value-type="float">
            <text:p>3.1477</text:p>
          </table:table-cell>
          <table:table-cell office:value-type="float" office:value="1.66464" calcext:value-type="float">
            <text:p>1.6646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56194" calcext:value-type="float">
            <text:p>3.56194</text:p>
          </table:table-cell>
          <table:table-cell office:value-type="float" office:value="4.05339" calcext:value-type="float">
            <text:p>4.05339</text:p>
          </table:table-cell>
          <table:table-cell office:value-type="float" office:value="2.30577" calcext:value-type="float">
            <text:p>2.30577</text:p>
          </table:table-cell>
          <table:table-cell office:value-type="float" office:value="2.03743" calcext:value-type="float">
            <text:p>2.03743</text:p>
          </table:table-cell>
          <table:table-cell office:value-type="float" office:value="3.23552" calcext:value-type="float">
            <text:p>3.23552</text:p>
          </table:table-cell>
          <table:table-cell office:value-type="float" office:value="4.83654" calcext:value-type="float">
            <text:p>4.83654</text:p>
          </table:table-cell>
          <table:table-cell office:value-type="float" office:value="5.38879" calcext:value-type="float">
            <text:p>5.38879</text:p>
          </table:table-cell>
          <table:table-cell office:value-type="float" office:value="6.66687" calcext:value-type="float">
            <text:p>6.6668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01598" calcext:value-type="float">
            <text:p>5.01598</text:p>
          </table:table-cell>
          <table:table-cell office:value-type="float" office:value="2.90763" calcext:value-type="float">
            <text:p>2.90763</text:p>
          </table:table-cell>
          <table:table-cell office:value-type="float" office:value="1.40806" calcext:value-type="float">
            <text:p>1.40806</text:p>
          </table:table-cell>
          <table:table-cell office:value-type="float" office:value="1.21347" calcext:value-type="float">
            <text:p>1.21347</text:p>
          </table:table-cell>
          <table:table-cell office:value-type="float" office:value="1.42711" calcext:value-type="float">
            <text:p>1.42711</text:p>
          </table:table-cell>
          <table:table-cell office:value-type="float" office:value="3.75211" calcext:value-type="float">
            <text:p>3.75211</text:p>
          </table:table-cell>
          <table:table-cell office:value-type="float" office:value="3.20052" calcext:value-type="float">
            <text:p>3.20052</text:p>
          </table:table-cell>
          <table:table-cell office:value-type="float" office:value="1.0388" calcext:value-type="float">
            <text:p>1.038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262" calcext:value-type="float">
            <text:p>2.262</text:p>
          </table:table-cell>
          <table:table-cell office:value-type="float" office:value="1.13557" calcext:value-type="float">
            <text:p>1.13557</text:p>
          </table:table-cell>
          <table:table-cell office:value-type="float" office:value="1.01044" calcext:value-type="float">
            <text:p>1.01044</text:p>
          </table:table-cell>
          <table:table-cell office:value-type="float" office:value="0.5203" calcext:value-type="float">
            <text:p>0.5203</text:p>
          </table:table-cell>
          <table:table-cell office:value-type="float" office:value="3.30627" calcext:value-type="float">
            <text:p>3.30627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89231" calcext:value-type="float">
            <text:p>0.89231</text:p>
          </table:table-cell>
          <table:table-cell office:value-type="float" office:value="1.16715" calcext:value-type="float">
            <text:p>1.1671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3975" calcext:value-type="float">
            <text:p>1.43975</text:p>
          </table:table-cell>
          <table:table-cell office:value-type="float" office:value="1.24928" calcext:value-type="float">
            <text:p>1.24928</text:p>
          </table:table-cell>
          <table:table-cell office:value-type="float" office:value="2.12106" calcext:value-type="float">
            <text:p>2.12106</text:p>
          </table:table-cell>
          <table:table-cell office:value-type="float" office:value="2.31397" calcext:value-type="float">
            <text:p>2.31397</text:p>
          </table:table-cell>
          <table:table-cell office:value-type="float" office:value="2.98485" calcext:value-type="float">
            <text:p>2.98485</text:p>
          </table:table-cell>
          <table:table-cell office:value-type="float" office:value="2.0388" calcext:value-type="float">
            <text:p>2.0388</text:p>
          </table:table-cell>
          <table:table-cell office:value-type="float" office:value="1.75213" calcext:value-type="float">
            <text:p>1.75213</text:p>
          </table:table-cell>
          <table:table-cell office:value-type="float" office:value="0.57004" calcext:value-type="float">
            <text:p>0.5700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10843" calcext:value-type="float">
            <text:p>2.10843</text:p>
          </table:table-cell>
          <table:table-cell office:value-type="float" office:value="2.02114" calcext:value-type="float">
            <text:p>2.02114</text:p>
          </table:table-cell>
          <table:table-cell office:value-type="float" office:value="0.77162" calcext:value-type="float">
            <text:p>0.77162</text:p>
          </table:table-cell>
          <table:table-cell office:value-type="float" office:value="2.16349" calcext:value-type="float">
            <text:p>2.16349</text:p>
          </table:table-cell>
          <table:table-cell office:value-type="float" office:value="3.27267" calcext:value-type="float">
            <text:p>3.27267</text:p>
          </table:table-cell>
          <table:table-cell office:value-type="float" office:value="4.62167" calcext:value-type="float">
            <text:p>4.62167</text:p>
          </table:table-cell>
          <table:table-cell office:value-type="float" office:value="2.93635" calcext:value-type="float">
            <text:p>2.93635</text:p>
          </table:table-cell>
          <table:table-cell office:value-type="float" office:value="2.74469" calcext:value-type="float">
            <text:p>2.7446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20121" calcext:value-type="float">
            <text:p>2.20121</text:p>
          </table:table-cell>
          <table:table-cell office:value-type="float" office:value="2.71098" calcext:value-type="float">
            <text:p>2.71098</text:p>
          </table:table-cell>
          <table:table-cell office:value-type="float" office:value="2.67755" calcext:value-type="float">
            <text:p>2.67755</text:p>
          </table:table-cell>
          <table:table-cell office:value-type="float" office:value="2.35478" calcext:value-type="float">
            <text:p>2.35478</text:p>
          </table:table-cell>
          <table:table-cell office:value-type="float" office:value="3.2316" calcext:value-type="float">
            <text:p>3.2316</text:p>
          </table:table-cell>
          <table:table-cell office:value-type="float" office:value="2.40541" calcext:value-type="float">
            <text:p>2.40541</text:p>
          </table:table-cell>
          <table:table-cell office:value-type="float" office:value="2.05358" calcext:value-type="float">
            <text:p>2.05358</text:p>
          </table:table-cell>
          <table:table-cell office:value-type="float" office:value="2.15819" calcext:value-type="float">
            <text:p>2.1581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7242" calcext:value-type="float">
            <text:p>2.7242</text:p>
          </table:table-cell>
          <table:table-cell office:value-type="float" office:value="2.43032" calcext:value-type="float">
            <text:p>2.43032</text:p>
          </table:table-cell>
          <table:table-cell office:value-type="float" office:value="1.30176" calcext:value-type="float">
            <text:p>1.30176</text:p>
          </table:table-cell>
          <table:table-cell office:value-type="float" office:value="1.65933" calcext:value-type="float">
            <text:p>1.65933</text:p>
          </table:table-cell>
          <table:table-cell office:value-type="float" office:value="1.8491" calcext:value-type="float">
            <text:p>1.8491</text:p>
          </table:table-cell>
          <table:table-cell office:value-type="float" office:value="2.11412" calcext:value-type="float">
            <text:p>2.11412</text:p>
          </table:table-cell>
          <table:table-cell office:value-type="float" office:value="1.45659" calcext:value-type="float">
            <text:p>1.45659</text:p>
          </table:table-cell>
          <table:table-cell office:value-type="float" office:value="1.79566" calcext:value-type="float">
            <text:p>1.7956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40355" calcext:value-type="float">
            <text:p>2.40355</text:p>
          </table:table-cell>
          <table:table-cell office:value-type="float" office:value="2.27133" calcext:value-type="float">
            <text:p>2.27133</text:p>
          </table:table-cell>
          <table:table-cell office:value-type="float" office:value="0.49074" calcext:value-type="float">
            <text:p>0.49074</text:p>
          </table:table-cell>
          <table:table-cell office:value-type="float" office:value="4.38807" calcext:value-type="float">
            <text:p>4.38807</text:p>
          </table:table-cell>
          <table:table-cell office:value-type="float" office:value="0.81843" calcext:value-type="float">
            <text:p>0.81843</text:p>
          </table:table-cell>
          <table:table-cell office:value-type="float" office:value="2.94313" calcext:value-type="float">
            <text:p>2.94313</text:p>
          </table:table-cell>
          <table:table-cell office:value-type="float" office:value="1.95916" calcext:value-type="float">
            <text:p>1.95916</text:p>
          </table:table-cell>
          <table:table-cell office:value-type="float" office:value="1.8501" calcext:value-type="float">
            <text:p>1.85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0244" calcext:value-type="float">
            <text:p>1.50244</text:p>
          </table:table-cell>
          <table:table-cell office:value-type="float" office:value="3.64937" calcext:value-type="float">
            <text:p>3.64937</text:p>
          </table:table-cell>
          <table:table-cell office:value-type="float" office:value="1.96361" calcext:value-type="float">
            <text:p>1.96361</text:p>
          </table:table-cell>
          <table:table-cell office:value-type="float" office:value="2.5046" calcext:value-type="float">
            <text:p>2.5046</text:p>
          </table:table-cell>
          <table:table-cell office:value-type="float" office:value="6.24616" calcext:value-type="float">
            <text:p>6.24616</text:p>
          </table:table-cell>
          <table:table-cell office:value-type="float" office:value="4.68711" calcext:value-type="float">
            <text:p>4.68711</text:p>
          </table:table-cell>
          <table:table-cell office:value-type="float" office:value="4.51511" calcext:value-type="float">
            <text:p>4.51511</text:p>
          </table:table-cell>
          <table:table-cell office:value-type="float" office:value="11.05633" calcext:value-type="float">
            <text:p>11.0563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15" calcext:value-type="float">
            <text:p>2.315</text:p>
          </table:table-cell>
          <table:table-cell office:value-type="float" office:value="2.03204" calcext:value-type="float">
            <text:p>2.03204</text:p>
          </table:table-cell>
          <table:table-cell office:value-type="float" office:value="1.74329" calcext:value-type="float">
            <text:p>1.74329</text:p>
          </table:table-cell>
          <table:table-cell office:value-type="float" office:value="2.06934" calcext:value-type="float">
            <text:p>2.06934</text:p>
          </table:table-cell>
          <table:table-cell office:value-type="float" office:value="1.48251" calcext:value-type="float">
            <text:p>1.48251</text:p>
          </table:table-cell>
          <table:table-cell office:value-type="float" office:value="0.63453" calcext:value-type="float">
            <text:p>0.63453</text:p>
          </table:table-cell>
          <table:table-cell office:value-type="float" office:value="0.40058" calcext:value-type="float">
            <text:p>0.40058</text:p>
          </table:table-cell>
          <table:table-cell office:value-type="float" office:value="0.93216" calcext:value-type="float">
            <text:p>0.9321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36182" calcext:value-type="float">
            <text:p>1.36182</text:p>
          </table:table-cell>
          <table:table-cell office:value-type="float" office:value="0.92222" calcext:value-type="float">
            <text:p>0.92222</text:p>
          </table:table-cell>
          <table:table-cell office:value-type="float" office:value="0.62287" calcext:value-type="float">
            <text:p>0.62287</text:p>
          </table:table-cell>
          <table:table-cell office:value-type="float" office:value="0.83045" calcext:value-type="float">
            <text:p>0.83045</text:p>
          </table:table-cell>
          <table:table-cell office:value-type="float" office:value="1.49977" calcext:value-type="float">
            <text:p>1.49977</text:p>
          </table:table-cell>
          <table:table-cell office:value-type="float" office:value="4.30813" calcext:value-type="float">
            <text:p>4.30813</text:p>
          </table:table-cell>
          <table:table-cell office:value-type="float" office:value="2.45484" calcext:value-type="float">
            <text:p>2.45484</text:p>
          </table:table-cell>
          <table:table-cell office:value-type="float" office:value="2.2969" calcext:value-type="float">
            <text:p>2.296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81032" calcext:value-type="float">
            <text:p>1.81032</text:p>
          </table:table-cell>
          <table:table-cell office:value-type="float" office:value="1.44862" calcext:value-type="float">
            <text:p>1.44862</text:p>
          </table:table-cell>
          <table:table-cell office:value-type="float" office:value="1.82713" calcext:value-type="float">
            <text:p>1.82713</text:p>
          </table:table-cell>
          <table:table-cell office:value-type="float" office:value="2.36362" calcext:value-type="float">
            <text:p>2.36362</text:p>
          </table:table-cell>
          <table:table-cell office:value-type="float" office:value="0.46527" calcext:value-type="float">
            <text:p>0.46527</text:p>
          </table:table-cell>
          <table:table-cell office:value-type="float" office:value="0.77032" calcext:value-type="float">
            <text:p>0.77032</text:p>
          </table:table-cell>
          <table:table-cell office:value-type="float" office:value="1.53098" calcext:value-type="float">
            <text:p>1.53098</text:p>
          </table:table-cell>
          <table:table-cell office:value-type="float" office:value="2.51656" calcext:value-type="float">
            <text:p>2.5165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89098" calcext:value-type="float">
            <text:p>3.89098</text:p>
          </table:table-cell>
          <table:table-cell office:value-type="float" office:value="3.08461" calcext:value-type="float">
            <text:p>3.08461</text:p>
          </table:table-cell>
          <table:table-cell office:value-type="float" office:value="1.2999" calcext:value-type="float">
            <text:p>1.2999</text:p>
          </table:table-cell>
          <table:table-cell office:value-type="float" office:value="2.09393" calcext:value-type="float">
            <text:p>2.09393</text:p>
          </table:table-cell>
          <table:table-cell office:value-type="float" office:value="2.30767" calcext:value-type="float">
            <text:p>2.30767</text:p>
          </table:table-cell>
          <table:table-cell office:value-type="float" office:value="2.9566" calcext:value-type="float">
            <text:p>2.9566</text:p>
          </table:table-cell>
          <table:table-cell office:value-type="float" office:value="4.99642" calcext:value-type="float">
            <text:p>4.99642</text:p>
          </table:table-cell>
          <table:table-cell office:value-type="float" office:value="4.96334" calcext:value-type="float">
            <text:p>4.9633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5816" calcext:value-type="float">
            <text:p>1.45816</text:p>
          </table:table-cell>
          <table:table-cell office:value-type="float" office:value="5.70413" calcext:value-type="float">
            <text:p>5.70413</text:p>
          </table:table-cell>
          <table:table-cell office:value-type="float" office:value="1.79481" calcext:value-type="float">
            <text:p>1.79481</text:p>
          </table:table-cell>
          <table:table-cell office:value-type="float" office:value="2.06033" calcext:value-type="float">
            <text:p>2.06033</text:p>
          </table:table-cell>
          <table:table-cell office:value-type="float" office:value="2.7787" calcext:value-type="float">
            <text:p>2.7787</text:p>
          </table:table-cell>
          <table:table-cell office:value-type="float" office:value="1.82998" calcext:value-type="float">
            <text:p>1.82998</text:p>
          </table:table-cell>
          <table:table-cell office:value-type="float" office:value="1.27441" calcext:value-type="float">
            <text:p>1.27441</text:p>
          </table:table-cell>
          <table:table-cell office:value-type="float" office:value="5.82267" calcext:value-type="float">
            <text:p>5.8226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9403" calcext:value-type="float">
            <text:p>2.9403</text:p>
          </table:table-cell>
          <table:table-cell office:value-type="float" office:value="1.26844" calcext:value-type="float">
            <text:p>1.26844</text:p>
          </table:table-cell>
          <table:table-cell office:value-type="float" office:value="1.6761" calcext:value-type="float">
            <text:p>1.6761</text:p>
          </table:table-cell>
          <table:table-cell office:value-type="float" office:value="1.09005" calcext:value-type="float">
            <text:p>1.09005</text:p>
          </table:table-cell>
          <table:table-cell office:value-type="float" office:value="1.26864" calcext:value-type="float">
            <text:p>1.26864</text:p>
          </table:table-cell>
          <table:table-cell office:value-type="float" office:value="1.74996" calcext:value-type="float">
            <text:p>1.74996</text:p>
          </table:table-cell>
          <table:table-cell office:value-type="float" office:value="1.78066" calcext:value-type="float">
            <text:p>1.78066</text:p>
          </table:table-cell>
          <table:table-cell office:value-type="float" office:value="0.91852" calcext:value-type="float">
            <text:p>0.9185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26332" calcext:value-type="float">
            <text:p>1.26332</text:p>
          </table:table-cell>
          <table:table-cell office:value-type="float" office:value="1.25609" calcext:value-type="float">
            <text:p>1.25609</text:p>
          </table:table-cell>
          <table:table-cell office:value-type="float" office:value="1.86266" calcext:value-type="float">
            <text:p>1.86266</text:p>
          </table:table-cell>
          <table:table-cell office:value-type="float" office:value="5.65732" calcext:value-type="float">
            <text:p>5.65732</text:p>
          </table:table-cell>
          <table:table-cell office:value-type="float" office:value="0.40404" calcext:value-type="float">
            <text:p>0.40404</text:p>
          </table:table-cell>
          <table:table-cell office:value-type="float" office:value="1.24274" calcext:value-type="float">
            <text:p>1.24274</text:p>
          </table:table-cell>
          <table:table-cell office:value-type="float" office:value="2.46955" calcext:value-type="float">
            <text:p>2.46955</text:p>
          </table:table-cell>
          <table:table-cell office:value-type="float" office:value="1.65199" calcext:value-type="float">
            <text:p>1.6519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6253" calcext:value-type="float">
            <text:p>2.6253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2.59761" calcext:value-type="float">
            <text:p>2.59761</text:p>
          </table:table-cell>
          <table:table-cell office:value-type="float" office:value="3.53022" calcext:value-type="float">
            <text:p>3.53022</text:p>
          </table:table-cell>
          <table:table-cell office:value-type="float" office:value="2.60337" calcext:value-type="float">
            <text:p>2.60337</text:p>
          </table:table-cell>
          <table:table-cell office:value-type="float" office:value="3.96511" calcext:value-type="float">
            <text:p>3.96511</text:p>
          </table:table-cell>
          <table:table-cell office:value-type="float" office:value="3.06577" calcext:value-type="float">
            <text:p>3.06577</text:p>
          </table:table-cell>
          <table:table-cell office:value-type="float" office:value="3.15276" calcext:value-type="float">
            <text:p>3.1527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1.59444" calcext:value-type="float">
            <text:p>1.59444</text:p>
          </table:table-cell>
          <table:table-cell office:value-type="float" office:value="3.60859" calcext:value-type="float">
            <text:p>3.60859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1.39462" calcext:value-type="float">
            <text:p>1.39462</text:p>
          </table:table-cell>
          <table:table-cell office:value-type="float" office:value="1.93682" calcext:value-type="float">
            <text:p>1.93682</text:p>
          </table:table-cell>
          <table:table-cell office:value-type="float" office:value="2.10413" calcext:value-type="float">
            <text:p>2.10413</text:p>
          </table:table-cell>
          <table:table-cell office:value-type="float" office:value="2.39138" calcext:value-type="float">
            <text:p>2.3913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06394" calcext:value-type="float">
            <text:p>2.06394</text:p>
          </table:table-cell>
          <table:table-cell office:value-type="float" office:value="2.15116" calcext:value-type="float">
            <text:p>2.15116</text:p>
          </table:table-cell>
          <table:table-cell office:value-type="float" office:value="2.11425" calcext:value-type="float">
            <text:p>2.11425</text:p>
          </table:table-cell>
          <table:table-cell office:value-type="float" office:value="2.8648" calcext:value-type="float">
            <text:p>2.8648</text:p>
          </table:table-cell>
          <table:table-cell office:value-type="float" office:value="1.46789" calcext:value-type="float">
            <text:p>1.46789</text:p>
          </table:table-cell>
          <table:table-cell office:value-type="float" office:value="2.64645" calcext:value-type="float">
            <text:p>2.64645</text:p>
          </table:table-cell>
          <table:table-cell office:value-type="float" office:value="1.23312" calcext:value-type="float">
            <text:p>1.23312</text:p>
          </table:table-cell>
          <table:table-cell office:value-type="float" office:value="2.3404" calcext:value-type="float">
            <text:p>2.340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25143" calcext:value-type="float">
            <text:p>2.25143</text:p>
          </table:table-cell>
          <table:table-cell office:value-type="float" office:value="1.13596" calcext:value-type="float">
            <text:p>1.13596</text:p>
          </table:table-cell>
          <table:table-cell office:value-type="float" office:value="1.1669" calcext:value-type="float">
            <text:p>1.1669</text:p>
          </table:table-cell>
          <table:table-cell office:value-type="float" office:value="2.59148" calcext:value-type="float">
            <text:p>2.59148</text:p>
          </table:table-cell>
          <table:table-cell office:value-type="float" office:value="0.46931" calcext:value-type="float">
            <text:p>0.46931</text:p>
          </table:table-cell>
          <table:table-cell office:value-type="float" office:value="1.91969" calcext:value-type="float">
            <text:p>1.91969</text:p>
          </table:table-cell>
          <table:table-cell office:value-type="float" office:value="0.3827" calcext:value-type="float">
            <text:p>0.3827</text:p>
          </table:table-cell>
          <table:table-cell office:value-type="float" office:value="3.95125" calcext:value-type="float">
            <text:p>3.9512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88731" calcext:value-type="float">
            <text:p>2.88731</text:p>
          </table:table-cell>
          <table:table-cell office:value-type="float" office:value="0.90891" calcext:value-type="float">
            <text:p>0.90891</text:p>
          </table:table-cell>
          <table:table-cell office:value-type="float" office:value="3.36307" calcext:value-type="float">
            <text:p>3.36307</text:p>
          </table:table-cell>
          <table:table-cell office:value-type="float" office:value="1.39378" calcext:value-type="float">
            <text:p>1.39378</text:p>
          </table:table-cell>
          <table:table-cell office:value-type="float" office:value="2.39545" calcext:value-type="float">
            <text:p>2.39545</text:p>
          </table:table-cell>
          <table:table-cell office:value-type="float" office:value="2.62795" calcext:value-type="float">
            <text:p>2.62795</text:p>
          </table:table-cell>
          <table:table-cell office:value-type="float" office:value="1.59056" calcext:value-type="float">
            <text:p>1.59056</text:p>
          </table:table-cell>
          <table:table-cell office:value-type="float" office:value="0.91556" calcext:value-type="float">
            <text:p>0.9155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1067" calcext:value-type="float">
            <text:p>2.1067</text:p>
          </table:table-cell>
          <table:table-cell office:value-type="float" office:value="5.02686" calcext:value-type="float">
            <text:p>5.02686</text:p>
          </table:table-cell>
          <table:table-cell office:value-type="float" office:value="3.14486" calcext:value-type="float">
            <text:p>3.14486</text:p>
          </table:table-cell>
          <table:table-cell office:value-type="float" office:value="0.97991" calcext:value-type="float">
            <text:p>0.97991</text:p>
          </table:table-cell>
          <table:table-cell office:value-type="float" office:value="1.03056" calcext:value-type="float">
            <text:p>1.03056</text:p>
          </table:table-cell>
          <table:table-cell office:value-type="float" office:value="2.84962" calcext:value-type="float">
            <text:p>2.84962</text:p>
          </table:table-cell>
          <table:table-cell office:value-type="float" office:value="3.45502" calcext:value-type="float">
            <text:p>3.45502</text:p>
          </table:table-cell>
          <table:table-cell office:value-type="float" office:value="4.07051" calcext:value-type="float">
            <text:p>4.0705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38473" calcext:value-type="float">
            <text:p>3.38473</text:p>
          </table:table-cell>
          <table:table-cell office:value-type="float" office:value="4.61398" calcext:value-type="float">
            <text:p>4.61398</text:p>
          </table:table-cell>
          <table:table-cell office:value-type="float" office:value="4.57205" calcext:value-type="float">
            <text:p>4.57205</text:p>
          </table:table-cell>
          <table:table-cell office:value-type="float" office:value="1.7059" calcext:value-type="float">
            <text:p>1.7059</text:p>
          </table:table-cell>
          <table:table-cell office:value-type="float" office:value="2.17136" calcext:value-type="float">
            <text:p>2.17136</text:p>
          </table:table-cell>
          <table:table-cell office:value-type="float" office:value="0.80366" calcext:value-type="float">
            <text:p>0.80366</text:p>
          </table:table-cell>
          <table:table-cell office:value-type="float" office:value="4.00035" calcext:value-type="float">
            <text:p>4.00035</text:p>
          </table:table-cell>
          <table:table-cell office:value-type="float" office:value="3.50269" calcext:value-type="float">
            <text:p>3.50269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638" calcext:value-type="float">
            <text:p>0.66638</text:p>
          </table:table-cell>
          <table:table-cell office:value-type="float" office:value="1.8607" calcext:value-type="float">
            <text:p>1.8607</text:p>
          </table:table-cell>
          <table:table-cell office:value-type="float" office:value="2.38649" calcext:value-type="float">
            <text:p>2.38649</text:p>
          </table:table-cell>
          <table:table-cell office:value-type="float" office:value="0.69751" calcext:value-type="float">
            <text:p>0.69751</text:p>
          </table:table-cell>
          <table:table-cell office:value-type="float" office:value="1.52806" calcext:value-type="float">
            <text:p>1.52806</text:p>
          </table:table-cell>
          <table:table-cell office:value-type="float" office:value="1.20671" calcext:value-type="float">
            <text:p>1.20671</text:p>
          </table:table-cell>
          <table:table-cell office:value-type="float" office:value="2.16174" calcext:value-type="float">
            <text:p>2.16174</text:p>
          </table:table-cell>
          <table:table-cell office:value-type="float" office:value="1.52472" calcext:value-type="float">
            <text:p>1.5247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6368" calcext:value-type="float">
            <text:p>1.16368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1.81465" calcext:value-type="float">
            <text:p>1.81465</text:p>
          </table:table-cell>
          <table:table-cell office:value-type="float" office:value="1.92527" calcext:value-type="float">
            <text:p>1.92527</text:p>
          </table:table-cell>
          <table:table-cell office:value-type="float" office:value="2.77304" calcext:value-type="float">
            <text:p>2.77304</text:p>
          </table:table-cell>
          <table:table-cell office:value-type="float" office:value="0.82129" calcext:value-type="float">
            <text:p>0.82129</text:p>
          </table:table-cell>
          <table:table-cell office:value-type="float" office:value="1.22252" calcext:value-type="float">
            <text:p>1.22252</text:p>
          </table:table-cell>
          <table:table-cell office:value-type="float" office:value="5.38708" calcext:value-type="float">
            <text:p>5.3870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8691" calcext:value-type="float">
            <text:p>0.28691</text:p>
          </table:table-cell>
          <table:table-cell office:value-type="float" office:value="0.44799" calcext:value-type="float">
            <text:p>0.44799</text:p>
          </table:table-cell>
          <table:table-cell office:value-type="float" office:value="1.19548" calcext:value-type="float">
            <text:p>1.19548</text:p>
          </table:table-cell>
          <table:table-cell office:value-type="float" office:value="4.14142" calcext:value-type="float">
            <text:p>4.14142</text:p>
          </table:table-cell>
          <table:table-cell office:value-type="float" office:value="3.21411" calcext:value-type="float">
            <text:p>3.21411</text:p>
          </table:table-cell>
          <table:table-cell office:value-type="float" office:value="4.79331" calcext:value-type="float">
            <text:p>4.79331</text:p>
          </table:table-cell>
          <table:table-cell office:value-type="float" office:value="1.78232" calcext:value-type="float">
            <text:p>1.78232</text:p>
          </table:table-cell>
          <table:table-cell office:value-type="float" office:value="2.13845" calcext:value-type="float">
            <text:p>2.1384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7975" calcext:value-type="float">
            <text:p>2.7975</text:p>
          </table:table-cell>
          <table:table-cell office:value-type="float" office:value="2.57475" calcext:value-type="float">
            <text:p>2.57475</text:p>
          </table:table-cell>
          <table:table-cell office:value-type="float" office:value="2.7022" calcext:value-type="float">
            <text:p>2.7022</text:p>
          </table:table-cell>
          <table:table-cell office:value-type="float" office:value="0.56553" calcext:value-type="float">
            <text:p>0.56553</text:p>
          </table:table-cell>
          <table:table-cell office:value-type="float" office:value="1.36456" calcext:value-type="float">
            <text:p>1.36456</text:p>
          </table:table-cell>
          <table:table-cell office:value-type="float" office:value="0.72504" calcext:value-type="float">
            <text:p>0.72504</text:p>
          </table:table-cell>
          <table:table-cell office:value-type="float" office:value="2.89114" calcext:value-type="float">
            <text:p>2.89114</text:p>
          </table:table-cell>
          <table:table-cell office:value-type="float" office:value="5.19241" calcext:value-type="float">
            <text:p>5.1924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8171" calcext:value-type="float">
            <text:p>0.88171</text:p>
          </table:table-cell>
          <table:table-cell office:value-type="float" office:value="0.81776" calcext:value-type="float">
            <text:p>0.81776</text:p>
          </table:table-cell>
          <table:table-cell office:value-type="float" office:value="2.473" calcext:value-type="float">
            <text:p>2.473</text:p>
          </table:table-cell>
          <table:table-cell office:value-type="float" office:value="2.67037" calcext:value-type="float">
            <text:p>2.67037</text:p>
          </table:table-cell>
          <table:table-cell office:value-type="float" office:value="1.81966" calcext:value-type="float">
            <text:p>1.81966</text:p>
          </table:table-cell>
          <table:table-cell office:value-type="float" office:value="5.51254" calcext:value-type="float">
            <text:p>5.51254</text:p>
          </table:table-cell>
          <table:table-cell office:value-type="float" office:value="1.02522" calcext:value-type="float">
            <text:p>1.02522</text:p>
          </table:table-cell>
          <table:table-cell office:value-type="float" office:value="2.63821" calcext:value-type="float">
            <text:p>2.6382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2446" calcext:value-type="float">
            <text:p>0.92446</text:p>
          </table:table-cell>
          <table:table-cell office:value-type="float" office:value="1.99342" calcext:value-type="float">
            <text:p>1.99342</text:p>
          </table:table-cell>
          <table:table-cell office:value-type="float" office:value="0.60945" calcext:value-type="float">
            <text:p>0.60945</text:p>
          </table:table-cell>
          <table:table-cell office:value-type="float" office:value="1.34206" calcext:value-type="float">
            <text:p>1.34206</text:p>
          </table:table-cell>
          <table:table-cell office:value-type="float" office:value="1.57016" calcext:value-type="float">
            <text:p>1.57016</text:p>
          </table:table-cell>
          <table:table-cell office:value-type="float" office:value="1.42829" calcext:value-type="float">
            <text:p>1.42829</text:p>
          </table:table-cell>
          <table:table-cell office:value-type="float" office:value="2.06377" calcext:value-type="float">
            <text:p>2.06377</text:p>
          </table:table-cell>
          <table:table-cell office:value-type="float" office:value="1.53786" calcext:value-type="float">
            <text:p>1.5378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51284" calcext:value-type="float">
            <text:p>3.51284</text:p>
          </table:table-cell>
          <table:table-cell office:value-type="float" office:value="3.45387" calcext:value-type="float">
            <text:p>3.45387</text:p>
          </table:table-cell>
          <table:table-cell office:value-type="float" office:value="2.09443" calcext:value-type="float">
            <text:p>2.09443</text:p>
          </table:table-cell>
          <table:table-cell office:value-type="float" office:value="2.84102" calcext:value-type="float">
            <text:p>2.84102</text:p>
          </table:table-cell>
          <table:table-cell office:value-type="float" office:value="1.51912" calcext:value-type="float">
            <text:p>1.51912</text:p>
          </table:table-cell>
          <table:table-cell office:value-type="float" office:value="2.30379" calcext:value-type="float">
            <text:p>2.30379</text:p>
          </table:table-cell>
          <table:table-cell office:value-type="float" office:value="2.04629" calcext:value-type="float">
            <text:p>2.04629</text:p>
          </table:table-cell>
          <table:table-cell office:value-type="float" office:value="1.73165" calcext:value-type="float">
            <text:p>1.7316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349" calcext:value-type="float">
            <text:p>0.65349</text:p>
          </table:table-cell>
          <table:table-cell office:value-type="float" office:value="3.44019" calcext:value-type="float">
            <text:p>3.44019</text:p>
          </table:table-cell>
          <table:table-cell office:value-type="float" office:value="2.86888" calcext:value-type="float">
            <text:p>2.86888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1.98191" calcext:value-type="float">
            <text:p>1.98191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2.88639" calcext:value-type="float">
            <text:p>2.88639</text:p>
          </table:table-cell>
          <table:table-cell office:value-type="float" office:value="6.53582" calcext:value-type="float">
            <text:p>6.5358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46384" calcext:value-type="float">
            <text:p>2.46384</text:p>
          </table:table-cell>
          <table:table-cell office:value-type="float" office:value="0.68959" calcext:value-type="float">
            <text:p>0.68959</text:p>
          </table:table-cell>
          <table:table-cell office:value-type="float" office:value="2.54161" calcext:value-type="float">
            <text:p>2.54161</text:p>
          </table:table-cell>
          <table:table-cell office:value-type="float" office:value="2.31789" calcext:value-type="float">
            <text:p>2.31789</text:p>
          </table:table-cell>
          <table:table-cell office:value-type="float" office:value="2.85954" calcext:value-type="float">
            <text:p>2.85954</text:p>
          </table:table-cell>
          <table:table-cell office:value-type="float" office:value="3.00017" calcext:value-type="float">
            <text:p>3.00017</text:p>
          </table:table-cell>
          <table:table-cell office:value-type="float" office:value="2.50279" calcext:value-type="float">
            <text:p>2.50279</text:p>
          </table:table-cell>
          <table:table-cell office:value-type="float" office:value="1.32321" calcext:value-type="float">
            <text:p>1.3232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88674" calcext:value-type="float">
            <text:p>2.88674</text:p>
          </table:table-cell>
          <table:table-cell office:value-type="float" office:value="2.57672" calcext:value-type="float">
            <text:p>2.57672</text:p>
          </table:table-cell>
          <table:table-cell office:value-type="float" office:value="2.20881" calcext:value-type="float">
            <text:p>2.20881</text:p>
          </table:table-cell>
          <table:table-cell office:value-type="float" office:value="3.5526" calcext:value-type="float">
            <text:p>3.5526</text:p>
          </table:table-cell>
          <table:table-cell office:value-type="float" office:value="1.02961" calcext:value-type="float">
            <text:p>1.02961</text:p>
          </table:table-cell>
          <table:table-cell office:value-type="float" office:value="0.19804" calcext:value-type="float">
            <text:p>0.19804</text:p>
          </table:table-cell>
          <table:table-cell office:value-type="float" office:value="1.55989" calcext:value-type="float">
            <text:p>1.55989</text:p>
          </table:table-cell>
          <table:table-cell office:value-type="float" office:value="4.82544" calcext:value-type="float">
            <text:p>4.8254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7541" calcext:value-type="float">
            <text:p>1.07541</text:p>
          </table:table-cell>
          <table:table-cell office:value-type="float" office:value="2.31962" calcext:value-type="float">
            <text:p>2.31962</text:p>
          </table:table-cell>
          <table:table-cell office:value-type="float" office:value="1.02848" calcext:value-type="float">
            <text:p>1.02848</text:p>
          </table:table-cell>
          <table:table-cell office:value-type="float" office:value="2.26769" calcext:value-type="float">
            <text:p>2.26769</text:p>
          </table:table-cell>
          <table:table-cell office:value-type="float" office:value="2.68594" calcext:value-type="float">
            <text:p>2.68594</text:p>
          </table:table-cell>
          <table:table-cell office:value-type="float" office:value="2.71459" calcext:value-type="float">
            <text:p>2.71459</text:p>
          </table:table-cell>
          <table:table-cell office:value-type="float" office:value="2.30111" calcext:value-type="float">
            <text:p>2.30111</text:p>
          </table:table-cell>
          <table:table-cell office:value-type="float" office:value="0.73505" calcext:value-type="float">
            <text:p>0.7350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71677" calcext:value-type="float">
            <text:p>2.71677</text:p>
          </table:table-cell>
          <table:table-cell office:value-type="float" office:value="2.85536" calcext:value-type="float">
            <text:p>2.85536</text:p>
          </table:table-cell>
          <table:table-cell office:value-type="float" office:value="1.7285" calcext:value-type="float">
            <text:p>1.7285</text:p>
          </table:table-cell>
          <table:table-cell office:value-type="float" office:value="2.19577" calcext:value-type="float">
            <text:p>2.19577</text:p>
          </table:table-cell>
          <table:table-cell office:value-type="float" office:value="2.668" calcext:value-type="float">
            <text:p>2.668</text:p>
          </table:table-cell>
          <table:table-cell office:value-type="float" office:value="2.25257" calcext:value-type="float">
            <text:p>2.25257</text:p>
          </table:table-cell>
          <table:table-cell office:value-type="float" office:value="3.61135" calcext:value-type="float">
            <text:p>3.61135</text:p>
          </table:table-cell>
          <table:table-cell office:value-type="float" office:value="1.67175" calcext:value-type="float">
            <text:p>1.6717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1117" calcext:value-type="float">
            <text:p>1.51117</text:p>
          </table:table-cell>
          <table:table-cell office:value-type="float" office:value="1.43201" calcext:value-type="float">
            <text:p>1.43201</text:p>
          </table:table-cell>
          <table:table-cell office:value-type="float" office:value="1.5875" calcext:value-type="float">
            <text:p>1.5875</text:p>
          </table:table-cell>
          <table:table-cell office:value-type="float" office:value="3.26204" calcext:value-type="float">
            <text:p>3.26204</text:p>
          </table:table-cell>
          <table:table-cell office:value-type="float" office:value="4.85425" calcext:value-type="float">
            <text:p>4.85425</text:p>
          </table:table-cell>
          <table:table-cell office:value-type="float" office:value="2.00371" calcext:value-type="float">
            <text:p>2.00371</text:p>
          </table:table-cell>
          <table:table-cell office:value-type="float" office:value="2.21004" calcext:value-type="float">
            <text:p>2.21004</text:p>
          </table:table-cell>
          <table:table-cell office:value-type="float" office:value="2.85467" calcext:value-type="float">
            <text:p>2.8546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0205" calcext:value-type="float">
            <text:p>2.90205</text:p>
          </table:table-cell>
          <table:table-cell office:value-type="float" office:value="1.86232" calcext:value-type="float">
            <text:p>1.86232</text:p>
          </table:table-cell>
          <table:table-cell office:value-type="float" office:value="0.59754" calcext:value-type="float">
            <text:p>0.59754</text:p>
          </table:table-cell>
          <table:table-cell office:value-type="float" office:value="1.98882" calcext:value-type="float">
            <text:p>1.98882</text:p>
          </table:table-cell>
          <table:table-cell office:value-type="float" office:value="0.69014" calcext:value-type="float">
            <text:p>0.69014</text:p>
          </table:table-cell>
          <table:table-cell office:value-type="float" office:value="0.63944" calcext:value-type="float">
            <text:p>0.63944</text:p>
          </table:table-cell>
          <table:table-cell office:value-type="float" office:value="0.59905" calcext:value-type="float">
            <text:p>0.59905</text:p>
          </table:table-cell>
          <table:table-cell office:value-type="float" office:value="1.4768" calcext:value-type="float">
            <text:p>1.476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0988" calcext:value-type="float">
            <text:p>0.70988</text:p>
          </table:table-cell>
          <table:table-cell office:value-type="float" office:value="2.39408" calcext:value-type="float">
            <text:p>2.39408</text:p>
          </table:table-cell>
          <table:table-cell office:value-type="float" office:value="1.44599" calcext:value-type="float">
            <text:p>1.44599</text:p>
          </table:table-cell>
          <table:table-cell office:value-type="float" office:value="2.34769" calcext:value-type="float">
            <text:p>2.34769</text:p>
          </table:table-cell>
          <table:table-cell office:value-type="float" office:value="2.40469" calcext:value-type="float">
            <text:p>2.40469</text:p>
          </table:table-cell>
          <table:table-cell office:value-type="float" office:value="1.28121" calcext:value-type="float">
            <text:p>1.28121</text:p>
          </table:table-cell>
          <table:table-cell office:value-type="float" office:value="2.40108" calcext:value-type="float">
            <text:p>2.40108</text:p>
          </table:table-cell>
          <table:table-cell office:value-type="float" office:value="2.74352" calcext:value-type="float">
            <text:p>2.7435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3819" calcext:value-type="float">
            <text:p>0.63819</text:p>
          </table:table-cell>
          <table:table-cell office:value-type="float" office:value="1.0153" calcext:value-type="float">
            <text:p>1.0153</text:p>
          </table:table-cell>
          <table:table-cell office:value-type="float" office:value="3.1052" calcext:value-type="float">
            <text:p>3.1052</text:p>
          </table:table-cell>
          <table:table-cell office:value-type="float" office:value="1.47754" calcext:value-type="float">
            <text:p>1.47754</text:p>
          </table:table-cell>
          <table:table-cell office:value-type="float" office:value="1.03957" calcext:value-type="float">
            <text:p>1.03957</text:p>
          </table:table-cell>
          <table:table-cell office:value-type="float" office:value="1.98182" calcext:value-type="float">
            <text:p>1.98182</text:p>
          </table:table-cell>
          <table:table-cell office:value-type="float" office:value="2.30573" calcext:value-type="float">
            <text:p>2.30573</text:p>
          </table:table-cell>
          <table:table-cell office:value-type="float" office:value="0.90169" calcext:value-type="float">
            <text:p>0.9016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63607" calcext:value-type="float">
            <text:p>1.63607</text:p>
          </table:table-cell>
          <table:table-cell office:value-type="float" office:value="2.3124" calcext:value-type="float">
            <text:p>2.3124</text:p>
          </table:table-cell>
          <table:table-cell office:value-type="float" office:value="1.68791" calcext:value-type="float">
            <text:p>1.68791</text:p>
          </table:table-cell>
          <table:table-cell office:value-type="float" office:value="1.06324" calcext:value-type="float">
            <text:p>1.06324</text:p>
          </table:table-cell>
          <table:table-cell office:value-type="float" office:value="0.60493" calcext:value-type="float">
            <text:p>0.60493</text:p>
          </table:table-cell>
          <table:table-cell office:value-type="float" office:value="1.27509" calcext:value-type="float">
            <text:p>1.27509</text:p>
          </table:table-cell>
          <table:table-cell office:value-type="float" office:value="0.19389" calcext:value-type="float">
            <text:p>0.19389</text:p>
          </table:table-cell>
          <table:table-cell office:value-type="float" office:value="1.25438" calcext:value-type="float">
            <text:p>1.2543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0.19529" calcext:value-type="float">
            <text:p>0.19529</text:p>
          </table:table-cell>
          <table:table-cell office:value-type="float" office:value="0.22633" calcext:value-type="float">
            <text:p>0.22633</text:p>
          </table:table-cell>
          <table:table-cell office:value-type="float" office:value="3.93599" calcext:value-type="float">
            <text:p>3.93599</text:p>
          </table:table-cell>
          <table:table-cell office:value-type="float" office:value="2.3305" calcext:value-type="float">
            <text:p>2.3305</text:p>
          </table:table-cell>
          <table:table-cell office:value-type="float" office:value="3.0161" calcext:value-type="float">
            <text:p>3.0161</text:p>
          </table:table-cell>
          <table:table-cell office:value-type="float" office:value="1.21644" calcext:value-type="float">
            <text:p>1.21644</text:p>
          </table:table-cell>
          <table:table-cell office:value-type="float" office:value="1.06604" calcext:value-type="float">
            <text:p>1.0660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78221" calcext:value-type="float">
            <text:p>2.78221</text:p>
          </table:table-cell>
          <table:table-cell office:value-type="float" office:value="2.01604" calcext:value-type="float">
            <text:p>2.01604</text:p>
          </table:table-cell>
          <table:table-cell office:value-type="float" office:value="2.99519" calcext:value-type="float">
            <text:p>2.99519</text:p>
          </table:table-cell>
          <table:table-cell office:value-type="float" office:value="4.20912" calcext:value-type="float">
            <text:p>4.20912</text:p>
          </table:table-cell>
          <table:table-cell office:value-type="float" office:value="4.23808" calcext:value-type="float">
            <text:p>4.23808</text:p>
          </table:table-cell>
          <table:table-cell office:value-type="float" office:value="3.43921" calcext:value-type="float">
            <text:p>3.43921</text:p>
          </table:table-cell>
          <table:table-cell office:value-type="float" office:value="1.58077" calcext:value-type="float">
            <text:p>1.58077</text:p>
          </table:table-cell>
          <table:table-cell office:value-type="float" office:value="3.28849" calcext:value-type="float">
            <text:p>3.2884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71734" calcext:value-type="float">
            <text:p>2.71734</text:p>
          </table:table-cell>
          <table:table-cell office:value-type="float" office:value="4.23775" calcext:value-type="float">
            <text:p>4.23775</text:p>
          </table:table-cell>
          <table:table-cell office:value-type="float" office:value="1.72477" calcext:value-type="float">
            <text:p>1.72477</text:p>
          </table:table-cell>
          <table:table-cell office:value-type="float" office:value="1.38914" calcext:value-type="float">
            <text:p>1.38914</text:p>
          </table:table-cell>
          <table:table-cell office:value-type="float" office:value="2.2969" calcext:value-type="float">
            <text:p>2.2969</text:p>
          </table:table-cell>
          <table:table-cell office:value-type="float" office:value="3.33695" calcext:value-type="float">
            <text:p>3.33695</text:p>
          </table:table-cell>
          <table:table-cell office:value-type="float" office:value="1.42933" calcext:value-type="float">
            <text:p>1.42933</text:p>
          </table:table-cell>
          <table:table-cell office:value-type="float" office:value="4.51804" calcext:value-type="float">
            <text:p>4.5180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11037" calcext:value-type="float">
            <text:p>1.11037</text:p>
          </table:table-cell>
          <table:table-cell office:value-type="float" office:value="1.51163" calcext:value-type="float">
            <text:p>1.51163</text:p>
          </table:table-cell>
          <table:table-cell office:value-type="float" office:value="3.33492" calcext:value-type="float">
            <text:p>3.33492</text:p>
          </table:table-cell>
          <table:table-cell office:value-type="float" office:value="3.57824" calcext:value-type="float">
            <text:p>3.57824</text:p>
          </table:table-cell>
          <table:table-cell office:value-type="float" office:value="2.00365" calcext:value-type="float">
            <text:p>2.00365</text:p>
          </table:table-cell>
          <table:table-cell office:value-type="float" office:value="2.5603" calcext:value-type="float">
            <text:p>2.5603</text:p>
          </table:table-cell>
          <table:table-cell office:value-type="float" office:value="0.64223" calcext:value-type="float">
            <text:p>0.64223</text:p>
          </table:table-cell>
          <table:table-cell office:value-type="float" office:value="1.70207" calcext:value-type="float">
            <text:p>1.7020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29435" calcext:value-type="float">
            <text:p>2.29435</text:p>
          </table:table-cell>
          <table:table-cell office:value-type="float" office:value="1.19184" calcext:value-type="float">
            <text:p>1.19184</text:p>
          </table:table-cell>
          <table:table-cell office:value-type="float" office:value="2.75487" calcext:value-type="float">
            <text:p>2.75487</text:p>
          </table:table-cell>
          <table:table-cell office:value-type="float" office:value="0.83813" calcext:value-type="float">
            <text:p>0.83813</text:p>
          </table:table-cell>
          <table:table-cell office:value-type="float" office:value="1.99755" calcext:value-type="float">
            <text:p>1.99755</text:p>
          </table:table-cell>
          <table:table-cell office:value-type="float" office:value="1.15994" calcext:value-type="float">
            <text:p>1.15994</text:p>
          </table:table-cell>
          <table:table-cell office:value-type="float" office:value="1.94727" calcext:value-type="float">
            <text:p>1.94727</text:p>
          </table:table-cell>
          <table:table-cell office:value-type="float" office:value="0.70886" calcext:value-type="float">
            <text:p>0.7088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64844" calcext:value-type="float">
            <text:p>3.64844</text:p>
          </table:table-cell>
          <table:table-cell office:value-type="float" office:value="1.71232" calcext:value-type="float">
            <text:p>1.71232</text:p>
          </table:table-cell>
          <table:table-cell office:value-type="float" office:value="3.02372" calcext:value-type="float">
            <text:p>3.02372</text:p>
          </table:table-cell>
          <table:table-cell office:value-type="float" office:value="1.62404" calcext:value-type="float">
            <text:p>1.62404</text:p>
          </table:table-cell>
          <table:table-cell office:value-type="float" office:value="1.58587" calcext:value-type="float">
            <text:p>1.58587</text:p>
          </table:table-cell>
          <table:table-cell office:value-type="float" office:value="1.73465" calcext:value-type="float">
            <text:p>1.73465</text:p>
          </table:table-cell>
          <table:table-cell office:value-type="float" office:value="0.98826" calcext:value-type="float">
            <text:p>0.98826</text:p>
          </table:table-cell>
          <table:table-cell office:value-type="float" office:value="0.52735" calcext:value-type="float">
            <text:p>0.5273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68519" calcext:value-type="float">
            <text:p>3.68519</text:p>
          </table:table-cell>
          <table:table-cell office:value-type="float" office:value="4.36599" calcext:value-type="float">
            <text:p>4.36599</text:p>
          </table:table-cell>
          <table:table-cell office:value-type="float" office:value="0.95721" calcext:value-type="float">
            <text:p>0.95721</text:p>
          </table:table-cell>
          <table:table-cell office:value-type="float" office:value="2.09499" calcext:value-type="float">
            <text:p>2.09499</text:p>
          </table:table-cell>
          <table:table-cell office:value-type="float" office:value="3.56285" calcext:value-type="float">
            <text:p>3.56285</text:p>
          </table:table-cell>
          <table:table-cell office:value-type="float" office:value="2.82201" calcext:value-type="float">
            <text:p>2.82201</text:p>
          </table:table-cell>
          <table:table-cell office:value-type="float" office:value="3.08492" calcext:value-type="float">
            <text:p>3.08492</text:p>
          </table:table-cell>
          <table:table-cell office:value-type="float" office:value="3.06562" calcext:value-type="float">
            <text:p>3.0656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39655" calcext:value-type="float">
            <text:p>4.39655</text:p>
          </table:table-cell>
          <table:table-cell office:value-type="float" office:value="2.50088" calcext:value-type="float">
            <text:p>2.50088</text:p>
          </table:table-cell>
          <table:table-cell office:value-type="float" office:value="3.27393" calcext:value-type="float">
            <text:p>3.27393</text:p>
          </table:table-cell>
          <table:table-cell office:value-type="float" office:value="0.91854" calcext:value-type="float">
            <text:p>0.91854</text:p>
          </table:table-cell>
          <table:table-cell office:value-type="float" office:value="2.09537" calcext:value-type="float">
            <text:p>2.09537</text:p>
          </table:table-cell>
          <table:table-cell office:value-type="float" office:value="3.07415" calcext:value-type="float">
            <text:p>3.07415</text:p>
          </table:table-cell>
          <table:table-cell office:value-type="float" office:value="3.07674" calcext:value-type="float">
            <text:p>3.07674</text:p>
          </table:table-cell>
          <table:table-cell office:value-type="float" office:value="3.34062" calcext:value-type="float">
            <text:p>3.3406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2368" calcext:value-type="float">
            <text:p>3.2368</text:p>
          </table:table-cell>
          <table:table-cell office:value-type="float" office:value="1.91257" calcext:value-type="float">
            <text:p>1.91257</text:p>
          </table:table-cell>
          <table:table-cell office:value-type="float" office:value="3.33652" calcext:value-type="float">
            <text:p>3.33652</text:p>
          </table:table-cell>
          <table:table-cell office:value-type="float" office:value="3.94468" calcext:value-type="float">
            <text:p>3.94468</text:p>
          </table:table-cell>
          <table:table-cell office:value-type="float" office:value="2.44474" calcext:value-type="float">
            <text:p>2.44474</text:p>
          </table:table-cell>
          <table:table-cell office:value-type="float" office:value="0.9208" calcext:value-type="float">
            <text:p>0.9208</text:p>
          </table:table-cell>
          <table:table-cell office:value-type="float" office:value="1.66339" calcext:value-type="float">
            <text:p>1.66339</text:p>
          </table:table-cell>
          <table:table-cell office:value-type="float" office:value="0.45011" calcext:value-type="float">
            <text:p>0.4501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13" calcext:value-type="float">
            <text:p>1.13</text:p>
          </table:table-cell>
          <table:table-cell office:value-type="float" office:value="2.45328" calcext:value-type="float">
            <text:p>2.45328</text:p>
          </table:table-cell>
          <table:table-cell office:value-type="float" office:value="3.64312" calcext:value-type="float">
            <text:p>3.64312</text:p>
          </table:table-cell>
          <table:table-cell office:value-type="float" office:value="3.18235" calcext:value-type="float">
            <text:p>3.18235</text:p>
          </table:table-cell>
          <table:table-cell office:value-type="float" office:value="3.8439" calcext:value-type="float">
            <text:p>3.8439</text:p>
          </table:table-cell>
          <table:table-cell office:value-type="float" office:value="2.61887" calcext:value-type="float">
            <text:p>2.61887</text:p>
          </table:table-cell>
          <table:table-cell office:value-type="float" office:value="3.84551" calcext:value-type="float">
            <text:p>3.84551</text:p>
          </table:table-cell>
          <table:table-cell office:value-type="float" office:value="2.68332" calcext:value-type="float">
            <text:p>2.6833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65578" calcext:value-type="float">
            <text:p>3.65578</text:p>
          </table:table-cell>
          <table:table-cell office:value-type="float" office:value="4.9703" calcext:value-type="float">
            <text:p>4.9703</text:p>
          </table:table-cell>
          <table:table-cell office:value-type="float" office:value="0.83143" calcext:value-type="float">
            <text:p>0.83143</text:p>
          </table:table-cell>
          <table:table-cell office:value-type="float" office:value="3.68668" calcext:value-type="float">
            <text:p>3.68668</text:p>
          </table:table-cell>
          <table:table-cell office:value-type="float" office:value="2.29907" calcext:value-type="float">
            <text:p>2.29907</text:p>
          </table:table-cell>
          <table:table-cell office:value-type="float" office:value="2.46852" calcext:value-type="float">
            <text:p>2.46852</text:p>
          </table:table-cell>
          <table:table-cell office:value-type="float" office:value="2.66499" calcext:value-type="float">
            <text:p>2.66499</text:p>
          </table:table-cell>
          <table:table-cell office:value-type="float" office:value="0.26476" calcext:value-type="float">
            <text:p>0.2647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00475" calcext:value-type="float">
            <text:p>1.00475</text:p>
          </table:table-cell>
          <table:table-cell office:value-type="float" office:value="3.99468" calcext:value-type="float">
            <text:p>3.99468</text:p>
          </table:table-cell>
          <table:table-cell office:value-type="float" office:value="2.0489" calcext:value-type="float">
            <text:p>2.0489</text:p>
          </table:table-cell>
          <table:table-cell office:value-type="float" office:value="3.26597" calcext:value-type="float">
            <text:p>3.26597</text:p>
          </table:table-cell>
          <table:table-cell office:value-type="float" office:value="1.82148" calcext:value-type="float">
            <text:p>1.82148</text:p>
          </table:table-cell>
          <table:table-cell office:value-type="float" office:value="2.62086" calcext:value-type="float">
            <text:p>2.62086</text:p>
          </table:table-cell>
          <table:table-cell office:value-type="float" office:value="2.42827" calcext:value-type="float">
            <text:p>2.42827</text:p>
          </table:table-cell>
          <table:table-cell office:value-type="float" office:value="4.36427" calcext:value-type="float">
            <text:p>4.3642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38874" calcext:value-type="float">
            <text:p>2.38874</text:p>
          </table:table-cell>
          <table:table-cell office:value-type="float" office:value="1.77085" calcext:value-type="float">
            <text:p>1.77085</text:p>
          </table:table-cell>
          <table:table-cell office:value-type="float" office:value="5.06242" calcext:value-type="float">
            <text:p>5.06242</text:p>
          </table:table-cell>
          <table:table-cell office:value-type="float" office:value="3.73765" calcext:value-type="float">
            <text:p>3.73765</text:p>
          </table:table-cell>
          <table:table-cell office:value-type="float" office:value="2.16325" calcext:value-type="float">
            <text:p>2.16325</text:p>
          </table:table-cell>
          <table:table-cell office:value-type="float" office:value="1.59385" calcext:value-type="float">
            <text:p>1.59385</text:p>
          </table:table-cell>
          <table:table-cell office:value-type="float" office:value="2.3487" calcext:value-type="float">
            <text:p>2.3487</text:p>
          </table:table-cell>
          <table:table-cell office:value-type="float" office:value="4.2513" calcext:value-type="float">
            <text:p>4.251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6798" calcext:value-type="float">
            <text:p>1.6798</text:p>
          </table:table-cell>
          <table:table-cell office:value-type="float" office:value="0.4766" calcext:value-type="float">
            <text:p>0.4766</text:p>
          </table:table-cell>
          <table:table-cell office:value-type="float" office:value="3.38381" calcext:value-type="float">
            <text:p>3.38381</text:p>
          </table:table-cell>
          <table:table-cell office:value-type="float" office:value="3.32848" calcext:value-type="float">
            <text:p>3.32848</text:p>
          </table:table-cell>
          <table:table-cell office:value-type="float" office:value="3.68455" calcext:value-type="float">
            <text:p>3.68455</text:p>
          </table:table-cell>
          <table:table-cell office:value-type="float" office:value="5.25614" calcext:value-type="float">
            <text:p>5.25614</text:p>
          </table:table-cell>
          <table:table-cell office:value-type="float" office:value="2.33121" calcext:value-type="float">
            <text:p>2.33121</text:p>
          </table:table-cell>
          <table:table-cell office:value-type="float" office:value="3.52353" calcext:value-type="float">
            <text:p>3.5235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64553" calcext:value-type="float">
            <text:p>2.64553</text:p>
          </table:table-cell>
          <table:table-cell office:value-type="float" office:value="3.43963" calcext:value-type="float">
            <text:p>3.43963</text:p>
          </table:table-cell>
          <table:table-cell office:value-type="float" office:value="2.19406" calcext:value-type="float">
            <text:p>2.19406</text:p>
          </table:table-cell>
          <table:table-cell office:value-type="float" office:value="1.42377" calcext:value-type="float">
            <text:p>1.42377</text:p>
          </table:table-cell>
          <table:table-cell office:value-type="float" office:value="0.53398" calcext:value-type="float">
            <text:p>0.53398</text:p>
          </table:table-cell>
          <table:table-cell office:value-type="float" office:value="2.68968" calcext:value-type="float">
            <text:p>2.68968</text:p>
          </table:table-cell>
          <table:table-cell office:value-type="float" office:value="1.79806" calcext:value-type="float">
            <text:p>1.79806</text:p>
          </table:table-cell>
          <table:table-cell office:value-type="float" office:value="0.28134" calcext:value-type="float">
            <text:p>0.2813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51499" calcext:value-type="float">
            <text:p>2.51499</text:p>
          </table:table-cell>
          <table:table-cell office:value-type="float" office:value="1.68124" calcext:value-type="float">
            <text:p>1.68124</text:p>
          </table:table-cell>
          <table:table-cell office:value-type="float" office:value="1.9299" calcext:value-type="float">
            <text:p>1.9299</text:p>
          </table:table-cell>
          <table:table-cell office:value-type="float" office:value="2.62096" calcext:value-type="float">
            <text:p>2.62096</text:p>
          </table:table-cell>
          <table:table-cell office:value-type="float" office:value="2.48607" calcext:value-type="float">
            <text:p>2.48607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1.53483" calcext:value-type="float">
            <text:p>1.53483</text:p>
          </table:table-cell>
          <table:table-cell office:value-type="float" office:value="0.74482" calcext:value-type="float">
            <text:p>0.7448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52762" calcext:value-type="float">
            <text:p>2.52762</text:p>
          </table:table-cell>
          <table:table-cell office:value-type="float" office:value="0.4651" calcext:value-type="float">
            <text:p>0.4651</text:p>
          </table:table-cell>
          <table:table-cell office:value-type="float" office:value="1.91108" calcext:value-type="float">
            <text:p>1.91108</text:p>
          </table:table-cell>
          <table:table-cell office:value-type="float" office:value="1.84185" calcext:value-type="float">
            <text:p>1.84185</text:p>
          </table:table-cell>
          <table:table-cell office:value-type="float" office:value="1.52128" calcext:value-type="float">
            <text:p>1.52128</text:p>
          </table:table-cell>
          <table:table-cell office:value-type="float" office:value="2.8035" calcext:value-type="float">
            <text:p>2.8035</text:p>
          </table:table-cell>
          <table:table-cell office:value-type="float" office:value="3.69515" calcext:value-type="float">
            <text:p>3.69515</text:p>
          </table:table-cell>
          <table:table-cell office:value-type="float" office:value="2.59393" calcext:value-type="float">
            <text:p>2.5939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2185" calcext:value-type="float">
            <text:p>1.2185</text:p>
          </table:table-cell>
          <table:table-cell office:value-type="float" office:value="0.99192" calcext:value-type="float">
            <text:p>0.99192</text:p>
          </table:table-cell>
          <table:table-cell office:value-type="float" office:value="2.04201" calcext:value-type="float">
            <text:p>2.04201</text:p>
          </table:table-cell>
          <table:table-cell office:value-type="float" office:value="3.87573" calcext:value-type="float">
            <text:p>3.87573</text:p>
          </table:table-cell>
          <table:table-cell office:value-type="float" office:value="4.49988" calcext:value-type="float">
            <text:p>4.49988</text:p>
          </table:table-cell>
          <table:table-cell office:value-type="float" office:value="5.52446" calcext:value-type="float">
            <text:p>5.52446</text:p>
          </table:table-cell>
          <table:table-cell office:value-type="float" office:value="5.78889" calcext:value-type="float">
            <text:p>5.78889</text:p>
          </table:table-cell>
          <table:table-cell office:value-type="float" office:value="2.56023" calcext:value-type="float">
            <text:p>2.5602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6756" calcext:value-type="float">
            <text:p>0.76756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1.78765" calcext:value-type="float">
            <text:p>1.78765</text:p>
          </table:table-cell>
          <table:table-cell office:value-type="float" office:value="2.10459" calcext:value-type="float">
            <text:p>2.10459</text:p>
          </table:table-cell>
          <table:table-cell office:value-type="float" office:value="2.3065" calcext:value-type="float">
            <text:p>2.3065</text:p>
          </table:table-cell>
          <table:table-cell office:value-type="float" office:value="2.1825" calcext:value-type="float">
            <text:p>2.1825</text:p>
          </table:table-cell>
          <table:table-cell office:value-type="float" office:value="0.863" calcext:value-type="float">
            <text:p>0.863</text:p>
          </table:table-cell>
          <table:table-cell office:value-type="float" office:value="1.86062" calcext:value-type="float">
            <text:p>1.8606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32084" calcext:value-type="float">
            <text:p>5.32084</text:p>
          </table:table-cell>
          <table:table-cell office:value-type="float" office:value="0.60654" calcext:value-type="float">
            <text:p>0.60654</text:p>
          </table:table-cell>
          <table:table-cell office:value-type="float" office:value="1.33307" calcext:value-type="float">
            <text:p>1.33307</text:p>
          </table:table-cell>
          <table:table-cell office:value-type="float" office:value="5.23332" calcext:value-type="float">
            <text:p>5.23332</text:p>
          </table:table-cell>
          <table:table-cell office:value-type="float" office:value="4.42812" calcext:value-type="float">
            <text:p>4.42812</text:p>
          </table:table-cell>
          <table:table-cell office:value-type="float" office:value="5.62815" calcext:value-type="float">
            <text:p>5.62815</text:p>
          </table:table-cell>
          <table:table-cell office:value-type="float" office:value="2.41669" calcext:value-type="float">
            <text:p>2.41669</text:p>
          </table:table-cell>
          <table:table-cell office:value-type="float" office:value="4.92721" calcext:value-type="float">
            <text:p>4.9272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673" calcext:value-type="float">
            <text:p>1.4673</text:p>
          </table:table-cell>
          <table:table-cell office:value-type="float" office:value="1.30427" calcext:value-type="float">
            <text:p>1.30427</text:p>
          </table:table-cell>
          <table:table-cell office:value-type="float" office:value="1.3346" calcext:value-type="float">
            <text:p>1.3346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0018" calcext:value-type="float">
            <text:p>0.60018</text:p>
          </table:table-cell>
          <table:table-cell office:value-type="float" office:value="3.31893" calcext:value-type="float">
            <text:p>3.31893</text:p>
          </table:table-cell>
          <table:table-cell office:value-type="float" office:value="2.43575" calcext:value-type="float">
            <text:p>2.43575</text:p>
          </table:table-cell>
          <table:table-cell office:value-type="float" office:value="2.48966" calcext:value-type="float">
            <text:p>2.4896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36753" calcext:value-type="float">
            <text:p>3.36753</text:p>
          </table:table-cell>
          <table:table-cell office:value-type="float" office:value="2.6417" calcext:value-type="float">
            <text:p>2.6417</text:p>
          </table:table-cell>
          <table:table-cell office:value-type="float" office:value="5.05539" calcext:value-type="float">
            <text:p>5.05539</text:p>
          </table:table-cell>
          <table:table-cell office:value-type="float" office:value="1.74788" calcext:value-type="float">
            <text:p>1.74788</text:p>
          </table:table-cell>
          <table:table-cell office:value-type="float" office:value="2.44341" calcext:value-type="float">
            <text:p>2.44341</text:p>
          </table:table-cell>
          <table:table-cell office:value-type="float" office:value="1.42052" calcext:value-type="float">
            <text:p>1.42052</text:p>
          </table:table-cell>
          <table:table-cell office:value-type="float" office:value="3.06045" calcext:value-type="float">
            <text:p>3.06045</text:p>
          </table:table-cell>
          <table:table-cell office:value-type="float" office:value="2.89124" calcext:value-type="float">
            <text:p>2.8912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26186" calcext:value-type="float">
            <text:p>3.26186</text:p>
          </table:table-cell>
          <table:table-cell office:value-type="float" office:value="4.3475" calcext:value-type="float">
            <text:p>4.3475</text:p>
          </table:table-cell>
          <table:table-cell office:value-type="float" office:value="4.04298" calcext:value-type="float">
            <text:p>4.04298</text:p>
          </table:table-cell>
          <table:table-cell office:value-type="float" office:value="4.62284" calcext:value-type="float">
            <text:p>4.62284</text:p>
          </table:table-cell>
          <table:table-cell office:value-type="float" office:value="3.35098" calcext:value-type="float">
            <text:p>3.35098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2.25933" calcext:value-type="float">
            <text:p>2.25933</text:p>
          </table:table-cell>
          <table:table-cell office:value-type="float" office:value="3.14699" calcext:value-type="float">
            <text:p>3.1469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96204" calcext:value-type="float">
            <text:p>1.96204</text:p>
          </table:table-cell>
          <table:table-cell office:value-type="float" office:value="7.41993" calcext:value-type="float">
            <text:p>7.41993</text:p>
          </table:table-cell>
          <table:table-cell office:value-type="float" office:value="1.87094" calcext:value-type="float">
            <text:p>1.87094</text:p>
          </table:table-cell>
          <table:table-cell office:value-type="float" office:value="2.15683" calcext:value-type="float">
            <text:p>2.15683</text:p>
          </table:table-cell>
          <table:table-cell office:value-type="float" office:value="0.27163" calcext:value-type="float">
            <text:p>0.27163</text:p>
          </table:table-cell>
          <table:table-cell office:value-type="float" office:value="1.92876" calcext:value-type="float">
            <text:p>1.92876</text:p>
          </table:table-cell>
          <table:table-cell office:value-type="float" office:value="0.47645" calcext:value-type="float">
            <text:p>0.47645</text:p>
          </table:table-cell>
          <table:table-cell office:value-type="float" office:value="9.13587" calcext:value-type="float">
            <text:p>9.1358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53091" calcext:value-type="float">
            <text:p>2.53091</text:p>
          </table:table-cell>
          <table:table-cell office:value-type="float" office:value="2.90318" calcext:value-type="float">
            <text:p>2.90318</text:p>
          </table:table-cell>
          <table:table-cell office:value-type="float" office:value="1.75723" calcext:value-type="float">
            <text:p>1.75723</text:p>
          </table:table-cell>
          <table:table-cell office:value-type="float" office:value="3.40095" calcext:value-type="float">
            <text:p>3.40095</text:p>
          </table:table-cell>
          <table:table-cell office:value-type="float" office:value="2.11385" calcext:value-type="float">
            <text:p>2.11385</text:p>
          </table:table-cell>
          <table:table-cell office:value-type="float" office:value="3.22137" calcext:value-type="float">
            <text:p>3.22137</text:p>
          </table:table-cell>
          <table:table-cell office:value-type="float" office:value="1.70905" calcext:value-type="float">
            <text:p>1.70905</text:p>
          </table:table-cell>
          <table:table-cell office:value-type="float" office:value="1.38088" calcext:value-type="float">
            <text:p>1.3808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1728" calcext:value-type="float">
            <text:p>2.91728</text:p>
          </table:table-cell>
          <table:table-cell office:value-type="float" office:value="0.91933" calcext:value-type="float">
            <text:p>0.91933</text:p>
          </table:table-cell>
          <table:table-cell office:value-type="float" office:value="1.90351" calcext:value-type="float">
            <text:p>1.90351</text:p>
          </table:table-cell>
          <table:table-cell office:value-type="float" office:value="0.67123" calcext:value-type="float">
            <text:p>0.67123</text:p>
          </table:table-cell>
          <table:table-cell office:value-type="float" office:value="1.08815" calcext:value-type="float">
            <text:p>1.08815</text:p>
          </table:table-cell>
          <table:table-cell office:value-type="float" office:value="0.91111" calcext:value-type="float">
            <text:p>0.91111</text:p>
          </table:table-cell>
          <table:table-cell office:value-type="float" office:value="1.67926" calcext:value-type="float">
            <text:p>1.67926</text:p>
          </table:table-cell>
          <table:table-cell office:value-type="float" office:value="4.82453" calcext:value-type="float">
            <text:p>4.8245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51539" calcext:value-type="float">
            <text:p>2.51539</text:p>
          </table:table-cell>
          <table:table-cell office:value-type="float" office:value="2.06925" calcext:value-type="float">
            <text:p>2.06925</text:p>
          </table:table-cell>
          <table:table-cell office:value-type="float" office:value="2.22356" calcext:value-type="float">
            <text:p>2.22356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1.11216" calcext:value-type="float">
            <text:p>1.11216</text:p>
          </table:table-cell>
          <table:table-cell office:value-type="float" office:value="2.19126" calcext:value-type="float">
            <text:p>2.19126</text:p>
          </table:table-cell>
          <table:table-cell office:value-type="float" office:value="0.58842" calcext:value-type="float">
            <text:p>0.58842</text:p>
          </table:table-cell>
          <table:table-cell office:value-type="float" office:value="1.57731" calcext:value-type="float">
            <text:p>1.5773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24941" calcext:value-type="float">
            <text:p>2.24941</text:p>
          </table:table-cell>
          <table:table-cell office:value-type="float" office:value="0.08017" calcext:value-type="float">
            <text:p>0.08017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1.5316" calcext:value-type="float">
            <text:p>1.5316</text:p>
          </table:table-cell>
          <table:table-cell office:value-type="float" office:value="0.80244" calcext:value-type="float">
            <text:p>0.80244</text:p>
          </table:table-cell>
          <table:table-cell office:value-type="float" office:value="2.1834" calcext:value-type="float">
            <text:p>2.1834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2.45003" calcext:value-type="float">
            <text:p>2.4500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36588" calcext:value-type="float">
            <text:p>1.36588</text:p>
          </table:table-cell>
          <table:table-cell office:value-type="float" office:value="1.55052" calcext:value-type="float">
            <text:p>1.55052</text:p>
          </table:table-cell>
          <table:table-cell office:value-type="float" office:value="1.90738" calcext:value-type="float">
            <text:p>1.90738</text:p>
          </table:table-cell>
          <table:table-cell office:value-type="float" office:value="4.18509" calcext:value-type="float">
            <text:p>4.18509</text:p>
          </table:table-cell>
          <table:table-cell office:value-type="float" office:value="3.27388" calcext:value-type="float">
            <text:p>3.27388</text:p>
          </table:table-cell>
          <table:table-cell office:value-type="float" office:value="2.96452" calcext:value-type="float">
            <text:p>2.96452</text:p>
          </table:table-cell>
          <table:table-cell office:value-type="float" office:value="3.40076" calcext:value-type="float">
            <text:p>3.40076</text:p>
          </table:table-cell>
          <table:table-cell office:value-type="float" office:value="4.74577" calcext:value-type="float">
            <text:p>4.7457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21692" calcext:value-type="float">
            <text:p>2.21692</text:p>
          </table:table-cell>
          <table:table-cell office:value-type="float" office:value="2.97846" calcext:value-type="float">
            <text:p>2.97846</text:p>
          </table:table-cell>
          <table:table-cell office:value-type="float" office:value="3.90618" calcext:value-type="float">
            <text:p>3.90618</text:p>
          </table:table-cell>
          <table:table-cell office:value-type="float" office:value="1.30708" calcext:value-type="float">
            <text:p>1.30708</text:p>
          </table:table-cell>
          <table:table-cell office:value-type="float" office:value="0.54423" calcext:value-type="float">
            <text:p>0.54423</text:p>
          </table:table-cell>
          <table:table-cell office:value-type="float" office:value="1.75419" calcext:value-type="float">
            <text:p>1.75419</text:p>
          </table:table-cell>
          <table:table-cell office:value-type="float" office:value="1.27825" calcext:value-type="float">
            <text:p>1.27825</text:p>
          </table:table-cell>
          <table:table-cell office:value-type="float" office:value="2.70834" calcext:value-type="float">
            <text:p>2.7083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93842" calcext:value-type="float">
            <text:p>1.93842</text:p>
          </table:table-cell>
          <table:table-cell office:value-type="float" office:value="3.56556" calcext:value-type="float">
            <text:p>3.56556</text:p>
          </table:table-cell>
          <table:table-cell office:value-type="float" office:value="2.49948" calcext:value-type="float">
            <text:p>2.49948</text:p>
          </table:table-cell>
          <table:table-cell office:value-type="float" office:value="2.72869" calcext:value-type="float">
            <text:p>2.72869</text:p>
          </table:table-cell>
          <table:table-cell office:value-type="float" office:value="1.53276" calcext:value-type="float">
            <text:p>1.53276</text:p>
          </table:table-cell>
          <table:table-cell office:value-type="float" office:value="1.14033" calcext:value-type="float">
            <text:p>1.14033</text:p>
          </table:table-cell>
          <table:table-cell office:value-type="float" office:value="1.98518" calcext:value-type="float">
            <text:p>1.98518</text:p>
          </table:table-cell>
          <table:table-cell office:value-type="float" office:value="1.7398" calcext:value-type="float">
            <text:p>1.739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03579" calcext:value-type="float">
            <text:p>3.03579</text:p>
          </table:table-cell>
          <table:table-cell office:value-type="float" office:value="0.40889" calcext:value-type="float">
            <text:p>0.40889</text:p>
          </table:table-cell>
          <table:table-cell office:value-type="float" office:value="3.07553" calcext:value-type="float">
            <text:p>3.07553</text:p>
          </table:table-cell>
          <table:table-cell office:value-type="float" office:value="1.81113" calcext:value-type="float">
            <text:p>1.81113</text:p>
          </table:table-cell>
          <table:table-cell office:value-type="float" office:value="2.67963" calcext:value-type="float">
            <text:p>2.67963</text:p>
          </table:table-cell>
          <table:table-cell office:value-type="float" office:value="3.48278" calcext:value-type="float">
            <text:p>3.48278</text:p>
          </table:table-cell>
          <table:table-cell office:value-type="float" office:value="2.06948" calcext:value-type="float">
            <text:p>2.06948</text:p>
          </table:table-cell>
          <table:table-cell office:value-type="float" office:value="1.68052" calcext:value-type="float">
            <text:p>1.6805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56923" calcext:value-type="float">
            <text:p>1.56923</text:p>
          </table:table-cell>
          <table:table-cell office:value-type="float" office:value="2.64995" calcext:value-type="float">
            <text:p>2.64995</text:p>
          </table:table-cell>
          <table:table-cell office:value-type="float" office:value="3.36416" calcext:value-type="float">
            <text:p>3.36416</text:p>
          </table:table-cell>
          <table:table-cell office:value-type="float" office:value="2.38921" calcext:value-type="float">
            <text:p>2.38921</text:p>
          </table:table-cell>
          <table:table-cell office:value-type="float" office:value="0.70338" calcext:value-type="float">
            <text:p>0.70338</text:p>
          </table:table-cell>
          <table:table-cell office:value-type="float" office:value="4.08546" calcext:value-type="float">
            <text:p>4.08546</text:p>
          </table:table-cell>
          <table:table-cell office:value-type="float" office:value="2.856" calcext:value-type="float">
            <text:p>2.856</text:p>
          </table:table-cell>
          <table:table-cell office:value-type="float" office:value="1.83111" calcext:value-type="float">
            <text:p>1.8311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18679" calcext:value-type="float">
            <text:p>1.18679</text:p>
          </table:table-cell>
          <table:table-cell office:value-type="float" office:value="1.74227" calcext:value-type="float">
            <text:p>1.74227</text:p>
          </table:table-cell>
          <table:table-cell office:value-type="float" office:value="0.34061" calcext:value-type="float">
            <text:p>0.34061</text:p>
          </table:table-cell>
          <table:table-cell office:value-type="float" office:value="0.91962" calcext:value-type="float">
            <text:p>0.91962</text:p>
          </table:table-cell>
          <table:table-cell office:value-type="float" office:value="1.06829" calcext:value-type="float">
            <text:p>1.06829</text:p>
          </table:table-cell>
          <table:table-cell office:value-type="float" office:value="0.44023" calcext:value-type="float">
            <text:p>0.44023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0.63133" calcext:value-type="float">
            <text:p>0.6313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0793" calcext:value-type="float">
            <text:p>1.20793</text:p>
          </table:table-cell>
          <table:table-cell office:value-type="float" office:value="0.94428" calcext:value-type="float">
            <text:p>0.94428</text:p>
          </table:table-cell>
          <table:table-cell office:value-type="float" office:value="1.79232" calcext:value-type="float">
            <text:p>1.79232</text:p>
          </table:table-cell>
          <table:table-cell office:value-type="float" office:value="2.02677" calcext:value-type="float">
            <text:p>2.02677</text:p>
          </table:table-cell>
          <table:table-cell office:value-type="float" office:value="0.50298" calcext:value-type="float">
            <text:p>0.50298</text:p>
          </table:table-cell>
          <table:table-cell office:value-type="float" office:value="0.7961" calcext:value-type="float">
            <text:p>0.7961</text:p>
          </table:table-cell>
          <table:table-cell office:value-type="float" office:value="1.51469" calcext:value-type="float">
            <text:p>1.51469</text:p>
          </table:table-cell>
          <table:table-cell office:value-type="float" office:value="0.64387" calcext:value-type="float">
            <text:p>0.6438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48434" calcext:value-type="float">
            <text:p>3.48434</text:p>
          </table:table-cell>
          <table:table-cell office:value-type="float" office:value="3.51344" calcext:value-type="float">
            <text:p>3.51344</text:p>
          </table:table-cell>
          <table:table-cell office:value-type="float" office:value="3.95129" calcext:value-type="float">
            <text:p>3.95129</text:p>
          </table:table-cell>
          <table:table-cell office:value-type="float" office:value="0.73363" calcext:value-type="float">
            <text:p>0.73363</text:p>
          </table:table-cell>
          <table:table-cell office:value-type="float" office:value="1.81946" calcext:value-type="float">
            <text:p>1.81946</text:p>
          </table:table-cell>
          <table:table-cell office:value-type="float" office:value="5.36381" calcext:value-type="float">
            <text:p>5.36381</text:p>
          </table:table-cell>
          <table:table-cell office:value-type="float" office:value="5.44816" calcext:value-type="float">
            <text:p>5.44816</text:p>
          </table:table-cell>
          <table:table-cell office:value-type="float" office:value="3.95464" calcext:value-type="float">
            <text:p>3.9546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38" calcext:value-type="float">
            <text:p>1.47738</text:p>
          </table:table-cell>
          <table:table-cell office:value-type="float" office:value="3.12353" calcext:value-type="float">
            <text:p>3.12353</text:p>
          </table:table-cell>
          <table:table-cell office:value-type="float" office:value="1.28107" calcext:value-type="float">
            <text:p>1.28107</text:p>
          </table:table-cell>
          <table:table-cell office:value-type="float" office:value="2.97876" calcext:value-type="float">
            <text:p>2.97876</text:p>
          </table:table-cell>
          <table:table-cell office:value-type="float" office:value="1.08161" calcext:value-type="float">
            <text:p>1.08161</text:p>
          </table:table-cell>
          <table:table-cell office:value-type="float" office:value="3.91106" calcext:value-type="float">
            <text:p>3.91106</text:p>
          </table:table-cell>
          <table:table-cell office:value-type="float" office:value="1.67763" calcext:value-type="float">
            <text:p>1.67763</text:p>
          </table:table-cell>
          <table:table-cell office:value-type="float" office:value="3.13235" calcext:value-type="float">
            <text:p>3.1323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37519" calcext:value-type="float">
            <text:p>1.37519</text:p>
          </table:table-cell>
          <table:table-cell office:value-type="float" office:value="1.01159" calcext:value-type="float">
            <text:p>1.01159</text:p>
          </table:table-cell>
          <table:table-cell office:value-type="float" office:value="2.63678" calcext:value-type="float">
            <text:p>2.63678</text:p>
          </table:table-cell>
          <table:table-cell office:value-type="float" office:value="1.24418" calcext:value-type="float">
            <text:p>1.24418</text:p>
          </table:table-cell>
          <table:table-cell office:value-type="float" office:value="0.31935" calcext:value-type="float">
            <text:p>0.31935</text:p>
          </table:table-cell>
          <table:table-cell office:value-type="float" office:value="0.64215" calcext:value-type="float">
            <text:p>0.64215</text:p>
          </table:table-cell>
          <table:table-cell office:value-type="float" office:value="2.55551" calcext:value-type="float">
            <text:p>2.55551</text:p>
          </table:table-cell>
          <table:table-cell office:value-type="float" office:value="1.88199" calcext:value-type="float">
            <text:p>1.8819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27401" calcext:value-type="float">
            <text:p>3.27401</text:p>
          </table:table-cell>
          <table:table-cell office:value-type="float" office:value="1.79347" calcext:value-type="float">
            <text:p>1.79347</text:p>
          </table:table-cell>
          <table:table-cell office:value-type="float" office:value="1.1297" calcext:value-type="float">
            <text:p>1.1297</text:p>
          </table:table-cell>
          <table:table-cell office:value-type="float" office:value="3.12048" calcext:value-type="float">
            <text:p>3.12048</text:p>
          </table:table-cell>
          <table:table-cell office:value-type="float" office:value="5.13201" calcext:value-type="float">
            <text:p>5.13201</text:p>
          </table:table-cell>
          <table:table-cell office:value-type="float" office:value="6.59343" calcext:value-type="float">
            <text:p>6.59343</text:p>
          </table:table-cell>
          <table:table-cell office:value-type="float" office:value="3.75313" calcext:value-type="float">
            <text:p>3.75313</text:p>
          </table:table-cell>
          <table:table-cell office:value-type="float" office:value="4.03251" calcext:value-type="float">
            <text:p>4.0325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32987" calcext:value-type="float">
            <text:p>7.32987</text:p>
          </table:table-cell>
          <table:table-cell office:value-type="float" office:value="8.94078" calcext:value-type="float">
            <text:p>8.94078</text:p>
          </table:table-cell>
          <table:table-cell office:value-type="float" office:value="11.57654" calcext:value-type="float">
            <text:p>11.57654</text:p>
          </table:table-cell>
          <table:table-cell office:value-type="float" office:value="10.31086" calcext:value-type="float">
            <text:p>10.31086</text:p>
          </table:table-cell>
          <table:table-cell office:value-type="float" office:value="7.69756" calcext:value-type="float">
            <text:p>7.69756</text:p>
          </table:table-cell>
          <table:table-cell office:value-type="float" office:value="7.65371" calcext:value-type="float">
            <text:p>7.65371</text:p>
          </table:table-cell>
          <table:table-cell office:value-type="float" office:value="2.21604" calcext:value-type="float">
            <text:p>2.21604</text:p>
          </table:table-cell>
          <table:table-cell office:value-type="float" office:value="4.26755" calcext:value-type="float">
            <text:p>4.2675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4381" calcext:value-type="float">
            <text:p>3.4381</text:p>
          </table:table-cell>
          <table:table-cell office:value-type="float" office:value="3.60074" calcext:value-type="float">
            <text:p>3.60074</text:p>
          </table:table-cell>
          <table:table-cell office:value-type="float" office:value="3.15836" calcext:value-type="float">
            <text:p>3.15836</text:p>
          </table:table-cell>
          <table:table-cell office:value-type="float" office:value="5.49334" calcext:value-type="float">
            <text:p>5.49334</text:p>
          </table:table-cell>
          <table:table-cell office:value-type="float" office:value="4.04776" calcext:value-type="float">
            <text:p>4.04776</text:p>
          </table:table-cell>
          <table:table-cell office:value-type="float" office:value="3.63205" calcext:value-type="float">
            <text:p>3.63205</text:p>
          </table:table-cell>
          <table:table-cell office:value-type="float" office:value="1.89723" calcext:value-type="float">
            <text:p>1.89723</text:p>
          </table:table-cell>
          <table:table-cell office:value-type="float" office:value="0.89703" calcext:value-type="float">
            <text:p>0.8970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64681" calcext:value-type="float">
            <text:p>1.64681</text:p>
          </table:table-cell>
          <table:table-cell office:value-type="float" office:value="2.50006" calcext:value-type="float">
            <text:p>2.50006</text:p>
          </table:table-cell>
          <table:table-cell office:value-type="float" office:value="3.00433" calcext:value-type="float">
            <text:p>3.00433</text:p>
          </table:table-cell>
          <table:table-cell office:value-type="float" office:value="1.38758" calcext:value-type="float">
            <text:p>1.38758</text:p>
          </table:table-cell>
          <table:table-cell office:value-type="float" office:value="0.70729" calcext:value-type="float">
            <text:p>0.70729</text:p>
          </table:table-cell>
          <table:table-cell office:value-type="float" office:value="4.29108" calcext:value-type="float">
            <text:p>4.29108</text:p>
          </table:table-cell>
          <table:table-cell office:value-type="float" office:value="1.28256" calcext:value-type="float">
            <text:p>1.28256</text:p>
          </table:table-cell>
          <table:table-cell office:value-type="float" office:value="1.66631" calcext:value-type="float">
            <text:p>1.6663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35417" calcext:value-type="float">
            <text:p>1.35417</text:p>
          </table:table-cell>
          <table:table-cell office:value-type="float" office:value="4.55035" calcext:value-type="float">
            <text:p>4.55035</text:p>
          </table:table-cell>
          <table:table-cell office:value-type="float" office:value="4.00001" calcext:value-type="float">
            <text:p>4.00001</text:p>
          </table:table-cell>
          <table:table-cell office:value-type="float" office:value="3.85752" calcext:value-type="float">
            <text:p>3.85752</text:p>
          </table:table-cell>
          <table:table-cell office:value-type="float" office:value="1.0928" calcext:value-type="float">
            <text:p>1.0928</text:p>
          </table:table-cell>
          <table:table-cell office:value-type="float" office:value="4.4571" calcext:value-type="float">
            <text:p>4.4571</text:p>
          </table:table-cell>
          <table:table-cell office:value-type="float" office:value="2.44911" calcext:value-type="float">
            <text:p>2.44911</text:p>
          </table:table-cell>
          <table:table-cell office:value-type="float" office:value="1.62274" calcext:value-type="float">
            <text:p>1.6227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35281" calcext:value-type="float">
            <text:p>1.35281</text:p>
          </table:table-cell>
          <table:table-cell office:value-type="float" office:value="2.39646" calcext:value-type="float">
            <text:p>2.39646</text:p>
          </table:table-cell>
          <table:table-cell office:value-type="float" office:value="2.72666" calcext:value-type="float">
            <text:p>2.72666</text:p>
          </table:table-cell>
          <table:table-cell office:value-type="float" office:value="1.4795" calcext:value-type="float">
            <text:p>1.4795</text:p>
          </table:table-cell>
          <table:table-cell office:value-type="float" office:value="1.12148" calcext:value-type="float">
            <text:p>1.12148</text:p>
          </table:table-cell>
          <table:table-cell office:value-type="float" office:value="1.51187" calcext:value-type="float">
            <text:p>1.51187</text:p>
          </table:table-cell>
          <table:table-cell office:value-type="float" office:value="2.17012" calcext:value-type="float">
            <text:p>2.17012</text:p>
          </table:table-cell>
          <table:table-cell office:value-type="float" office:value="3.01356" calcext:value-type="float">
            <text:p>3.0135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74797" calcext:value-type="float">
            <text:p>4.74797</text:p>
          </table:table-cell>
          <table:table-cell office:value-type="float" office:value="1.8262" calcext:value-type="float">
            <text:p>1.8262</text:p>
          </table:table-cell>
          <table:table-cell office:value-type="float" office:value="2.62095" calcext:value-type="float">
            <text:p>2.62095</text:p>
          </table:table-cell>
          <table:table-cell office:value-type="float" office:value="0.78143" calcext:value-type="float">
            <text:p>0.78143</text:p>
          </table:table-cell>
          <table:table-cell office:value-type="float" office:value="1.71882" calcext:value-type="float">
            <text:p>1.71882</text:p>
          </table:table-cell>
          <table:table-cell office:value-type="float" office:value="1.45734" calcext:value-type="float">
            <text:p>1.45734</text:p>
          </table:table-cell>
          <table:table-cell office:value-type="float" office:value="1.2007" calcext:value-type="float">
            <text:p>1.2007</text:p>
          </table:table-cell>
          <table:table-cell office:value-type="float" office:value="3.05712" calcext:value-type="float">
            <text:p>3.0571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19518" calcext:value-type="float">
            <text:p>4.19518</text:p>
          </table:table-cell>
          <table:table-cell office:value-type="float" office:value="5.75916" calcext:value-type="float">
            <text:p>5.75916</text:p>
          </table:table-cell>
          <table:table-cell office:value-type="float" office:value="2.31665" calcext:value-type="float">
            <text:p>2.31665</text:p>
          </table:table-cell>
          <table:table-cell office:value-type="float" office:value="0.5889" calcext:value-type="float">
            <text:p>0.5889</text:p>
          </table:table-cell>
          <table:table-cell office:value-type="float" office:value="2.2924" calcext:value-type="float">
            <text:p>2.2924</text:p>
          </table:table-cell>
          <table:table-cell office:value-type="float" office:value="3.65824" calcext:value-type="float">
            <text:p>3.65824</text:p>
          </table:table-cell>
          <table:table-cell office:value-type="float" office:value="3.38845" calcext:value-type="float">
            <text:p>3.38845</text:p>
          </table:table-cell>
          <table:table-cell office:value-type="float" office:value="3.83616" calcext:value-type="float">
            <text:p>3.8361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70021" calcext:value-type="float">
            <text:p>4.70021</text:p>
          </table:table-cell>
          <table:table-cell office:value-type="float" office:value="4.60176" calcext:value-type="float">
            <text:p>4.60176</text:p>
          </table:table-cell>
          <table:table-cell office:value-type="float" office:value="1.32016" calcext:value-type="float">
            <text:p>1.32016</text:p>
          </table:table-cell>
          <table:table-cell office:value-type="float" office:value="1.8878" calcext:value-type="float">
            <text:p>1.8878</text:p>
          </table:table-cell>
          <table:table-cell office:value-type="float" office:value="1.39066" calcext:value-type="float">
            <text:p>1.39066</text:p>
          </table:table-cell>
          <table:table-cell office:value-type="float" office:value="3.57064" calcext:value-type="float">
            <text:p>3.57064</text:p>
          </table:table-cell>
          <table:table-cell office:value-type="float" office:value="1.43686" calcext:value-type="float">
            <text:p>1.43686</text:p>
          </table:table-cell>
          <table:table-cell office:value-type="float" office:value="1.21929" calcext:value-type="float">
            <text:p>1.2192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33961" calcext:value-type="float">
            <text:p>4.33961</text:p>
          </table:table-cell>
          <table:table-cell office:value-type="float" office:value="4.91496" calcext:value-type="float">
            <text:p>4.91496</text:p>
          </table:table-cell>
          <table:table-cell office:value-type="float" office:value="3.94116" calcext:value-type="float">
            <text:p>3.94116</text:p>
          </table:table-cell>
          <table:table-cell office:value-type="float" office:value="2.60799" calcext:value-type="float">
            <text:p>2.60799</text:p>
          </table:table-cell>
          <table:table-cell office:value-type="float" office:value="0.91071" calcext:value-type="float">
            <text:p>0.91071</text:p>
          </table:table-cell>
          <table:table-cell office:value-type="float" office:value="3.67509" calcext:value-type="float">
            <text:p>3.67509</text:p>
          </table:table-cell>
          <table:table-cell office:value-type="float" office:value="2.52273" calcext:value-type="float">
            <text:p>2.52273</text:p>
          </table:table-cell>
          <table:table-cell office:value-type="float" office:value="2.58975" calcext:value-type="float">
            <text:p>2.58975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6899" calcext:value-type="float">
            <text:p>3.6899</text:p>
          </table:table-cell>
          <table:table-cell office:value-type="float" office:value="2.84933" calcext:value-type="float">
            <text:p>2.84933</text:p>
          </table:table-cell>
          <table:table-cell office:value-type="float" office:value="2.19138" calcext:value-type="float">
            <text:p>2.19138</text:p>
          </table:table-cell>
          <table:table-cell office:value-type="float" office:value="2.14513" calcext:value-type="float">
            <text:p>2.14513</text:p>
          </table:table-cell>
          <table:table-cell office:value-type="float" office:value="0.0872" calcext:value-type="float">
            <text:p>0.0872</text:p>
          </table:table-cell>
          <table:table-cell office:value-type="float" office:value="1.25179" calcext:value-type="float">
            <text:p>1.25179</text:p>
          </table:table-cell>
          <table:table-cell office:value-type="float" office:value="3.77131" calcext:value-type="float">
            <text:p>3.77131</text:p>
          </table:table-cell>
          <table:table-cell office:value-type="float" office:value="3.24185" calcext:value-type="float">
            <text:p>3.2418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54973" calcext:value-type="float">
            <text:p>2.54973</text:p>
          </table:table-cell>
          <table:table-cell office:value-type="float" office:value="1.85641" calcext:value-type="float">
            <text:p>1.85641</text:p>
          </table:table-cell>
          <table:table-cell office:value-type="float" office:value="4.61391" calcext:value-type="float">
            <text:p>4.61391</text:p>
          </table:table-cell>
          <table:table-cell office:value-type="float" office:value="1.25333" calcext:value-type="float">
            <text:p>1.25333</text:p>
          </table:table-cell>
          <table:table-cell office:value-type="float" office:value="2.67138" calcext:value-type="float">
            <text:p>2.67138</text:p>
          </table:table-cell>
          <table:table-cell office:value-type="float" office:value="2.68427" calcext:value-type="float">
            <text:p>2.68427</text:p>
          </table:table-cell>
          <table:table-cell office:value-type="float" office:value="4.57113" calcext:value-type="float">
            <text:p>4.57113</text:p>
          </table:table-cell>
          <table:table-cell office:value-type="float" office:value="6.08326" calcext:value-type="float">
            <text:p>6.0832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1125" calcext:value-type="float">
            <text:p>1.81125</text:p>
          </table:table-cell>
          <table:table-cell office:value-type="float" office:value="1.39682" calcext:value-type="float">
            <text:p>1.39682</text:p>
          </table:table-cell>
          <table:table-cell office:value-type="float" office:value="1.4327" calcext:value-type="float">
            <text:p>1.4327</text:p>
          </table:table-cell>
          <table:table-cell office:value-type="float" office:value="2.82008" calcext:value-type="float">
            <text:p>2.82008</text:p>
          </table:table-cell>
          <table:table-cell office:value-type="float" office:value="4.05892" calcext:value-type="float">
            <text:p>4.05892</text:p>
          </table:table-cell>
          <table:table-cell office:value-type="float" office:value="5.15018" calcext:value-type="float">
            <text:p>5.15018</text:p>
          </table:table-cell>
          <table:table-cell office:value-type="float" office:value="1.02098" calcext:value-type="float">
            <text:p>1.02098</text:p>
          </table:table-cell>
          <table:table-cell office:value-type="float" office:value="2.29737" calcext:value-type="float">
            <text:p>2.29737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32369" calcext:value-type="float">
            <text:p>1.32369</text:p>
          </table:table-cell>
          <table:table-cell office:value-type="float" office:value="0.58989" calcext:value-type="float">
            <text:p>0.58989</text:p>
          </table:table-cell>
          <table:table-cell office:value-type="float" office:value="1.12516" calcext:value-type="float">
            <text:p>1.12516</text:p>
          </table:table-cell>
          <table:table-cell office:value-type="float" office:value="1.59956" calcext:value-type="float">
            <text:p>1.59956</text:p>
          </table:table-cell>
          <table:table-cell office:value-type="float" office:value="2.11553" calcext:value-type="float">
            <text:p>2.11553</text:p>
          </table:table-cell>
          <table:table-cell office:value-type="float" office:value="4.34172" calcext:value-type="float">
            <text:p>4.34172</text:p>
          </table:table-cell>
          <table:table-cell office:value-type="float" office:value="1.98754" calcext:value-type="float">
            <text:p>1.98754</text:p>
          </table:table-cell>
          <table:table-cell office:value-type="float" office:value="1.58711" calcext:value-type="float">
            <text:p>1.5871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52384" calcext:value-type="float">
            <text:p>1.52384</text:p>
          </table:table-cell>
          <table:table-cell office:value-type="float" office:value="5.81455" calcext:value-type="float">
            <text:p>5.81455</text:p>
          </table:table-cell>
          <table:table-cell office:value-type="float" office:value="1.73542" calcext:value-type="float">
            <text:p>1.73542</text:p>
          </table:table-cell>
          <table:table-cell office:value-type="float" office:value="1.38319" calcext:value-type="float">
            <text:p>1.38319</text:p>
          </table:table-cell>
          <table:table-cell office:value-type="float" office:value="1.12146" calcext:value-type="float">
            <text:p>1.12146</text:p>
          </table:table-cell>
          <table:table-cell office:value-type="float" office:value="4.01695" calcext:value-type="float">
            <text:p>4.01695</text:p>
          </table:table-cell>
          <table:table-cell office:value-type="float" office:value="1.02783" calcext:value-type="float">
            <text:p>1.02783</text:p>
          </table:table-cell>
          <table:table-cell office:value-type="float" office:value="1.47031" calcext:value-type="float">
            <text:p>1.4703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8531" calcext:value-type="float">
            <text:p>2.8531</text:p>
          </table:table-cell>
          <table:table-cell office:value-type="float" office:value="3.81359" calcext:value-type="float">
            <text:p>3.81359</text:p>
          </table:table-cell>
          <table:table-cell office:value-type="float" office:value="3.28836" calcext:value-type="float">
            <text:p>3.28836</text:p>
          </table:table-cell>
          <table:table-cell office:value-type="float" office:value="4.57949" calcext:value-type="float">
            <text:p>4.57949</text:p>
          </table:table-cell>
          <table:table-cell office:value-type="float" office:value="2.29015" calcext:value-type="float">
            <text:p>2.29015</text:p>
          </table:table-cell>
          <table:table-cell office:value-type="float" office:value="3.42401" calcext:value-type="float">
            <text:p>3.42401</text:p>
          </table:table-cell>
          <table:table-cell office:value-type="float" office:value="1.82196" calcext:value-type="float">
            <text:p>1.82196</text:p>
          </table:table-cell>
          <table:table-cell office:value-type="float" office:value="0.78251" calcext:value-type="float">
            <text:p>0.7825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27294" calcext:value-type="float">
            <text:p>2.27294</text:p>
          </table:table-cell>
          <table:table-cell office:value-type="float" office:value="3.29438" calcext:value-type="float">
            <text:p>3.29438</text:p>
          </table:table-cell>
          <table:table-cell office:value-type="float" office:value="1.72672" calcext:value-type="float">
            <text:p>1.72672</text:p>
          </table:table-cell>
          <table:table-cell office:value-type="float" office:value="0.64674" calcext:value-type="float">
            <text:p>0.64674</text:p>
          </table:table-cell>
          <table:table-cell office:value-type="float" office:value="3.44723" calcext:value-type="float">
            <text:p>3.44723</text:p>
          </table:table-cell>
          <table:table-cell office:value-type="float" office:value="4.48741" calcext:value-type="float">
            <text:p>4.48741</text:p>
          </table:table-cell>
          <table:table-cell office:value-type="float" office:value="2.4675" calcext:value-type="float">
            <text:p>2.4675</text:p>
          </table:table-cell>
          <table:table-cell office:value-type="float" office:value="4.20047" calcext:value-type="float">
            <text:p>4.2004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72192" calcext:value-type="float">
            <text:p>3.72192</text:p>
          </table:table-cell>
          <table:table-cell office:value-type="float" office:value="3.56414" calcext:value-type="float">
            <text:p>3.56414</text:p>
          </table:table-cell>
          <table:table-cell office:value-type="float" office:value="4.7528" calcext:value-type="float">
            <text:p>4.7528</text:p>
          </table:table-cell>
          <table:table-cell office:value-type="float" office:value="3.23876" calcext:value-type="float">
            <text:p>3.23876</text:p>
          </table:table-cell>
          <table:table-cell office:value-type="float" office:value="0.9824" calcext:value-type="float">
            <text:p>0.9824</text:p>
          </table:table-cell>
          <table:table-cell office:value-type="float" office:value="2.60536" calcext:value-type="float">
            <text:p>2.60536</text:p>
          </table:table-cell>
          <table:table-cell office:value-type="float" office:value="3.33606" calcext:value-type="float">
            <text:p>3.33606</text:p>
          </table:table-cell>
          <table:table-cell office:value-type="float" office:value="3.95273" calcext:value-type="float">
            <text:p>3.9527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5695" calcext:value-type="float">
            <text:p>1.45695</text:p>
          </table:table-cell>
          <table:table-cell office:value-type="float" office:value="4.73846" calcext:value-type="float">
            <text:p>4.73846</text:p>
          </table:table-cell>
          <table:table-cell office:value-type="float" office:value="6.95716" calcext:value-type="float">
            <text:p>6.95716</text:p>
          </table:table-cell>
          <table:table-cell office:value-type="float" office:value="9.79414" calcext:value-type="float">
            <text:p>9.79414</text:p>
          </table:table-cell>
          <table:table-cell office:value-type="float" office:value="7.88945" calcext:value-type="float">
            <text:p>7.88945</text:p>
          </table:table-cell>
          <table:table-cell office:value-type="float" office:value="5.30341" calcext:value-type="float">
            <text:p>5.30341</text:p>
          </table:table-cell>
          <table:table-cell office:value-type="float" office:value="1.30769" calcext:value-type="float">
            <text:p>1.30769</text:p>
          </table:table-cell>
          <table:table-cell office:value-type="float" office:value="2.17741" calcext:value-type="float">
            <text:p>2.1774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99679" calcext:value-type="float">
            <text:p>1.99679</text:p>
          </table:table-cell>
          <table:table-cell office:value-type="float" office:value="2.9028" calcext:value-type="float">
            <text:p>2.9028</text:p>
          </table:table-cell>
          <table:table-cell office:value-type="float" office:value="4.42139" calcext:value-type="float">
            <text:p>4.42139</text:p>
          </table:table-cell>
          <table:table-cell office:value-type="float" office:value="2.77295" calcext:value-type="float">
            <text:p>2.77295</text:p>
          </table:table-cell>
          <table:table-cell office:value-type="float" office:value="1.29343" calcext:value-type="float">
            <text:p>1.29343</text:p>
          </table:table-cell>
          <table:table-cell office:value-type="float" office:value="0.22203" calcext:value-type="float">
            <text:p>0.22203</text:p>
          </table:table-cell>
          <table:table-cell office:value-type="float" office:value="1.0828" calcext:value-type="float">
            <text:p>1.0828</text:p>
          </table:table-cell>
          <table:table-cell office:value-type="float" office:value="1.38614" calcext:value-type="float">
            <text:p>1.3861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9652" calcext:value-type="float">
            <text:p>0.59652</text:p>
          </table:table-cell>
          <table:table-cell office:value-type="float" office:value="1.20032" calcext:value-type="float">
            <text:p>1.20032</text:p>
          </table:table-cell>
          <table:table-cell office:value-type="float" office:value="3.21779" calcext:value-type="float">
            <text:p>3.21779</text:p>
          </table:table-cell>
          <table:table-cell office:value-type="float" office:value="2.87133" calcext:value-type="float">
            <text:p>2.87133</text:p>
          </table:table-cell>
          <table:table-cell office:value-type="float" office:value="1.80149" calcext:value-type="float">
            <text:p>1.80149</text:p>
          </table:table-cell>
          <table:table-cell office:value-type="float" office:value="2.2184" calcext:value-type="float">
            <text:p>2.2184</text:p>
          </table:table-cell>
          <table:table-cell office:value-type="float" office:value="2.70057" calcext:value-type="float">
            <text:p>2.70057</text:p>
          </table:table-cell>
          <table:table-cell office:value-type="float" office:value="1.67217" calcext:value-type="float">
            <text:p>1.6721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69651" calcext:value-type="float">
            <text:p>3.69651</text:p>
          </table:table-cell>
          <table:table-cell office:value-type="float" office:value="5.6299" calcext:value-type="float">
            <text:p>5.6299</text:p>
          </table:table-cell>
          <table:table-cell office:value-type="float" office:value="6.79531" calcext:value-type="float">
            <text:p>6.79531</text:p>
          </table:table-cell>
          <table:table-cell office:value-type="float" office:value="2.32814" calcext:value-type="float">
            <text:p>2.32814</text:p>
          </table:table-cell>
          <table:table-cell office:value-type="float" office:value="2.85422" calcext:value-type="float">
            <text:p>2.85422</text:p>
          </table:table-cell>
          <table:table-cell office:value-type="float" office:value="1.23207" calcext:value-type="float">
            <text:p>1.23207</text:p>
          </table:table-cell>
          <table:table-cell office:value-type="float" office:value="3.90958" calcext:value-type="float">
            <text:p>3.90958</text:p>
          </table:table-cell>
          <table:table-cell office:value-type="float" office:value="3.80235" calcext:value-type="float">
            <text:p>3.8023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5377" calcext:value-type="float">
            <text:p>2.5377</text:p>
          </table:table-cell>
          <table:table-cell office:value-type="float" office:value="2.28033" calcext:value-type="float">
            <text:p>2.28033</text:p>
          </table:table-cell>
          <table:table-cell office:value-type="float" office:value="0.79974" calcext:value-type="float">
            <text:p>0.79974</text:p>
          </table:table-cell>
          <table:table-cell office:value-type="float" office:value="1.31422" calcext:value-type="float">
            <text:p>1.31422</text:p>
          </table:table-cell>
          <table:table-cell office:value-type="float" office:value="2.03669" calcext:value-type="float">
            <text:p>2.03669</text:p>
          </table:table-cell>
          <table:table-cell office:value-type="float" office:value="2.32774" calcext:value-type="float">
            <text:p>2.32774</text:p>
          </table:table-cell>
          <table:table-cell office:value-type="float" office:value="4.58649" calcext:value-type="float">
            <text:p>4.58649</text:p>
          </table:table-cell>
          <table:table-cell office:value-type="float" office:value="2.83947" calcext:value-type="float">
            <text:p>2.83947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80754" calcext:value-type="float">
            <text:p>3.80754</text:p>
          </table:table-cell>
          <table:table-cell office:value-type="float" office:value="3.48994" calcext:value-type="float">
            <text:p>3.48994</text:p>
          </table:table-cell>
          <table:table-cell office:value-type="float" office:value="1.40623" calcext:value-type="float">
            <text:p>1.40623</text:p>
          </table:table-cell>
          <table:table-cell office:value-type="float" office:value="3.1131" calcext:value-type="float">
            <text:p>3.1131</text:p>
          </table:table-cell>
          <table:table-cell office:value-type="float" office:value="4.11948" calcext:value-type="float">
            <text:p>4.11948</text:p>
          </table:table-cell>
          <table:table-cell office:value-type="float" office:value="5.00066" calcext:value-type="float">
            <text:p>5.00066</text:p>
          </table:table-cell>
          <table:table-cell office:value-type="float" office:value="2.63739" calcext:value-type="float">
            <text:p>2.63739</text:p>
          </table:table-cell>
          <table:table-cell office:value-type="float" office:value="3.11861" calcext:value-type="float">
            <text:p>3.1186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22254" calcext:value-type="float">
            <text:p>1.22254</text:p>
          </table:table-cell>
          <table:table-cell office:value-type="float" office:value="1.50043" calcext:value-type="float">
            <text:p>1.50043</text:p>
          </table:table-cell>
          <table:table-cell office:value-type="float" office:value="2.00531" calcext:value-type="float">
            <text:p>2.00531</text:p>
          </table:table-cell>
          <table:table-cell office:value-type="float" office:value="0.3218" calcext:value-type="float">
            <text:p>0.3218</text:p>
          </table:table-cell>
          <table:table-cell office:value-type="float" office:value="2.79077" calcext:value-type="float">
            <text:p>2.79077</text:p>
          </table:table-cell>
          <table:table-cell office:value-type="float" office:value="5.65401" calcext:value-type="float">
            <text:p>5.65401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82588" calcext:value-type="float">
            <text:p>0.8258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28962" calcext:value-type="float">
            <text:p>1.28962</text:p>
          </table:table-cell>
          <table:table-cell office:value-type="float" office:value="2.44316" calcext:value-type="float">
            <text:p>2.44316</text:p>
          </table:table-cell>
          <table:table-cell office:value-type="float" office:value="2.95636" calcext:value-type="float">
            <text:p>2.95636</text:p>
          </table:table-cell>
          <table:table-cell office:value-type="float" office:value="3.14682" calcext:value-type="float">
            <text:p>3.14682</text:p>
          </table:table-cell>
          <table:table-cell office:value-type="float" office:value="1.87838" calcext:value-type="float">
            <text:p>1.87838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2.33715" calcext:value-type="float">
            <text:p>2.33715</text:p>
          </table:table-cell>
          <table:table-cell office:value-type="float" office:value="1.43332" calcext:value-type="float">
            <text:p>1.4333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3808" calcext:value-type="float">
            <text:p>1.93808</text:p>
          </table:table-cell>
          <table:table-cell office:value-type="float" office:value="2.08177" calcext:value-type="float">
            <text:p>2.08177</text:p>
          </table:table-cell>
          <table:table-cell office:value-type="float" office:value="3.33631" calcext:value-type="float">
            <text:p>3.33631</text:p>
          </table:table-cell>
          <table:table-cell office:value-type="float" office:value="4.24839" calcext:value-type="float">
            <text:p>4.24839</text:p>
          </table:table-cell>
          <table:table-cell office:value-type="float" office:value="0.92406" calcext:value-type="float">
            <text:p>0.92406</text:p>
          </table:table-cell>
          <table:table-cell office:value-type="float" office:value="0.92007" calcext:value-type="float">
            <text:p>0.92007</text:p>
          </table:table-cell>
          <table:table-cell office:value-type="float" office:value="0.35047" calcext:value-type="float">
            <text:p>0.35047</text:p>
          </table:table-cell>
          <table:table-cell office:value-type="float" office:value="1.93917" calcext:value-type="float">
            <text:p>1.9391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8168" calcext:value-type="float">
            <text:p>0.18168</text:p>
          </table:table-cell>
          <table:table-cell office:value-type="float" office:value="1.15195" calcext:value-type="float">
            <text:p>1.15195</text:p>
          </table:table-cell>
          <table:table-cell office:value-type="float" office:value="2.43462" calcext:value-type="float">
            <text:p>2.43462</text:p>
          </table:table-cell>
          <table:table-cell office:value-type="float" office:value="4.85485" calcext:value-type="float">
            <text:p>4.85485</text:p>
          </table:table-cell>
          <table:table-cell office:value-type="float" office:value="3.98469" calcext:value-type="float">
            <text:p>3.98469</text:p>
          </table:table-cell>
          <table:table-cell office:value-type="float" office:value="4.28957" calcext:value-type="float">
            <text:p>4.28957</text:p>
          </table:table-cell>
          <table:table-cell office:value-type="float" office:value="4.50065" calcext:value-type="float">
            <text:p>4.50065</text:p>
          </table:table-cell>
          <table:table-cell office:value-type="float" office:value="3.11885" calcext:value-type="float">
            <text:p>3.1188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9696" calcext:value-type="float">
            <text:p>0.69696</text:p>
          </table:table-cell>
          <table:table-cell office:value-type="float" office:value="2.09819" calcext:value-type="float">
            <text:p>2.09819</text:p>
          </table:table-cell>
          <table:table-cell office:value-type="float" office:value="2.41088" calcext:value-type="float">
            <text:p>2.41088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2.12794" calcext:value-type="float">
            <text:p>2.12794</text:p>
          </table:table-cell>
          <table:table-cell office:value-type="float" office:value="3.52248" calcext:value-type="float">
            <text:p>3.52248</text:p>
          </table:table-cell>
          <table:table-cell office:value-type="float" office:value="1.32601" calcext:value-type="float">
            <text:p>1.32601</text:p>
          </table:table-cell>
          <table:table-cell office:value-type="float" office:value="1.2418" calcext:value-type="float">
            <text:p>1.24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7213" calcext:value-type="float">
            <text:p>4.7213</text:p>
          </table:table-cell>
          <table:table-cell office:value-type="float" office:value="4.78971" calcext:value-type="float">
            <text:p>4.78971</text:p>
          </table:table-cell>
          <table:table-cell office:value-type="float" office:value="4.29661" calcext:value-type="float">
            <text:p>4.29661</text:p>
          </table:table-cell>
          <table:table-cell office:value-type="float" office:value="3.84698" calcext:value-type="float">
            <text:p>3.84698</text:p>
          </table:table-cell>
          <table:table-cell office:value-type="float" office:value="2.9563" calcext:value-type="float">
            <text:p>2.9563</text:p>
          </table:table-cell>
          <table:table-cell office:value-type="float" office:value="1.82196" calcext:value-type="float">
            <text:p>1.82196</text:p>
          </table:table-cell>
          <table:table-cell office:value-type="float" office:value="3.73175" calcext:value-type="float">
            <text:p>3.73175</text:p>
          </table:table-cell>
          <table:table-cell office:value-type="float" office:value="3.64349" calcext:value-type="float">
            <text:p>3.6434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24814" calcext:value-type="float">
            <text:p>1.24814</text:p>
          </table:table-cell>
          <table:table-cell office:value-type="float" office:value="0.27023" calcext:value-type="float">
            <text:p>0.27023</text:p>
          </table:table-cell>
          <table:table-cell office:value-type="float" office:value="0.57181" calcext:value-type="float">
            <text:p>0.57181</text:p>
          </table:table-cell>
          <table:table-cell office:value-type="float" office:value="6.84795" calcext:value-type="float">
            <text:p>6.84795</text:p>
          </table:table-cell>
          <table:table-cell office:value-type="float" office:value="3.90624" calcext:value-type="float">
            <text:p>3.90624</text:p>
          </table:table-cell>
          <table:table-cell office:value-type="float" office:value="1.91881" calcext:value-type="float">
            <text:p>1.91881</text:p>
          </table:table-cell>
          <table:table-cell office:value-type="float" office:value="3.10773" calcext:value-type="float">
            <text:p>3.10773</text:p>
          </table:table-cell>
          <table:table-cell office:value-type="float" office:value="2.41001" calcext:value-type="float">
            <text:p>2.410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804" calcext:value-type="float">
            <text:p>1.24804</text:p>
          </table:table-cell>
          <table:table-cell office:value-type="float" office:value="5.04251" calcext:value-type="float">
            <text:p>5.04251</text:p>
          </table:table-cell>
          <table:table-cell office:value-type="float" office:value="3.82972" calcext:value-type="float">
            <text:p>3.82972</text:p>
          </table:table-cell>
          <table:table-cell office:value-type="float" office:value="4.19107" calcext:value-type="float">
            <text:p>4.19107</text:p>
          </table:table-cell>
          <table:table-cell office:value-type="float" office:value="1.56708" calcext:value-type="float">
            <text:p>1.56708</text:p>
          </table:table-cell>
          <table:table-cell office:value-type="float" office:value="2.96915" calcext:value-type="float">
            <text:p>2.96915</text:p>
          </table:table-cell>
          <table:table-cell office:value-type="float" office:value="0.5499" calcext:value-type="float">
            <text:p>0.5499</text:p>
          </table:table-cell>
          <table:table-cell office:value-type="float" office:value="1.51877" calcext:value-type="float">
            <text:p>1.5187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71337" calcext:value-type="float">
            <text:p>3.71337</text:p>
          </table:table-cell>
          <table:table-cell office:value-type="float" office:value="4.12857" calcext:value-type="float">
            <text:p>4.12857</text:p>
          </table:table-cell>
          <table:table-cell office:value-type="float" office:value="1.75518" calcext:value-type="float">
            <text:p>1.75518</text:p>
          </table:table-cell>
          <table:table-cell office:value-type="float" office:value="1.98252" calcext:value-type="float">
            <text:p>1.98252</text:p>
          </table:table-cell>
          <table:table-cell office:value-type="float" office:value="1.12997" calcext:value-type="float">
            <text:p>1.12997</text:p>
          </table:table-cell>
          <table:table-cell office:value-type="float" office:value="5.00921" calcext:value-type="float">
            <text:p>5.00921</text:p>
          </table:table-cell>
          <table:table-cell office:value-type="float" office:value="2.48805" calcext:value-type="float">
            <text:p>2.48805</text:p>
          </table:table-cell>
          <table:table-cell office:value-type="float" office:value="4.71836" calcext:value-type="float">
            <text:p>4.7183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56415" calcext:value-type="float">
            <text:p>3.56415</text:p>
          </table:table-cell>
          <table:table-cell office:value-type="float" office:value="3.809" calcext:value-type="float">
            <text:p>3.809</text:p>
          </table:table-cell>
          <table:table-cell office:value-type="float" office:value="3.41564" calcext:value-type="float">
            <text:p>3.41564</text:p>
          </table:table-cell>
          <table:table-cell office:value-type="float" office:value="2.10623" calcext:value-type="float">
            <text:p>2.10623</text:p>
          </table:table-cell>
          <table:table-cell office:value-type="float" office:value="6.34749" calcext:value-type="float">
            <text:p>6.34749</text:p>
          </table:table-cell>
          <table:table-cell office:value-type="float" office:value="4.87159" calcext:value-type="float">
            <text:p>4.87159</text:p>
          </table:table-cell>
          <table:table-cell office:value-type="float" office:value="4.61507" calcext:value-type="float">
            <text:p>4.61507</text:p>
          </table:table-cell>
          <table:table-cell office:value-type="float" office:value="4.43491" calcext:value-type="float">
            <text:p>4.4349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51064" calcext:value-type="float">
            <text:p>1.51064</text:p>
          </table:table-cell>
          <table:table-cell office:value-type="float" office:value="1.33426" calcext:value-type="float">
            <text:p>1.33426</text:p>
          </table:table-cell>
          <table:table-cell office:value-type="float" office:value="0.50883" calcext:value-type="float">
            <text:p>0.50883</text:p>
          </table:table-cell>
          <table:table-cell office:value-type="float" office:value="3.35532" calcext:value-type="float">
            <text:p>3.35532</text:p>
          </table:table-cell>
          <table:table-cell office:value-type="float" office:value="3.6462" calcext:value-type="float">
            <text:p>3.6462</text:p>
          </table:table-cell>
          <table:table-cell office:value-type="float" office:value="5.72152" calcext:value-type="float">
            <text:p>5.72152</text:p>
          </table:table-cell>
          <table:table-cell office:value-type="float" office:value="2.03779" calcext:value-type="float">
            <text:p>2.03779</text:p>
          </table:table-cell>
          <table:table-cell office:value-type="float" office:value="2.19112" calcext:value-type="float">
            <text:p>2.1911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22033" calcext:value-type="float">
            <text:p>10.22033</text:p>
          </table:table-cell>
          <table:table-cell office:value-type="float" office:value="15.82965" calcext:value-type="float">
            <text:p>15.82965</text:p>
          </table:table-cell>
          <table:table-cell office:value-type="float" office:value="10.72642" calcext:value-type="float">
            <text:p>10.72642</text:p>
          </table:table-cell>
          <table:table-cell office:value-type="float" office:value="17.75778" calcext:value-type="float">
            <text:p>17.75778</text:p>
          </table:table-cell>
          <table:table-cell office:value-type="float" office:value="9.03775" calcext:value-type="float">
            <text:p>9.03775</text:p>
          </table:table-cell>
          <table:table-cell office:value-type="float" office:value="3.49659" calcext:value-type="float">
            <text:p>3.49659</text:p>
          </table:table-cell>
          <table:table-cell office:value-type="float" office:value="6.24334" calcext:value-type="float">
            <text:p>6.24334</text:p>
          </table:table-cell>
          <table:table-cell office:value-type="float" office:value="5.80445" calcext:value-type="float">
            <text:p>5.8044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06261" calcext:value-type="float">
            <text:p>4.06261</text:p>
          </table:table-cell>
          <table:table-cell office:value-type="float" office:value="3.39655" calcext:value-type="float">
            <text:p>3.39655</text:p>
          </table:table-cell>
          <table:table-cell office:value-type="float" office:value="5.74466" calcext:value-type="float">
            <text:p>5.74466</text:p>
          </table:table-cell>
          <table:table-cell office:value-type="float" office:value="6.25385" calcext:value-type="float">
            <text:p>6.25385</text:p>
          </table:table-cell>
          <table:table-cell office:value-type="float" office:value="4.97314" calcext:value-type="float">
            <text:p>4.97314</text:p>
          </table:table-cell>
          <table:table-cell office:value-type="float" office:value="3.54749" calcext:value-type="float">
            <text:p>3.54749</text:p>
          </table:table-cell>
          <table:table-cell office:value-type="float" office:value="5.11368" calcext:value-type="float">
            <text:p>5.11368</text:p>
          </table:table-cell>
          <table:table-cell office:value-type="float" office:value="5.23797" calcext:value-type="float">
            <text:p>5.2379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29" calcext:value-type="float">
            <text:p>0.6129</text:p>
          </table:table-cell>
          <table:table-cell office:value-type="float" office:value="1.40121" calcext:value-type="float">
            <text:p>1.40121</text:p>
          </table:table-cell>
          <table:table-cell office:value-type="float" office:value="0.87279" calcext:value-type="float">
            <text:p>0.87279</text:p>
          </table:table-cell>
          <table:table-cell office:value-type="float" office:value="4.62647" calcext:value-type="float">
            <text:p>4.62647</text:p>
          </table:table-cell>
          <table:table-cell office:value-type="float" office:value="3.11451" calcext:value-type="float">
            <text:p>3.11451</text:p>
          </table:table-cell>
          <table:table-cell office:value-type="float" office:value="2.0366" calcext:value-type="float">
            <text:p>2.0366</text:p>
          </table:table-cell>
          <table:table-cell office:value-type="float" office:value="0.74741" calcext:value-type="float">
            <text:p>0.74741</text:p>
          </table:table-cell>
          <table:table-cell office:value-type="float" office:value="2.06703" calcext:value-type="float">
            <text:p>2.0670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29633" calcext:value-type="float">
            <text:p>1.29633</text:p>
          </table:table-cell>
          <table:table-cell office:value-type="float" office:value="4.827" calcext:value-type="float">
            <text:p>4.827</text:p>
          </table:table-cell>
          <table:table-cell office:value-type="float" office:value="3.65173" calcext:value-type="float">
            <text:p>3.65173</text:p>
          </table:table-cell>
          <table:table-cell office:value-type="float" office:value="1.06842" calcext:value-type="float">
            <text:p>1.06842</text:p>
          </table:table-cell>
          <table:table-cell office:value-type="float" office:value="3.00744" calcext:value-type="float">
            <text:p>3.00744</text:p>
          </table:table-cell>
          <table:table-cell office:value-type="float" office:value="9.35787" calcext:value-type="float">
            <text:p>9.35787</text:p>
          </table:table-cell>
          <table:table-cell office:value-type="float" office:value="2.76712" calcext:value-type="float">
            <text:p>2.76712</text:p>
          </table:table-cell>
          <table:table-cell office:value-type="float" office:value="3.23774" calcext:value-type="float">
            <text:p>3.2377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38067" calcext:value-type="float">
            <text:p>2.38067</text:p>
          </table:table-cell>
          <table:table-cell office:value-type="float" office:value="2.74229" calcext:value-type="float">
            <text:p>2.74229</text:p>
          </table:table-cell>
          <table:table-cell office:value-type="float" office:value="4.29961" calcext:value-type="float">
            <text:p>4.29961</text:p>
          </table:table-cell>
          <table:table-cell office:value-type="float" office:value="4.84228" calcext:value-type="float">
            <text:p>4.84228</text:p>
          </table:table-cell>
          <table:table-cell office:value-type="float" office:value="2.95141" calcext:value-type="float">
            <text:p>2.95141</text:p>
          </table:table-cell>
          <table:table-cell office:value-type="float" office:value="0.64698" calcext:value-type="float">
            <text:p>0.64698</text:p>
          </table:table-cell>
          <table:table-cell office:value-type="float" office:value="2.51582" calcext:value-type="float">
            <text:p>2.51582</text:p>
          </table:table-cell>
          <table:table-cell office:value-type="float" office:value="2.97435" calcext:value-type="float">
            <text:p>2.9743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1074" calcext:value-type="float">
            <text:p>1.1074</text:p>
          </table:table-cell>
          <table:table-cell office:value-type="float" office:value="5.50153" calcext:value-type="float">
            <text:p>5.50153</text:p>
          </table:table-cell>
          <table:table-cell office:value-type="float" office:value="7.11703" calcext:value-type="float">
            <text:p>7.11703</text:p>
          </table:table-cell>
          <table:table-cell office:value-type="float" office:value="3.99161" calcext:value-type="float">
            <text:p>3.99161</text:p>
          </table:table-cell>
          <table:table-cell office:value-type="float" office:value="5.1434" calcext:value-type="float">
            <text:p>5.1434</text:p>
          </table:table-cell>
          <table:table-cell office:value-type="float" office:value="5.048" calcext:value-type="float">
            <text:p>5.048</text:p>
          </table:table-cell>
          <table:table-cell office:value-type="float" office:value="4.6946" calcext:value-type="float">
            <text:p>4.6946</text:p>
          </table:table-cell>
          <table:table-cell office:value-type="float" office:value="2.44226" calcext:value-type="float">
            <text:p>2.4422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2356" calcext:value-type="float">
            <text:p>4.2356</text:p>
          </table:table-cell>
          <table:table-cell office:value-type="float" office:value="2.08179" calcext:value-type="float">
            <text:p>2.08179</text:p>
          </table:table-cell>
          <table:table-cell office:value-type="float" office:value="3.32598" calcext:value-type="float">
            <text:p>3.32598</text:p>
          </table:table-cell>
          <table:table-cell office:value-type="float" office:value="5.54126" calcext:value-type="float">
            <text:p>5.54126</text:p>
          </table:table-cell>
          <table:table-cell office:value-type="float" office:value="4.20888" calcext:value-type="float">
            <text:p>4.20888</text:p>
          </table:table-cell>
          <table:table-cell office:value-type="float" office:value="4.52887" calcext:value-type="float">
            <text:p>4.52887</text:p>
          </table:table-cell>
          <table:table-cell office:value-type="float" office:value="2.57135" calcext:value-type="float">
            <text:p>2.57135</text:p>
          </table:table-cell>
          <table:table-cell office:value-type="float" office:value="5.21922" calcext:value-type="float">
            <text:p>5.2192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70182" calcext:value-type="float">
            <text:p>2.70182</text:p>
          </table:table-cell>
          <table:table-cell office:value-type="float" office:value="1.17869" calcext:value-type="float">
            <text:p>1.17869</text:p>
          </table:table-cell>
          <table:table-cell office:value-type="float" office:value="1.93601" calcext:value-type="float">
            <text:p>1.93601</text:p>
          </table:table-cell>
          <table:table-cell office:value-type="float" office:value="0.96328" calcext:value-type="float">
            <text:p>0.96328</text:p>
          </table:table-cell>
          <table:table-cell office:value-type="float" office:value="1.53295" calcext:value-type="float">
            <text:p>1.53295</text:p>
          </table:table-cell>
          <table:table-cell office:value-type="float" office:value="2.82838" calcext:value-type="float">
            <text:p>2.82838</text:p>
          </table:table-cell>
          <table:table-cell office:value-type="float" office:value="4.9118" calcext:value-type="float">
            <text:p>4.9118</text:p>
          </table:table-cell>
          <table:table-cell office:value-type="float" office:value="4.71902" calcext:value-type="float">
            <text:p>4.7190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79139" calcext:value-type="float">
            <text:p>2.79139</text:p>
          </table:table-cell>
          <table:table-cell office:value-type="float" office:value="2.71296" calcext:value-type="float">
            <text:p>2.71296</text:p>
          </table:table-cell>
          <table:table-cell office:value-type="float" office:value="2.39136" calcext:value-type="float">
            <text:p>2.39136</text:p>
          </table:table-cell>
          <table:table-cell office:value-type="float" office:value="4.10977" calcext:value-type="float">
            <text:p>4.10977</text:p>
          </table:table-cell>
          <table:table-cell office:value-type="float" office:value="3.65962" calcext:value-type="float">
            <text:p>3.65962</text:p>
          </table:table-cell>
          <table:table-cell office:value-type="float" office:value="2.58676" calcext:value-type="float">
            <text:p>2.58676</text:p>
          </table:table-cell>
          <table:table-cell office:value-type="float" office:value="3.12388" calcext:value-type="float">
            <text:p>3.12388</text:p>
          </table:table-cell>
          <table:table-cell office:value-type="float" office:value="2.53618" calcext:value-type="float">
            <text:p>2.5361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04442" calcext:value-type="float">
            <text:p>4.04442</text:p>
          </table:table-cell>
          <table:table-cell office:value-type="float" office:value="4.56165" calcext:value-type="float">
            <text:p>4.56165</text:p>
          </table:table-cell>
          <table:table-cell office:value-type="float" office:value="5.44763" calcext:value-type="float">
            <text:p>5.44763</text:p>
          </table:table-cell>
          <table:table-cell office:value-type="float" office:value="1.51168" calcext:value-type="float">
            <text:p>1.51168</text:p>
          </table:table-cell>
          <table:table-cell office:value-type="float" office:value="5.56798" calcext:value-type="float">
            <text:p>5.56798</text:p>
          </table:table-cell>
          <table:table-cell office:value-type="float" office:value="10.6563" calcext:value-type="float">
            <text:p>10.6563</text:p>
          </table:table-cell>
          <table:table-cell office:value-type="float" office:value="10.94392" calcext:value-type="float">
            <text:p>10.94392</text:p>
          </table:table-cell>
          <table:table-cell office:value-type="float" office:value="8.58649" calcext:value-type="float">
            <text:p>8.5864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42043" calcext:value-type="float">
            <text:p>4.42043</text:p>
          </table:table-cell>
          <table:table-cell office:value-type="float" office:value="1.99651" calcext:value-type="float">
            <text:p>1.99651</text:p>
          </table:table-cell>
          <table:table-cell office:value-type="float" office:value="1.83868" calcext:value-type="float">
            <text:p>1.83868</text:p>
          </table:table-cell>
          <table:table-cell office:value-type="float" office:value="4.17841" calcext:value-type="float">
            <text:p>4.17841</text:p>
          </table:table-cell>
          <table:table-cell office:value-type="float" office:value="5.39556" calcext:value-type="float">
            <text:p>5.39556</text:p>
          </table:table-cell>
          <table:table-cell office:value-type="float" office:value="6.47025" calcext:value-type="float">
            <text:p>6.47025</text:p>
          </table:table-cell>
          <table:table-cell office:value-type="float" office:value="3.30751" calcext:value-type="float">
            <text:p>3.30751</text:p>
          </table:table-cell>
          <table:table-cell office:value-type="float" office:value="3.96396" calcext:value-type="float">
            <text:p>3.9639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78752" calcext:value-type="float">
            <text:p>8.78752</text:p>
          </table:table-cell>
          <table:table-cell office:value-type="float" office:value="10.35757" calcext:value-type="float">
            <text:p>10.35757</text:p>
          </table:table-cell>
          <table:table-cell office:value-type="float" office:value="14.02313" calcext:value-type="float">
            <text:p>14.02313</text:p>
          </table:table-cell>
          <table:table-cell office:value-type="float" office:value="6.84092" calcext:value-type="float">
            <text:p>6.84092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2.69063" calcext:value-type="float">
            <text:p>2.69063</text:p>
          </table:table-cell>
          <table:table-cell office:value-type="float" office:value="10.90099" calcext:value-type="float">
            <text:p>10.90099</text:p>
          </table:table-cell>
          <table:table-cell office:value-type="float" office:value="6.80757" calcext:value-type="float">
            <text:p>6.80757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67506" calcext:value-type="float">
            <text:p>1.67506</text:p>
          </table:table-cell>
          <table:table-cell office:value-type="float" office:value="3.4409" calcext:value-type="float">
            <text:p>3.4409</text:p>
          </table:table-cell>
          <table:table-cell office:value-type="float" office:value="1.14951" calcext:value-type="float">
            <text:p>1.14951</text:p>
          </table:table-cell>
          <table:table-cell office:value-type="float" office:value="2.78697" calcext:value-type="float">
            <text:p>2.78697</text:p>
          </table:table-cell>
          <table:table-cell office:value-type="float" office:value="0.86973" calcext:value-type="float">
            <text:p>0.86973</text:p>
          </table:table-cell>
          <table:table-cell office:value-type="float" office:value="2.40014" calcext:value-type="float">
            <text:p>2.40014</text:p>
          </table:table-cell>
          <table:table-cell office:value-type="float" office:value="2.03197" calcext:value-type="float">
            <text:p>2.03197</text:p>
          </table:table-cell>
          <table:table-cell office:value-type="float" office:value="2.57846" calcext:value-type="float">
            <text:p>2.5784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0034" calcext:value-type="float">
            <text:p>6.60034</text:p>
          </table:table-cell>
          <table:table-cell office:value-type="float" office:value="4.74775" calcext:value-type="float">
            <text:p>4.74775</text:p>
          </table:table-cell>
          <table:table-cell office:value-type="float" office:value="4.56557" calcext:value-type="float">
            <text:p>4.56557</text:p>
          </table:table-cell>
          <table:table-cell office:value-type="float" office:value="5.12082" calcext:value-type="float">
            <text:p>5.12082</text:p>
          </table:table-cell>
          <table:table-cell office:value-type="float" office:value="8.291" calcext:value-type="float">
            <text:p>8.291</text:p>
          </table:table-cell>
          <table:table-cell office:value-type="float" office:value="12.19532" calcext:value-type="float">
            <text:p>12.19532</text:p>
          </table:table-cell>
          <table:table-cell office:value-type="float" office:value="9.36957" calcext:value-type="float">
            <text:p>9.36957</text:p>
          </table:table-cell>
          <table:table-cell office:value-type="float" office:value="7.77961" calcext:value-type="float">
            <text:p>7.7796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24751" calcext:value-type="float">
            <text:p>1.24751</text:p>
          </table:table-cell>
          <table:table-cell office:value-type="float" office:value="2.94349" calcext:value-type="float">
            <text:p>2.94349</text:p>
          </table:table-cell>
          <table:table-cell office:value-type="float" office:value="2.43911" calcext:value-type="float">
            <text:p>2.43911</text:p>
          </table:table-cell>
          <table:table-cell office:value-type="float" office:value="3.57692" calcext:value-type="float">
            <text:p>3.57692</text:p>
          </table:table-cell>
          <table:table-cell office:value-type="float" office:value="3.84071" calcext:value-type="float">
            <text:p>3.84071</text:p>
          </table:table-cell>
          <table:table-cell office:value-type="float" office:value="5.2293" calcext:value-type="float">
            <text:p>5.2293</text:p>
          </table:table-cell>
          <table:table-cell office:value-type="float" office:value="4.70133" calcext:value-type="float">
            <text:p>4.70133</text:p>
          </table:table-cell>
          <table:table-cell office:value-type="float" office:value="4.94714" calcext:value-type="float">
            <text:p>4.9471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73884" calcext:value-type="float">
            <text:p>1.73884</text:p>
          </table:table-cell>
          <table:table-cell office:value-type="float" office:value="3.68158" calcext:value-type="float">
            <text:p>3.68158</text:p>
          </table:table-cell>
          <table:table-cell office:value-type="float" office:value="4.47206" calcext:value-type="float">
            <text:p>4.47206</text:p>
          </table:table-cell>
          <table:table-cell office:value-type="float" office:value="6.41274" calcext:value-type="float">
            <text:p>6.41274</text:p>
          </table:table-cell>
          <table:table-cell office:value-type="float" office:value="1.25132" calcext:value-type="float">
            <text:p>1.25132</text:p>
          </table:table-cell>
          <table:table-cell office:value-type="float" office:value="2.39922" calcext:value-type="float">
            <text:p>2.39922</text:p>
          </table:table-cell>
          <table:table-cell office:value-type="float" office:value="1.3092" calcext:value-type="float">
            <text:p>1.3092</text:p>
          </table:table-cell>
          <table:table-cell office:value-type="float" office:value="0.87438" calcext:value-type="float">
            <text:p>0.8743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96133" calcext:value-type="float">
            <text:p>4.96133</text:p>
          </table:table-cell>
          <table:table-cell office:value-type="float" office:value="2.19175" calcext:value-type="float">
            <text:p>2.19175</text:p>
          </table:table-cell>
          <table:table-cell office:value-type="float" office:value="5.68649" calcext:value-type="float">
            <text:p>5.68649</text:p>
          </table:table-cell>
          <table:table-cell office:value-type="float" office:value="2.63657" calcext:value-type="float">
            <text:p>2.63657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5.00124" calcext:value-type="float">
            <text:p>5.00124</text:p>
          </table:table-cell>
          <table:table-cell office:value-type="float" office:value="7.1713" calcext:value-type="float">
            <text:p>7.1713</text:p>
          </table:table-cell>
          <table:table-cell office:value-type="float" office:value="5.94129" calcext:value-type="float">
            <text:p>5.9412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65972" calcext:value-type="float">
            <text:p>2.65972</text:p>
          </table:table-cell>
          <table:table-cell office:value-type="float" office:value="3.33545" calcext:value-type="float">
            <text:p>3.33545</text:p>
          </table:table-cell>
          <table:table-cell office:value-type="float" office:value="2.90297" calcext:value-type="float">
            <text:p>2.90297</text:p>
          </table:table-cell>
          <table:table-cell office:value-type="float" office:value="4.26746" calcext:value-type="float">
            <text:p>4.26746</text:p>
          </table:table-cell>
          <table:table-cell office:value-type="float" office:value="1.94598" calcext:value-type="float">
            <text:p>1.94598</text:p>
          </table:table-cell>
          <table:table-cell office:value-type="float" office:value="1.48253" calcext:value-type="float">
            <text:p>1.48253</text:p>
          </table:table-cell>
          <table:table-cell office:value-type="float" office:value="2.17174" calcext:value-type="float">
            <text:p>2.17174</text:p>
          </table:table-cell>
          <table:table-cell office:value-type="float" office:value="1.52167" calcext:value-type="float">
            <text:p>1.52167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91859" calcext:value-type="float">
            <text:p>7.91859</text:p>
          </table:table-cell>
          <table:table-cell office:value-type="float" office:value="8.63099" calcext:value-type="float">
            <text:p>8.63099</text:p>
          </table:table-cell>
          <table:table-cell office:value-type="float" office:value="8.49013" calcext:value-type="float">
            <text:p>8.49013</text:p>
          </table:table-cell>
          <table:table-cell office:value-type="float" office:value="5.19489" calcext:value-type="float">
            <text:p>5.19489</text:p>
          </table:table-cell>
          <table:table-cell office:value-type="float" office:value="2.02508" calcext:value-type="float">
            <text:p>2.02508</text:p>
          </table:table-cell>
          <table:table-cell office:value-type="float" office:value="5.72635" calcext:value-type="float">
            <text:p>5.72635</text:p>
          </table:table-cell>
          <table:table-cell office:value-type="float" office:value="10.17707" calcext:value-type="float">
            <text:p>10.17707</text:p>
          </table:table-cell>
          <table:table-cell office:value-type="float" office:value="9.30704" calcext:value-type="float">
            <text:p>9.30704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4921" calcext:value-type="float">
            <text:p>4.4921</text:p>
          </table:table-cell>
          <table:table-cell table:style-name="ce2" office:value-type="float" office:value="2.05928" calcext:value-type="float">
            <text:p>2.06E+00</text:p>
          </table:table-cell>
          <table:table-cell office:value-type="float" office:value="1.94934" calcext:value-type="float">
            <text:p>1.94934</text:p>
          </table:table-cell>
          <table:table-cell office:value-type="float" office:value="1.23113" calcext:value-type="float">
            <text:p>1.23113</text:p>
          </table:table-cell>
          <table:table-cell office:value-type="float" office:value="1.8095" calcext:value-type="float">
            <text:p>1.8095</text:p>
          </table:table-cell>
          <table:table-cell office:value-type="float" office:value="4.52466" calcext:value-type="float">
            <text:p>4.52466</text:p>
          </table:table-cell>
          <table:table-cell office:value-type="float" office:value="2.16435" calcext:value-type="float">
            <text:p>2.16435</text:p>
          </table:table-cell>
          <table:table-cell office:value-type="float" office:value="2.80994" calcext:value-type="float">
            <text:p>2.8099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22307" calcext:value-type="float">
            <text:p>6.22307</text:p>
          </table:table-cell>
          <table:table-cell office:value-type="float" office:value="3.48466" calcext:value-type="float">
            <text:p>3.48466</text:p>
          </table:table-cell>
          <table:table-cell office:value-type="float" office:value="3.37147" calcext:value-type="float">
            <text:p>3.37147</text:p>
          </table:table-cell>
          <table:table-cell office:value-type="float" office:value="3.89782" calcext:value-type="float">
            <text:p>3.89782</text:p>
          </table:table-cell>
          <table:table-cell office:value-type="float" office:value="2.07457" calcext:value-type="float">
            <text:p>2.07457</text:p>
          </table:table-cell>
          <table:table-cell office:value-type="float" office:value="2.76432" calcext:value-type="float">
            <text:p>2.76432</text:p>
          </table:table-cell>
          <table:table-cell office:value-type="float" office:value="7.45446" calcext:value-type="float">
            <text:p>7.45446</text:p>
          </table:table-cell>
          <table:table-cell office:value-type="float" office:value="9.50912" calcext:value-type="float">
            <text:p>9.5091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25896" calcext:value-type="float">
            <text:p>2.25896</text:p>
          </table:table-cell>
          <table:table-cell office:value-type="float" office:value="5.71776" calcext:value-type="float">
            <text:p>5.71776</text:p>
          </table:table-cell>
          <table:table-cell office:value-type="float" office:value="3.96349" calcext:value-type="float">
            <text:p>3.96349</text:p>
          </table:table-cell>
          <table:table-cell office:value-type="float" office:value="2.37887" calcext:value-type="float">
            <text:p>2.37887</text:p>
          </table:table-cell>
          <table:table-cell office:value-type="float" office:value="2.0807" calcext:value-type="float">
            <text:p>2.0807</text:p>
          </table:table-cell>
          <table:table-cell office:value-type="float" office:value="2.31919" calcext:value-type="float">
            <text:p>2.31919</text:p>
          </table:table-cell>
          <table:table-cell office:value-type="float" office:value="4.42392" calcext:value-type="float">
            <text:p>4.42392</text:p>
          </table:table-cell>
          <table:table-cell office:value-type="float" office:value="2.04209" calcext:value-type="float">
            <text:p>2.0420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42419" calcext:value-type="float">
            <text:p>5.42419</text:p>
          </table:table-cell>
          <table:table-cell office:value-type="float" office:value="3.82437" calcext:value-type="float">
            <text:p>3.82437</text:p>
          </table:table-cell>
          <table:table-cell office:value-type="float" office:value="4.37091" calcext:value-type="float">
            <text:p>4.37091</text:p>
          </table:table-cell>
          <table:table-cell office:value-type="float" office:value="5.46857" calcext:value-type="float">
            <text:p>5.46857</text:p>
          </table:table-cell>
          <table:table-cell office:value-type="float" office:value="2.5316" calcext:value-type="float">
            <text:p>2.5316</text:p>
          </table:table-cell>
          <table:table-cell office:value-type="float" office:value="3.39616" calcext:value-type="float">
            <text:p>3.39616</text:p>
          </table:table-cell>
          <table:table-cell office:value-type="float" office:value="2.32188" calcext:value-type="float">
            <text:p>2.32188</text:p>
          </table:table-cell>
          <table:table-cell office:value-type="float" office:value="3.42349" calcext:value-type="float">
            <text:p>3.4234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22815" calcext:value-type="float">
            <text:p>3.22815</text:p>
          </table:table-cell>
          <table:table-cell office:value-type="float" office:value="3.0561" calcext:value-type="float">
            <text:p>3.0561</text:p>
          </table:table-cell>
          <table:table-cell office:value-type="float" office:value="3.20725" calcext:value-type="float">
            <text:p>3.20725</text:p>
          </table:table-cell>
          <table:table-cell office:value-type="float" office:value="2.87353" calcext:value-type="float">
            <text:p>2.87353</text:p>
          </table:table-cell>
          <table:table-cell office:value-type="float" office:value="4.24648" calcext:value-type="float">
            <text:p>4.24648</text:p>
          </table:table-cell>
          <table:table-cell office:value-type="float" office:value="7.30853" calcext:value-type="float">
            <text:p>7.30853</text:p>
          </table:table-cell>
          <table:table-cell office:value-type="float" office:value="8.45991" calcext:value-type="float">
            <text:p>8.45991</text:p>
          </table:table-cell>
          <table:table-cell office:value-type="float" office:value="11.05779" calcext:value-type="float">
            <text:p>11.0577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0564" calcext:value-type="float">
            <text:p>0.90564</text:p>
          </table:table-cell>
          <table:table-cell office:value-type="float" office:value="2.15674" calcext:value-type="float">
            <text:p>2.15674</text:p>
          </table:table-cell>
          <table:table-cell office:value-type="float" office:value="4.60868" calcext:value-type="float">
            <text:p>4.60868</text:p>
          </table:table-cell>
          <table:table-cell office:value-type="float" office:value="8.74097" calcext:value-type="float">
            <text:p>8.74097</text:p>
          </table:table-cell>
          <table:table-cell office:value-type="float" office:value="3.62402" calcext:value-type="float">
            <text:p>3.62402</text:p>
          </table:table-cell>
          <table:table-cell office:value-type="float" office:value="0.5853" calcext:value-type="float">
            <text:p>0.5853</text:p>
          </table:table-cell>
          <table:table-cell office:value-type="float" office:value="2.38892" calcext:value-type="float">
            <text:p>2.38892</text:p>
          </table:table-cell>
          <table:table-cell office:value-type="float" office:value="3.91387" calcext:value-type="float">
            <text:p>3.91387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12415" calcext:value-type="float">
            <text:p>2.12415</text:p>
          </table:table-cell>
          <table:table-cell office:value-type="float" office:value="1.07997" calcext:value-type="float">
            <text:p>1.07997</text:p>
          </table:table-cell>
          <table:table-cell office:value-type="float" office:value="3.30784" calcext:value-type="float">
            <text:p>3.30784</text:p>
          </table:table-cell>
          <table:table-cell office:value-type="float" office:value="5.70029" calcext:value-type="float">
            <text:p>5.70029</text:p>
          </table:table-cell>
          <table:table-cell office:value-type="float" office:value="1.0814" calcext:value-type="float">
            <text:p>1.0814</text:p>
          </table:table-cell>
          <table:table-cell office:value-type="float" office:value="5.98735" calcext:value-type="float">
            <text:p>5.98735</text:p>
          </table:table-cell>
          <table:table-cell office:value-type="float" office:value="0.94538" calcext:value-type="float">
            <text:p>0.94538</text:p>
          </table:table-cell>
          <table:table-cell office:value-type="float" office:value="1.14053" calcext:value-type="float">
            <text:p>1.1405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2126" calcext:value-type="float">
            <text:p>6.42126</text:p>
          </table:table-cell>
          <table:table-cell office:value-type="float" office:value="3.01997" calcext:value-type="float">
            <text:p>3.01997</text:p>
          </table:table-cell>
          <table:table-cell office:value-type="float" office:value="1.40202" calcext:value-type="float">
            <text:p>1.40202</text:p>
          </table:table-cell>
          <table:table-cell office:value-type="float" office:value="8.93807" calcext:value-type="float">
            <text:p>8.93807</text:p>
          </table:table-cell>
          <table:table-cell office:value-type="float" office:value="3.77286" calcext:value-type="float">
            <text:p>3.77286</text:p>
          </table:table-cell>
          <table:table-cell office:value-type="float" office:value="6.87163" calcext:value-type="float">
            <text:p>6.87163</text:p>
          </table:table-cell>
          <table:table-cell office:value-type="float" office:value="5.14401" calcext:value-type="float">
            <text:p>5.14401</text:p>
          </table:table-cell>
          <table:table-cell office:value-type="float" office:value="3.63068" calcext:value-type="float">
            <text:p>3.63068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47798" calcext:value-type="float">
            <text:p>7.47798</text:p>
          </table:table-cell>
          <table:table-cell office:value-type="float" office:value="7.85544" calcext:value-type="float">
            <text:p>7.85544</text:p>
          </table:table-cell>
          <table:table-cell office:value-type="float" office:value="8.06954" calcext:value-type="float">
            <text:p>8.06954</text:p>
          </table:table-cell>
          <table:table-cell office:value-type="float" office:value="5.54326" calcext:value-type="float">
            <text:p>5.54326</text:p>
          </table:table-cell>
          <table:table-cell office:value-type="float" office:value="6.02028" calcext:value-type="float">
            <text:p>6.02028</text:p>
          </table:table-cell>
          <table:table-cell office:value-type="float" office:value="1.70461" calcext:value-type="float">
            <text:p>1.70461</text:p>
          </table:table-cell>
          <table:table-cell office:value-type="float" office:value="6.55476" calcext:value-type="float">
            <text:p>6.55476</text:p>
          </table:table-cell>
          <table:table-cell office:value-type="float" office:value="7.45552" calcext:value-type="float">
            <text:p>7.4555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1932" calcext:value-type="float">
            <text:p>3.1932</text:p>
          </table:table-cell>
          <table:table-cell office:value-type="float" office:value="2.03084" calcext:value-type="float">
            <text:p>2.03084</text:p>
          </table:table-cell>
          <table:table-cell office:value-type="float" office:value="1.19807" calcext:value-type="float">
            <text:p>1.19807</text:p>
          </table:table-cell>
          <table:table-cell office:value-type="float" office:value="3.21994" calcext:value-type="float">
            <text:p>3.21994</text:p>
          </table:table-cell>
          <table:table-cell office:value-type="float" office:value="1.96456" calcext:value-type="float">
            <text:p>1.96456</text:p>
          </table:table-cell>
          <table:table-cell office:value-type="float" office:value="1.76746" calcext:value-type="float">
            <text:p>1.76746</text:p>
          </table:table-cell>
          <table:table-cell office:value-type="float" office:value="1.85898" calcext:value-type="float">
            <text:p>1.85898</text:p>
          </table:table-cell>
          <table:table-cell office:value-type="float" office:value="2.59321" calcext:value-type="float">
            <text:p>2.5932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79064" calcext:value-type="float">
            <text:p>1.79064</text:p>
          </table:table-cell>
          <table:table-cell office:value-type="float" office:value="2.6138" calcext:value-type="float">
            <text:p>2.6138</text:p>
          </table:table-cell>
          <table:table-cell office:value-type="float" office:value="1.30466" calcext:value-type="float">
            <text:p>1.30466</text:p>
          </table:table-cell>
          <table:table-cell office:value-type="float" office:value="4.49206" calcext:value-type="float">
            <text:p>4.49206</text:p>
          </table:table-cell>
          <table:table-cell office:value-type="float" office:value="2.02339" calcext:value-type="float">
            <text:p>2.02339</text:p>
          </table:table-cell>
          <table:table-cell office:value-type="float" office:value="1.04653" calcext:value-type="float">
            <text:p>1.04653</text:p>
          </table:table-cell>
          <table:table-cell office:value-type="float" office:value="2.37042" calcext:value-type="float">
            <text:p>2.37042</text:p>
          </table:table-cell>
          <table:table-cell office:value-type="float" office:value="2.34987" calcext:value-type="float">
            <text:p>2.34987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948" calcext:value-type="float">
            <text:p>3.5948</text:p>
          </table:table-cell>
          <table:table-cell office:value-type="float" office:value="2.87464" calcext:value-type="float">
            <text:p>2.87464</text:p>
          </table:table-cell>
          <table:table-cell office:value-type="float" office:value="4.22726" calcext:value-type="float">
            <text:p>4.22726</text:p>
          </table:table-cell>
          <table:table-cell office:value-type="float" office:value="3.87719" calcext:value-type="float">
            <text:p>3.87719</text:p>
          </table:table-cell>
          <table:table-cell office:value-type="float" office:value="1.53661" calcext:value-type="float">
            <text:p>1.53661</text:p>
          </table:table-cell>
          <table:table-cell office:value-type="float" office:value="1.11472" calcext:value-type="float">
            <text:p>1.11472</text:p>
          </table:table-cell>
          <table:table-cell office:value-type="float" office:value="0.52009" calcext:value-type="float">
            <text:p>0.52009</text:p>
          </table:table-cell>
          <table:table-cell office:value-type="float" office:value="0.62987" calcext:value-type="float">
            <text:p>0.6298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30314" calcext:value-type="float">
            <text:p>1.30314</text:p>
          </table:table-cell>
          <table:table-cell office:value-type="float" office:value="1.09249" calcext:value-type="float">
            <text:p>1.09249</text:p>
          </table:table-cell>
          <table:table-cell office:value-type="float" office:value="2.19925" calcext:value-type="float">
            <text:p>2.19925</text:p>
          </table:table-cell>
          <table:table-cell office:value-type="float" office:value="2.29366" calcext:value-type="float">
            <text:p>2.29366</text:p>
          </table:table-cell>
          <table:table-cell office:value-type="float" office:value="0.61696" calcext:value-type="float">
            <text:p>0.61696</text:p>
          </table:table-cell>
          <table:table-cell office:value-type="float" office:value="1.98905" calcext:value-type="float">
            <text:p>1.98905</text:p>
          </table:table-cell>
          <table:table-cell office:value-type="float" office:value="2.9658" calcext:value-type="float">
            <text:p>2.9658</text:p>
          </table:table-cell>
          <table:table-cell office:value-type="float" office:value="2.1854" calcext:value-type="float">
            <text:p>2.185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2783" calcext:value-type="float">
            <text:p>2.2783</text:p>
          </table:table-cell>
          <table:table-cell office:value-type="float" office:value="4.19862" calcext:value-type="float">
            <text:p>4.19862</text:p>
          </table:table-cell>
          <table:table-cell office:value-type="float" office:value="2.0677" calcext:value-type="float">
            <text:p>2.0677</text:p>
          </table:table-cell>
          <table:table-cell office:value-type="float" office:value="3.46483" calcext:value-type="float">
            <text:p>3.46483</text:p>
          </table:table-cell>
          <table:table-cell office:value-type="float" office:value="2.1287" calcext:value-type="float">
            <text:p>2.1287</text:p>
          </table:table-cell>
          <table:table-cell office:value-type="float" office:value="3.5357" calcext:value-type="float">
            <text:p>3.5357</text:p>
          </table:table-cell>
          <table:table-cell office:value-type="float" office:value="3.38668" calcext:value-type="float">
            <text:p>3.38668</text:p>
          </table:table-cell>
          <table:table-cell office:value-type="float" office:value="1.35765" calcext:value-type="float">
            <text:p>1.3576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61904" calcext:value-type="float">
            <text:p>1.61904</text:p>
          </table:table-cell>
          <table:table-cell office:value-type="float" office:value="5.21744" calcext:value-type="float">
            <text:p>5.21744</text:p>
          </table:table-cell>
          <table:table-cell office:value-type="float" office:value="2.6226" calcext:value-type="float">
            <text:p>2.6226</text:p>
          </table:table-cell>
          <table:table-cell office:value-type="float" office:value="2.06558" calcext:value-type="float">
            <text:p>2.06558</text:p>
          </table:table-cell>
          <table:table-cell office:value-type="float" office:value="1.73538" calcext:value-type="float">
            <text:p>1.73538</text:p>
          </table:table-cell>
          <table:table-cell office:value-type="float" office:value="1.19309" calcext:value-type="float">
            <text:p>1.19309</text:p>
          </table:table-cell>
          <table:table-cell office:value-type="float" office:value="1.12603" calcext:value-type="float">
            <text:p>1.12603</text:p>
          </table:table-cell>
          <table:table-cell office:value-type="float" office:value="2.286" calcext:value-type="float">
            <text:p>2.28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1765" calcext:value-type="float">
            <text:p>2.91765</text:p>
          </table:table-cell>
          <table:table-cell office:value-type="float" office:value="0.80101" calcext:value-type="float">
            <text:p>0.80101</text:p>
          </table:table-cell>
          <table:table-cell office:value-type="float" office:value="2.78187" calcext:value-type="float">
            <text:p>2.78187</text:p>
          </table:table-cell>
          <table:table-cell office:value-type="float" office:value="0.80885" calcext:value-type="float">
            <text:p>0.80885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1.9446" calcext:value-type="float">
            <text:p>1.9446</text:p>
          </table:table-cell>
          <table:table-cell office:value-type="float" office:value="0.70619" calcext:value-type="float">
            <text:p>0.70619</text:p>
          </table:table-cell>
          <table:table-cell office:value-type="float" office:value="1.97021" calcext:value-type="float">
            <text:p>1.9702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34071" calcext:value-type="float">
            <text:p>2.34071</text:p>
          </table:table-cell>
          <table:table-cell office:value-type="float" office:value="1.14362" calcext:value-type="float">
            <text:p>1.14362</text:p>
          </table:table-cell>
          <table:table-cell office:value-type="float" office:value="1.16532" calcext:value-type="float">
            <text:p>1.16532</text:p>
          </table:table-cell>
          <table:table-cell office:value-type="float" office:value="1.05057" calcext:value-type="float">
            <text:p>1.05057</text:p>
          </table:table-cell>
          <table:table-cell office:value-type="float" office:value="1.82259" calcext:value-type="float">
            <text:p>1.82259</text:p>
          </table:table-cell>
          <table:table-cell office:value-type="float" office:value="1.47577" calcext:value-type="float">
            <text:p>1.47577</text:p>
          </table:table-cell>
          <table:table-cell office:value-type="float" office:value="1.98709" calcext:value-type="float">
            <text:p>1.98709</text:p>
          </table:table-cell>
          <table:table-cell office:value-type="float" office:value="1.14496" calcext:value-type="float">
            <text:p>1.1449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3916" calcext:value-type="float">
            <text:p>0.93916</text:p>
          </table:table-cell>
          <table:table-cell office:value-type="float" office:value="0.20479" calcext:value-type="float">
            <text:p>0.20479</text:p>
          </table:table-cell>
          <table:table-cell office:value-type="float" office:value="1.22422" calcext:value-type="float">
            <text:p>1.22422</text:p>
          </table:table-cell>
          <table:table-cell office:value-type="float" office:value="3.28483" calcext:value-type="float">
            <text:p>3.28483</text:p>
          </table:table-cell>
          <table:table-cell office:value-type="float" office:value="0.59406" calcext:value-type="float">
            <text:p>0.59406</text:p>
          </table:table-cell>
          <table:table-cell office:value-type="float" office:value="0.76381" calcext:value-type="float">
            <text:p>0.76381</text:p>
          </table:table-cell>
          <table:table-cell office:value-type="float" office:value="1.80799" calcext:value-type="float">
            <text:p>1.80799</text:p>
          </table:table-cell>
          <table:table-cell office:value-type="float" office:value="2.43074" calcext:value-type="float">
            <text:p>2.43074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8695" calcext:value-type="float">
            <text:p>2.8695</text:p>
          </table:table-cell>
          <table:table-cell office:value-type="float" office:value="1.33936" calcext:value-type="float">
            <text:p>1.33936</text:p>
          </table:table-cell>
          <table:table-cell office:value-type="float" office:value="1.8644" calcext:value-type="float">
            <text:p>1.8644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2.13073" calcext:value-type="float">
            <text:p>2.13073</text:p>
          </table:table-cell>
          <table:table-cell office:value-type="float" office:value="2.37013" calcext:value-type="float">
            <text:p>2.37013</text:p>
          </table:table-cell>
          <table:table-cell office:value-type="float" office:value="0.80007" calcext:value-type="float">
            <text:p>0.80007</text:p>
          </table:table-cell>
          <table:table-cell office:value-type="float" office:value="2.32884" calcext:value-type="float">
            <text:p>2.3288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48101" calcext:value-type="float">
            <text:p>3.48101</text:p>
          </table:table-cell>
          <table:table-cell office:value-type="float" office:value="2.48493" calcext:value-type="float">
            <text:p>2.48493</text:p>
          </table:table-cell>
          <table:table-cell office:value-type="float" office:value="5.23306" calcext:value-type="float">
            <text:p>5.23306</text:p>
          </table:table-cell>
          <table:table-cell office:value-type="float" office:value="3.73803" calcext:value-type="float">
            <text:p>3.73803</text:p>
          </table:table-cell>
          <table:table-cell office:value-type="float" office:value="1.36762" calcext:value-type="float">
            <text:p>1.36762</text:p>
          </table:table-cell>
          <table:table-cell office:value-type="float" office:value="2.63062" calcext:value-type="float">
            <text:p>2.63062</text:p>
          </table:table-cell>
          <table:table-cell office:value-type="float" office:value="4.49458" calcext:value-type="float">
            <text:p>4.49458</text:p>
          </table:table-cell>
          <table:table-cell office:value-type="float" office:value="2.97014" calcext:value-type="float">
            <text:p>2.9701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647" calcext:value-type="float">
            <text:p>1.47647</text:p>
          </table:table-cell>
          <table:table-cell office:value-type="float" office:value="0.97354" calcext:value-type="float">
            <text:p>0.97354</text:p>
          </table:table-cell>
          <table:table-cell office:value-type="float" office:value="0.1845" calcext:value-type="float">
            <text:p>0.1845</text:p>
          </table:table-cell>
          <table:table-cell office:value-type="float" office:value="1.90515" calcext:value-type="float">
            <text:p>1.90515</text:p>
          </table:table-cell>
          <table:table-cell office:value-type="float" office:value="3.26931" calcext:value-type="float">
            <text:p>3.26931</text:p>
          </table:table-cell>
          <table:table-cell office:value-type="float" office:value="3.48417" calcext:value-type="float">
            <text:p>3.48417</text:p>
          </table:table-cell>
          <table:table-cell office:value-type="float" office:value="4.70897" calcext:value-type="float">
            <text:p>4.70897</text:p>
          </table:table-cell>
          <table:table-cell office:value-type="float" office:value="4.75888" calcext:value-type="float">
            <text:p>4.75888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81029" calcext:value-type="float">
            <text:p>1.81029</text:p>
          </table:table-cell>
          <table:table-cell office:value-type="float" office:value="1.74515" calcext:value-type="float">
            <text:p>1.74515</text:p>
          </table:table-cell>
          <table:table-cell office:value-type="float" office:value="1.77327" calcext:value-type="float">
            <text:p>1.77327</text:p>
          </table:table-cell>
          <table:table-cell office:value-type="float" office:value="1.42469" calcext:value-type="float">
            <text:p>1.42469</text:p>
          </table:table-cell>
          <table:table-cell office:value-type="float" office:value="1.71599" calcext:value-type="float">
            <text:p>1.71599</text:p>
          </table:table-cell>
          <table:table-cell office:value-type="float" office:value="2.00961" calcext:value-type="float">
            <text:p>2.00961</text:p>
          </table:table-cell>
          <table:table-cell office:value-type="float" office:value="4.35815" calcext:value-type="float">
            <text:p>4.35815</text:p>
          </table:table-cell>
          <table:table-cell office:value-type="float" office:value="1.88894" calcext:value-type="float">
            <text:p>1.8889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54352" calcext:value-type="float">
            <text:p>1.54352</text:p>
          </table:table-cell>
          <table:table-cell office:value-type="float" office:value="0.57234" calcext:value-type="float">
            <text:p>0.57234</text:p>
          </table:table-cell>
          <table:table-cell office:value-type="float" office:value="0.52907" calcext:value-type="float">
            <text:p>0.52907</text:p>
          </table:table-cell>
          <table:table-cell office:value-type="float" office:value="2.51555" calcext:value-type="float">
            <text:p>2.51555</text:p>
          </table:table-cell>
          <table:table-cell office:value-type="float" office:value="0.74837" calcext:value-type="float">
            <text:p>0.74837</text:p>
          </table:table-cell>
          <table:table-cell office:value-type="float" office:value="2.5747" calcext:value-type="float">
            <text:p>2.5747</text:p>
          </table:table-cell>
          <table:table-cell office:value-type="float" office:value="1.65276" calcext:value-type="float">
            <text:p>1.65276</text:p>
          </table:table-cell>
          <table:table-cell office:value-type="float" office:value="1.15157" calcext:value-type="float">
            <text:p>1.15157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66885" calcext:value-type="float">
            <text:p>4.66885</text:p>
          </table:table-cell>
          <table:table-cell office:value-type="float" office:value="2.00476" calcext:value-type="float">
            <text:p>2.00476</text:p>
          </table:table-cell>
          <table:table-cell office:value-type="float" office:value="1.06154" calcext:value-type="float">
            <text:p>1.06154</text:p>
          </table:table-cell>
          <table:table-cell office:value-type="float" office:value="4.01983" calcext:value-type="float">
            <text:p>4.01983</text:p>
          </table:table-cell>
          <table:table-cell office:value-type="float" office:value="1.59582" calcext:value-type="float">
            <text:p>1.59582</text:p>
          </table:table-cell>
          <table:table-cell office:value-type="float" office:value="3.14785" calcext:value-type="float">
            <text:p>3.14785</text:p>
          </table:table-cell>
          <table:table-cell office:value-type="float" office:value="2.85503" calcext:value-type="float">
            <text:p>2.85503</text:p>
          </table:table-cell>
          <table:table-cell office:value-type="float" office:value="2.56844" calcext:value-type="float">
            <text:p>2.5684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90646" calcext:value-type="float">
            <text:p>1.90646</text:p>
          </table:table-cell>
          <table:table-cell office:value-type="float" office:value="2.57363" calcext:value-type="float">
            <text:p>2.57363</text:p>
          </table:table-cell>
          <table:table-cell office:value-type="float" office:value="1.12047" calcext:value-type="float">
            <text:p>1.12047</text:p>
          </table:table-cell>
          <table:table-cell office:value-type="float" office:value="1.23551" calcext:value-type="float">
            <text:p>1.23551</text:p>
          </table:table-cell>
          <table:table-cell office:value-type="float" office:value="1.73241" calcext:value-type="float">
            <text:p>1.73241</text:p>
          </table:table-cell>
          <table:table-cell office:value-type="float" office:value="2.039" calcext:value-type="float">
            <text:p>2.039</text:p>
          </table:table-cell>
          <table:table-cell office:value-type="float" office:value="2.04433" calcext:value-type="float">
            <text:p>2.04433</text:p>
          </table:table-cell>
          <table:table-cell office:value-type="float" office:value="2.0075" calcext:value-type="float">
            <text:p>2.007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24664" calcext:value-type="float">
            <text:p>4.24664</text:p>
          </table:table-cell>
          <table:table-cell office:value-type="float" office:value="3.43129" calcext:value-type="float">
            <text:p>3.43129</text:p>
          </table:table-cell>
          <table:table-cell office:value-type="float" office:value="0.98455" calcext:value-type="float">
            <text:p>0.98455</text:p>
          </table:table-cell>
          <table:table-cell office:value-type="float" office:value="3.52111" calcext:value-type="float">
            <text:p>3.52111</text:p>
          </table:table-cell>
          <table:table-cell office:value-type="float" office:value="2.60081" calcext:value-type="float">
            <text:p>2.60081</text:p>
          </table:table-cell>
          <table:table-cell office:value-type="float" office:value="0.9982" calcext:value-type="float">
            <text:p>0.9982</text:p>
          </table:table-cell>
          <table:table-cell office:value-type="float" office:value="4.71115" calcext:value-type="float">
            <text:p>4.71115</text:p>
          </table:table-cell>
          <table:table-cell office:value-type="float" office:value="3.15979" calcext:value-type="float">
            <text:p>3.1597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39735" calcext:value-type="float">
            <text:p>0.39735</text:p>
          </table:table-cell>
          <table:table-cell office:value-type="float" office:value="1.15458" calcext:value-type="float">
            <text:p>1.15458</text:p>
          </table:table-cell>
          <table:table-cell office:value-type="float" office:value="2.72912" calcext:value-type="float">
            <text:p>2.72912</text:p>
          </table:table-cell>
          <table:table-cell office:value-type="float" office:value="3.92328" calcext:value-type="float">
            <text:p>3.92328</text:p>
          </table:table-cell>
          <table:table-cell office:value-type="float" office:value="2.34486" calcext:value-type="float">
            <text:p>2.34486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87305" calcext:value-type="float">
            <text:p>0.8730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3.48719" calcext:value-type="float">
            <text:p>3.48719</text:p>
          </table:table-cell>
          <table:table-cell office:value-type="float" office:value="3.99386" calcext:value-type="float">
            <text:p>3.99386</text:p>
          </table:table-cell>
          <table:table-cell office:value-type="float" office:value="3.77759" calcext:value-type="float">
            <text:p>3.77759</text:p>
          </table:table-cell>
          <table:table-cell office:value-type="float" office:value="1.34025" calcext:value-type="float">
            <text:p>1.34025</text:p>
          </table:table-cell>
          <table:table-cell office:value-type="float" office:value="0.439" calcext:value-type="float">
            <text:p>0.439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3696" calcext:value-type="float">
            <text:p>0.63696</text:p>
          </table:table-cell>
          <table:table-cell office:value-type="float" office:value="3.08966" calcext:value-type="float">
            <text:p>3.08966</text:p>
          </table:table-cell>
          <table:table-cell office:value-type="float" office:value="0.32753" calcext:value-type="float">
            <text:p>0.32753</text:p>
          </table:table-cell>
          <table:table-cell office:value-type="float" office:value="1.261" calcext:value-type="float">
            <text:p>1.261</text:p>
          </table:table-cell>
          <table:table-cell office:value-type="float" office:value="4.14246" calcext:value-type="float">
            <text:p>4.14246</text:p>
          </table:table-cell>
          <table:table-cell office:value-type="float" office:value="0.98601" calcext:value-type="float">
            <text:p>0.98601</text:p>
          </table:table-cell>
          <table:table-cell office:value-type="float" office:value="2.0456" calcext:value-type="float">
            <text:p>2.0456</text:p>
          </table:table-cell>
          <table:table-cell office:value-type="float" office:value="0.67538" calcext:value-type="float">
            <text:p>0.67538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33861" calcext:value-type="float">
            <text:p>2.33861</text:p>
          </table:table-cell>
          <table:table-cell office:value-type="float" office:value="2.48169" calcext:value-type="float">
            <text:p>2.48169</text:p>
          </table:table-cell>
          <table:table-cell office:value-type="float" office:value="1.98797" calcext:value-type="float">
            <text:p>1.98797</text:p>
          </table:table-cell>
          <table:table-cell office:value-type="float" office:value="0.59501" calcext:value-type="float">
            <text:p>0.59501</text:p>
          </table:table-cell>
          <table:table-cell office:value-type="float" office:value="2.96919" calcext:value-type="float">
            <text:p>2.96919</text:p>
          </table:table-cell>
          <table:table-cell office:value-type="float" office:value="4.56511" calcext:value-type="float">
            <text:p>4.56511</text:p>
          </table:table-cell>
          <table:table-cell office:value-type="float" office:value="4.04152" calcext:value-type="float">
            <text:p>4.04152</text:p>
          </table:table-cell>
          <table:table-cell office:value-type="float" office:value="3.70376" calcext:value-type="float">
            <text:p>3.7037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769" calcext:value-type="float">
            <text:p>0.55769</text:p>
          </table:table-cell>
          <table:table-cell office:value-type="float" office:value="2.58849" calcext:value-type="float">
            <text:p>2.58849</text:p>
          </table:table-cell>
          <table:table-cell office:value-type="float" office:value="2.86749" calcext:value-type="float">
            <text:p>2.86749</text:p>
          </table:table-cell>
          <table:table-cell office:value-type="float" office:value="6.54283" calcext:value-type="float">
            <text:p>6.54283</text:p>
          </table:table-cell>
          <table:table-cell office:value-type="float" office:value="5.01167" calcext:value-type="float">
            <text:p>5.01167</text:p>
          </table:table-cell>
          <table:table-cell office:value-type="float" office:value="5.05941" calcext:value-type="float">
            <text:p>5.05941</text:p>
          </table:table-cell>
          <table:table-cell office:value-type="float" office:value="1.25452" calcext:value-type="float">
            <text:p>1.25452</text:p>
          </table:table-cell>
          <table:table-cell office:value-type="float" office:value="4.30748" calcext:value-type="float">
            <text:p>4.3074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25887" calcext:value-type="float">
            <text:p>2.25887</text:p>
          </table:table-cell>
          <table:table-cell office:value-type="float" office:value="5.06856" calcext:value-type="float">
            <text:p>5.06856</text:p>
          </table:table-cell>
          <table:table-cell office:value-type="float" office:value="4.18027" calcext:value-type="float">
            <text:p>4.18027</text:p>
          </table:table-cell>
          <table:table-cell office:value-type="float" office:value="5.43432" calcext:value-type="float">
            <text:p>5.43432</text:p>
          </table:table-cell>
          <table:table-cell office:value-type="float" office:value="1.44896" calcext:value-type="float">
            <text:p>1.44896</text:p>
          </table:table-cell>
          <table:table-cell office:value-type="float" office:value="3.71001" calcext:value-type="float">
            <text:p>3.71001</text:p>
          </table:table-cell>
          <table:table-cell office:value-type="float" office:value="0.92338" calcext:value-type="float">
            <text:p>0.92338</text:p>
          </table:table-cell>
          <table:table-cell office:value-type="float" office:value="1.77323" calcext:value-type="float">
            <text:p>1.7732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528" calcext:value-type="float">
            <text:p>0.12528</text:p>
          </table:table-cell>
          <table:table-cell office:value-type="float" office:value="3.14736" calcext:value-type="float">
            <text:p>3.14736</text:p>
          </table:table-cell>
          <table:table-cell office:value-type="float" office:value="2.79688" calcext:value-type="float">
            <text:p>2.79688</text:p>
          </table:table-cell>
          <table:table-cell office:value-type="float" office:value="3.12787" calcext:value-type="float">
            <text:p>3.12787</text:p>
          </table:table-cell>
          <table:table-cell office:value-type="float" office:value="0.59804" calcext:value-type="float">
            <text:p>0.59804</text:p>
          </table:table-cell>
          <table:table-cell office:value-type="float" office:value="2.5737" calcext:value-type="float">
            <text:p>2.5737</text:p>
          </table:table-cell>
          <table:table-cell office:value-type="float" office:value="1.09015" calcext:value-type="float">
            <text:p>1.09015</text:p>
          </table:table-cell>
          <table:table-cell office:value-type="float" office:value="0.67766" calcext:value-type="float">
            <text:p>0.6776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73918" calcext:value-type="float">
            <text:p>1.73918</text:p>
          </table:table-cell>
          <table:table-cell office:value-type="float" office:value="5.84796" calcext:value-type="float">
            <text:p>5.84796</text:p>
          </table:table-cell>
          <table:table-cell office:value-type="float" office:value="3.72548" calcext:value-type="float">
            <text:p>3.72548</text:p>
          </table:table-cell>
          <table:table-cell office:value-type="float" office:value="4.45668" calcext:value-type="float">
            <text:p>4.45668</text:p>
          </table:table-cell>
          <table:table-cell office:value-type="float" office:value="2.76207" calcext:value-type="float">
            <text:p>2.76207</text:p>
          </table:table-cell>
          <table:table-cell office:value-type="float" office:value="1.82738" calcext:value-type="float">
            <text:p>1.82738</text:p>
          </table:table-cell>
          <table:table-cell office:value-type="float" office:value="1.43974" calcext:value-type="float">
            <text:p>1.43974</text:p>
          </table:table-cell>
          <table:table-cell office:value-type="float" office:value="1.63702" calcext:value-type="float">
            <text:p>1.63702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0.52178" calcext:value-type="float">
            <text:p>0.52178</text:p>
          </table:table-cell>
          <table:table-cell office:value-type="float" office:value="1.64327" calcext:value-type="float">
            <text:p>1.64327</text:p>
          </table:table-cell>
          <table:table-cell office:value-type="float" office:value="3.00182" calcext:value-type="float">
            <text:p>3.00182</text:p>
          </table:table-cell>
          <table:table-cell office:value-type="float" office:value="1.07984" calcext:value-type="float">
            <text:p>1.07984</text:p>
          </table:table-cell>
          <table:table-cell office:value-type="float" office:value="0.52008" calcext:value-type="float">
            <text:p>0.52008</text:p>
          </table:table-cell>
          <table:table-cell office:value-type="float" office:value="1.33622" calcext:value-type="float">
            <text:p>1.33622</text:p>
          </table:table-cell>
          <table:table-cell office:value-type="float" office:value="2.60033" calcext:value-type="float">
            <text:p>2.6003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01576" calcext:value-type="float">
            <text:p>2.01576</text:p>
          </table:table-cell>
          <table:table-cell office:value-type="float" office:value="2.92296" calcext:value-type="float">
            <text:p>2.92296</text:p>
          </table:table-cell>
          <table:table-cell office:value-type="float" office:value="2.2646" calcext:value-type="float">
            <text:p>2.2646</text:p>
          </table:table-cell>
          <table:table-cell office:value-type="float" office:value="3.56168" calcext:value-type="float">
            <text:p>3.56168</text:p>
          </table:table-cell>
          <table:table-cell office:value-type="float" office:value="1.60506" calcext:value-type="float">
            <text:p>1.60506</text:p>
          </table:table-cell>
          <table:table-cell office:value-type="float" office:value="0.26341" calcext:value-type="float">
            <text:p>0.26341</text:p>
          </table:table-cell>
          <table:table-cell office:value-type="float" office:value="1.92423" calcext:value-type="float">
            <text:p>1.92423</text:p>
          </table:table-cell>
          <table:table-cell office:value-type="float" office:value="1.41015" calcext:value-type="float">
            <text:p>1.41015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98032" calcext:value-type="float">
            <text:p>1.98032</text:p>
          </table:table-cell>
          <table:table-cell office:value-type="float" office:value="2.57597" calcext:value-type="float">
            <text:p>2.57597</text:p>
          </table:table-cell>
          <table:table-cell office:value-type="float" office:value="2.776" calcext:value-type="float">
            <text:p>2.776</text:p>
          </table:table-cell>
          <table:table-cell office:value-type="float" office:value="1.81031" calcext:value-type="float">
            <text:p>1.81031</text:p>
          </table:table-cell>
          <table:table-cell office:value-type="float" office:value="0.83006" calcext:value-type="float">
            <text:p>0.83006</text:p>
          </table:table-cell>
          <table:table-cell office:value-type="float" office:value="2.01677" calcext:value-type="float">
            <text:p>2.01677</text:p>
          </table:table-cell>
          <table:table-cell office:value-type="float" office:value="1.80439" calcext:value-type="float">
            <text:p>1.80439</text:p>
          </table:table-cell>
          <table:table-cell office:value-type="float" office:value="1.32386" calcext:value-type="float">
            <text:p>1.3238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89288" calcext:value-type="float">
            <text:p>1.89288</text:p>
          </table:table-cell>
          <table:table-cell office:value-type="float" office:value="2.71268" calcext:value-type="float">
            <text:p>2.71268</text:p>
          </table:table-cell>
          <table:table-cell office:value-type="float" office:value="2.55589" calcext:value-type="float">
            <text:p>2.55589</text:p>
          </table:table-cell>
          <table:table-cell office:value-type="float" office:value="4.72421" calcext:value-type="float">
            <text:p>4.72421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45751" calcext:value-type="float">
            <text:p>3.45751</text:p>
          </table:table-cell>
          <table:table-cell office:value-type="float" office:value="0.95511" calcext:value-type="float">
            <text:p>0.95511</text:p>
          </table:table-cell>
          <table:table-cell office:value-type="float" office:value="1.89634" calcext:value-type="float">
            <text:p>1.8963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62277" calcext:value-type="float">
            <text:p>1.62277</text:p>
          </table:table-cell>
          <table:table-cell office:value-type="float" office:value="2.37345" calcext:value-type="float">
            <text:p>2.37345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3.49884" calcext:value-type="float">
            <text:p>3.49884</text:p>
          </table:table-cell>
          <table:table-cell office:value-type="float" office:value="0.93478" calcext:value-type="float">
            <text:p>0.93478</text:p>
          </table:table-cell>
          <table:table-cell office:value-type="float" office:value="0.47547" calcext:value-type="float">
            <text:p>0.47547</text:p>
          </table:table-cell>
          <table:table-cell office:value-type="float" office:value="0.84124" calcext:value-type="float">
            <text:p>0.84124</text:p>
          </table:table-cell>
          <table:table-cell office:value-type="float" office:value="1.58508" calcext:value-type="float">
            <text:p>1.58508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64919" calcext:value-type="float">
            <text:p>1.64919</text:p>
          </table:table-cell>
          <table:table-cell office:value-type="float" office:value="2.27217" calcext:value-type="float">
            <text:p>2.27217</text:p>
          </table:table-cell>
          <table:table-cell office:value-type="float" office:value="3.22323" calcext:value-type="float">
            <text:p>3.22323</text:p>
          </table:table-cell>
          <table:table-cell office:value-type="float" office:value="3.92044" calcext:value-type="float">
            <text:p>3.92044</text:p>
          </table:table-cell>
          <table:table-cell office:value-type="float" office:value="2.98275" calcext:value-type="float">
            <text:p>2.98275</text:p>
          </table:table-cell>
          <table:table-cell office:value-type="float" office:value="1.99024" calcext:value-type="float">
            <text:p>1.99024</text:p>
          </table:table-cell>
          <table:table-cell office:value-type="float" office:value="3.31704" calcext:value-type="float">
            <text:p>3.31704</text:p>
          </table:table-cell>
          <table:table-cell office:value-type="float" office:value="1.24528" calcext:value-type="float">
            <text:p>1.2452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20561" calcext:value-type="float">
            <text:p>1.20561</text:p>
          </table:table-cell>
          <table:table-cell office:value-type="float" office:value="2.31598" calcext:value-type="float">
            <text:p>2.31598</text:p>
          </table:table-cell>
          <table:table-cell office:value-type="float" office:value="2.4147" calcext:value-type="float">
            <text:p>2.4147</text:p>
          </table:table-cell>
          <table:table-cell office:value-type="float" office:value="2.99863" calcext:value-type="float">
            <text:p>2.99863</text:p>
          </table:table-cell>
          <table:table-cell office:value-type="float" office:value="1.01116" calcext:value-type="float">
            <text:p>1.01116</text:p>
          </table:table-cell>
          <table:table-cell office:value-type="float" office:value="3.38148" calcext:value-type="float">
            <text:p>3.38148</text:p>
          </table:table-cell>
          <table:table-cell office:value-type="float" office:value="0.44537" calcext:value-type="float">
            <text:p>0.44537</text:p>
          </table:table-cell>
          <table:table-cell office:value-type="float" office:value="1.10241" calcext:value-type="float">
            <text:p>1.1024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87134" calcext:value-type="float">
            <text:p>2.87134</text:p>
          </table:table-cell>
          <table:table-cell office:value-type="float" office:value="6.40035" calcext:value-type="float">
            <text:p>6.40035</text:p>
          </table:table-cell>
          <table:table-cell office:value-type="float" office:value="3.64999" calcext:value-type="float">
            <text:p>3.64999</text:p>
          </table:table-cell>
          <table:table-cell office:value-type="float" office:value="3.26468" calcext:value-type="float">
            <text:p>3.26468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3.57888" calcext:value-type="float">
            <text:p>3.57888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6.67389" calcext:value-type="float">
            <text:p>6.67389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86639" calcext:value-type="float">
            <text:p>0.86639</text:p>
          </table:table-cell>
          <table:table-cell office:value-type="float" office:value="3.09712" calcext:value-type="float">
            <text:p>3.09712</text:p>
          </table:table-cell>
          <table:table-cell office:value-type="float" office:value="2.1714" calcext:value-type="float">
            <text:p>2.1714</text:p>
          </table:table-cell>
          <table:table-cell office:value-type="float" office:value="3.42908" calcext:value-type="float">
            <text:p>3.42908</text:p>
          </table:table-cell>
          <table:table-cell office:value-type="float" office:value="1.99868" calcext:value-type="float">
            <text:p>1.99868</text:p>
          </table:table-cell>
          <table:table-cell office:value-type="float" office:value="1.20572" calcext:value-type="float">
            <text:p>1.20572</text:p>
          </table:table-cell>
          <table:table-cell office:value-type="float" office:value="1.2921" calcext:value-type="float">
            <text:p>1.2921</text:p>
          </table:table-cell>
          <table:table-cell office:value-type="float" office:value="3.92421" calcext:value-type="float">
            <text:p>3.9242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30799" calcext:value-type="float">
            <text:p>2.30799</text:p>
          </table:table-cell>
          <table:table-cell office:value-type="float" office:value="2.62257" calcext:value-type="float">
            <text:p>2.62257</text:p>
          </table:table-cell>
          <table:table-cell office:value-type="float" office:value="0.64611" calcext:value-type="float">
            <text:p>0.64611</text:p>
          </table:table-cell>
          <table:table-cell office:value-type="float" office:value="3.0833" calcext:value-type="float">
            <text:p>3.0833</text:p>
          </table:table-cell>
          <table:table-cell office:value-type="float" office:value="2.7293" calcext:value-type="float">
            <text:p>2.7293</text:p>
          </table:table-cell>
          <table:table-cell office:value-type="float" office:value="2.84301" calcext:value-type="float">
            <text:p>2.84301</text:p>
          </table:table-cell>
          <table:table-cell office:value-type="float" office:value="0.96317" calcext:value-type="float">
            <text:p>0.96317</text:p>
          </table:table-cell>
          <table:table-cell office:value-type="float" office:value="2.51368" calcext:value-type="float">
            <text:p>2.5136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98208" calcext:value-type="float">
            <text:p>1.98208</text:p>
          </table:table-cell>
          <table:table-cell office:value-type="float" office:value="2.34982" calcext:value-type="float">
            <text:p>2.34982</text:p>
          </table:table-cell>
          <table:table-cell office:value-type="float" office:value="1.08424" calcext:value-type="float">
            <text:p>1.08424</text:p>
          </table:table-cell>
          <table:table-cell office:value-type="float" office:value="1.43962" calcext:value-type="float">
            <text:p>1.43962</text:p>
          </table:table-cell>
          <table:table-cell office:value-type="float" office:value="1.32406" calcext:value-type="float">
            <text:p>1.32406</text:p>
          </table:table-cell>
          <table:table-cell office:value-type="float" office:value="0.69353" calcext:value-type="float">
            <text:p>0.69353</text:p>
          </table:table-cell>
          <table:table-cell office:value-type="float" office:value="3.21298" calcext:value-type="float">
            <text:p>3.21298</text:p>
          </table:table-cell>
          <table:table-cell office:value-type="float" office:value="1.93564" calcext:value-type="float">
            <text:p>1.9356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94101" calcext:value-type="float">
            <text:p>1.94101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7797" calcext:value-type="float">
            <text:p>0.77797</text:p>
          </table:table-cell>
          <table:table-cell office:value-type="float" office:value="3.00484" calcext:value-type="float">
            <text:p>3.00484</text:p>
          </table:table-cell>
          <table:table-cell office:value-type="float" office:value="1.76657" calcext:value-type="float">
            <text:p>1.76657</text:p>
          </table:table-cell>
          <table:table-cell office:value-type="float" office:value="4.19259" calcext:value-type="float">
            <text:p>4.19259</text:p>
          </table:table-cell>
          <table:table-cell office:value-type="float" office:value="1.72467" calcext:value-type="float">
            <text:p>1.72467</text:p>
          </table:table-cell>
          <table:table-cell office:value-type="float" office:value="2.31557" calcext:value-type="float">
            <text:p>2.31557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00049" calcext:value-type="float">
            <text:p>4.00049</text:p>
          </table:table-cell>
          <table:table-cell office:value-type="float" office:value="2.49534" calcext:value-type="float">
            <text:p>2.49534</text:p>
          </table:table-cell>
          <table:table-cell office:value-type="float" office:value="2.26499" calcext:value-type="float">
            <text:p>2.26499</text:p>
          </table:table-cell>
          <table:table-cell office:value-type="float" office:value="1.33461" calcext:value-type="float">
            <text:p>1.33461</text:p>
          </table:table-cell>
          <table:table-cell office:value-type="float" office:value="1.35382" calcext:value-type="float">
            <text:p>1.35382</text:p>
          </table:table-cell>
          <table:table-cell office:value-type="float" office:value="1.81562" calcext:value-type="float">
            <text:p>1.81562</text:p>
          </table:table-cell>
          <table:table-cell office:value-type="float" office:value="1.70449" calcext:value-type="float">
            <text:p>1.70449</text:p>
          </table:table-cell>
          <table:table-cell office:value-type="float" office:value="1.64131" calcext:value-type="float">
            <text:p>1.6413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14999" calcext:value-type="float">
            <text:p>6.14999</text:p>
          </table:table-cell>
          <table:table-cell office:value-type="float" office:value="6.34369" calcext:value-type="float">
            <text:p>6.34369</text:p>
          </table:table-cell>
          <table:table-cell office:value-type="float" office:value="0.72148" calcext:value-type="float">
            <text:p>0.72148</text:p>
          </table:table-cell>
          <table:table-cell office:value-type="float" office:value="8.23443" calcext:value-type="float">
            <text:p>8.23443</text:p>
          </table:table-cell>
          <table:table-cell office:value-type="float" office:value="7.19892" calcext:value-type="float">
            <text:p>7.19892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2.09924" calcext:value-type="float">
            <text:p>2.09924</text:p>
          </table:table-cell>
          <table:table-cell office:value-type="float" office:value="3.6473" calcext:value-type="float">
            <text:p>3.647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4.03658" calcext:value-type="float">
            <text:p>4.03658</text:p>
          </table:table-cell>
          <table:table-cell office:value-type="float" office:value="4.75377" calcext:value-type="float">
            <text:p>4.75377</text:p>
          </table:table-cell>
          <table:table-cell office:value-type="float" office:value="0.97316" calcext:value-type="float">
            <text:p>0.97316</text:p>
          </table:table-cell>
          <table:table-cell office:value-type="float" office:value="1.90481" calcext:value-type="float">
            <text:p>1.90481</text:p>
          </table:table-cell>
          <table:table-cell office:value-type="float" office:value="1.65801" calcext:value-type="float">
            <text:p>1.65801</text:p>
          </table:table-cell>
          <table:table-cell office:value-type="float" office:value="1.70321" calcext:value-type="float">
            <text:p>1.70321</text:p>
          </table:table-cell>
          <table:table-cell office:value-type="float" office:value="2.83238" calcext:value-type="float">
            <text:p>2.83238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0121" calcext:value-type="float">
            <text:p>5.50121</text:p>
          </table:table-cell>
          <table:table-cell office:value-type="float" office:value="3.91807" calcext:value-type="float">
            <text:p>3.91807</text:p>
          </table:table-cell>
          <table:table-cell office:value-type="float" office:value="3.08726" calcext:value-type="float">
            <text:p>3.08726</text:p>
          </table:table-cell>
          <table:table-cell office:value-type="float" office:value="3.79807" calcext:value-type="float">
            <text:p>3.79807</text:p>
          </table:table-cell>
          <table:table-cell office:value-type="float" office:value="4.96854" calcext:value-type="float">
            <text:p>4.96854</text:p>
          </table:table-cell>
          <table:table-cell office:value-type="float" office:value="5.67462" calcext:value-type="float">
            <text:p>5.67462</text:p>
          </table:table-cell>
          <table:table-cell office:value-type="float" office:value="4.87415" calcext:value-type="float">
            <text:p>4.87415</text:p>
          </table:table-cell>
          <table:table-cell office:value-type="float" office:value="6.45184" calcext:value-type="float">
            <text:p>6.4518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38521" calcext:value-type="float">
            <text:p>1.38521</text:p>
          </table:table-cell>
          <table:table-cell office:value-type="float" office:value="2.59358" calcext:value-type="float">
            <text:p>2.59358</text:p>
          </table:table-cell>
          <table:table-cell office:value-type="float" office:value="2.40016" calcext:value-type="float">
            <text:p>2.40016</text:p>
          </table:table-cell>
          <table:table-cell office:value-type="float" office:value="0.87962" calcext:value-type="float">
            <text:p>0.87962</text:p>
          </table:table-cell>
          <table:table-cell office:value-type="float" office:value="0.50328" calcext:value-type="float">
            <text:p>0.50328</text:p>
          </table:table-cell>
          <table:table-cell office:value-type="float" office:value="1.36322" calcext:value-type="float">
            <text:p>1.36322</text:p>
          </table:table-cell>
          <table:table-cell office:value-type="float" office:value="1.0759" calcext:value-type="float">
            <text:p>1.0759</text:p>
          </table:table-cell>
          <table:table-cell office:value-type="float" office:value="3.12167" calcext:value-type="float">
            <text:p>3.1216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9585" calcext:value-type="float">
            <text:p>0.39585</text:p>
          </table:table-cell>
          <table:table-cell office:value-type="float" office:value="0.5077" calcext:value-type="float">
            <text:p>0.5077</text:p>
          </table:table-cell>
          <table:table-cell office:value-type="float" office:value="2.62327" calcext:value-type="float">
            <text:p>2.62327</text:p>
          </table:table-cell>
          <table:table-cell office:value-type="float" office:value="1.00387" calcext:value-type="float">
            <text:p>1.00387</text:p>
          </table:table-cell>
          <table:table-cell office:value-type="float" office:value="1.10509" calcext:value-type="float">
            <text:p>1.10509</text:p>
          </table:table-cell>
          <table:table-cell office:value-type="float" office:value="4.22282" calcext:value-type="float">
            <text:p>4.22282</text:p>
          </table:table-cell>
          <table:table-cell office:value-type="float" office:value="2.62775" calcext:value-type="float">
            <text:p>2.62775</text:p>
          </table:table-cell>
          <table:table-cell office:value-type="float" office:value="2.49721" calcext:value-type="float">
            <text:p>2.4972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69366" calcext:value-type="float">
            <text:p>1.69366</text:p>
          </table:table-cell>
          <table:table-cell office:value-type="float" office:value="2.65692" calcext:value-type="float">
            <text:p>2.65692</text:p>
          </table:table-cell>
          <table:table-cell office:value-type="float" office:value="3.05203" calcext:value-type="float">
            <text:p>3.05203</text:p>
          </table:table-cell>
          <table:table-cell office:value-type="float" office:value="0.49516" calcext:value-type="float">
            <text:p>0.49516</text:p>
          </table:table-cell>
          <table:table-cell office:value-type="float" office:value="2.09235" calcext:value-type="float">
            <text:p>2.09235</text:p>
          </table:table-cell>
          <table:table-cell office:value-type="float" office:value="0.41177" calcext:value-type="float">
            <text:p>0.41177</text:p>
          </table:table-cell>
          <table:table-cell office:value-type="float" office:value="2.75105" calcext:value-type="float">
            <text:p>2.75105</text:p>
          </table:table-cell>
          <table:table-cell office:value-type="float" office:value="3.55911" calcext:value-type="float">
            <text:p>3.5591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0451" calcext:value-type="float">
            <text:p>4.0451</text:p>
          </table:table-cell>
          <table:table-cell office:value-type="float" office:value="5.2901" calcext:value-type="float">
            <text:p>5.2901</text:p>
          </table:table-cell>
          <table:table-cell office:value-type="float" office:value="3.04172" calcext:value-type="float">
            <text:p>3.04172</text:p>
          </table:table-cell>
          <table:table-cell office:value-type="float" office:value="8.78837" calcext:value-type="float">
            <text:p>8.78837</text:p>
          </table:table-cell>
          <table:table-cell office:value-type="float" office:value="7.65323" calcext:value-type="float">
            <text:p>7.65323</text:p>
          </table:table-cell>
          <table:table-cell office:value-type="float" office:value="8.07423" calcext:value-type="float">
            <text:p>8.07423</text:p>
          </table:table-cell>
          <table:table-cell office:value-type="float" office:value="5.7561" calcext:value-type="float">
            <text:p>5.7561</text:p>
          </table:table-cell>
          <table:table-cell office:value-type="float" office:value="4.60243" calcext:value-type="float">
            <text:p>4.6024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38589" calcext:value-type="float">
            <text:p>3.38589</text:p>
          </table:table-cell>
          <table:table-cell office:value-type="float" office:value="3.65092" calcext:value-type="float">
            <text:p>3.65092</text:p>
          </table:table-cell>
          <table:table-cell office:value-type="float" office:value="1.83389" calcext:value-type="float">
            <text:p>1.83389</text:p>
          </table:table-cell>
          <table:table-cell office:value-type="float" office:value="1.25219" calcext:value-type="float">
            <text:p>1.25219</text:p>
          </table:table-cell>
          <table:table-cell office:value-type="float" office:value="2.09231" calcext:value-type="float">
            <text:p>2.09231</text:p>
          </table:table-cell>
          <table:table-cell office:value-type="float" office:value="4.12589" calcext:value-type="float">
            <text:p>4.12589</text:p>
          </table:table-cell>
          <table:table-cell office:value-type="float" office:value="3.54005" calcext:value-type="float">
            <text:p>3.54005</text:p>
          </table:table-cell>
          <table:table-cell office:value-type="float" office:value="1.95443" calcext:value-type="float">
            <text:p>1.95443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68545" calcext:value-type="float">
            <text:p>2.68545</text:p>
          </table:table-cell>
          <table:table-cell office:value-type="float" office:value="0.92991" calcext:value-type="float">
            <text:p>0.92991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3.80036" calcext:value-type="float">
            <text:p>3.80036</text:p>
          </table:table-cell>
          <table:table-cell office:value-type="float" office:value="2.95816" calcext:value-type="float">
            <text:p>2.958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51672" calcext:value-type="float">
            <text:p>1.51672</text:p>
          </table:table-cell>
          <table:table-cell office:value-type="float" office:value="1.56914" calcext:value-type="float">
            <text:p>1.5691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6614" calcext:value-type="float">
            <text:p>0.56614</text:p>
          </table:table-cell>
          <table:table-cell office:value-type="float" office:value="1.85387" calcext:value-type="float">
            <text:p>1.85387</text:p>
          </table:table-cell>
          <table:table-cell office:value-type="float" office:value="1.41912" calcext:value-type="float">
            <text:p>1.41912</text:p>
          </table:table-cell>
          <table:table-cell office:value-type="float" office:value="1.25133" calcext:value-type="float">
            <text:p>1.25133</text:p>
          </table:table-cell>
          <table:table-cell office:value-type="float" office:value="1.23506" calcext:value-type="float">
            <text:p>1.23506</text:p>
          </table:table-cell>
          <table:table-cell office:value-type="float" office:value="0.96107" calcext:value-type="float">
            <text:p>0.96107</text:p>
          </table:table-cell>
          <table:table-cell office:value-type="float" office:value="1.77283" calcext:value-type="float">
            <text:p>1.77283</text:p>
          </table:table-cell>
          <table:table-cell office:value-type="float" office:value="1.13876" calcext:value-type="float">
            <text:p>1.1387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9786" calcext:value-type="float">
            <text:p>0.99786</text:p>
          </table:table-cell>
          <table:table-cell office:value-type="float" office:value="3.29507" calcext:value-type="float">
            <text:p>3.29507</text:p>
          </table:table-cell>
          <table:table-cell office:value-type="float" office:value="3.82235" calcext:value-type="float">
            <text:p>3.82235</text:p>
          </table:table-cell>
          <table:table-cell office:value-type="float" office:value="2.34798" calcext:value-type="float">
            <text:p>2.34798</text:p>
          </table:table-cell>
          <table:table-cell office:value-type="float" office:value="0.53218" calcext:value-type="float">
            <text:p>0.53218</text:p>
          </table:table-cell>
          <table:table-cell office:value-type="float" office:value="0.99022" calcext:value-type="float">
            <text:p>0.99022</text:p>
          </table:table-cell>
          <table:table-cell office:value-type="float" office:value="2.816" calcext:value-type="float">
            <text:p>2.816</text:p>
          </table:table-cell>
          <table:table-cell office:value-type="float" office:value="3.2885" calcext:value-type="float">
            <text:p>3.2885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08282" calcext:value-type="float">
            <text:p>3.08282</text:p>
          </table:table-cell>
          <table:table-cell office:value-type="float" office:value="4.53734" calcext:value-type="float">
            <text:p>4.53734</text:p>
          </table:table-cell>
          <table:table-cell office:value-type="float" office:value="4.84818" calcext:value-type="float">
            <text:p>4.84818</text:p>
          </table:table-cell>
          <table:table-cell office:value-type="float" office:value="2.26215" calcext:value-type="float">
            <text:p>2.26215</text:p>
          </table:table-cell>
          <table:table-cell office:value-type="float" office:value="2.57396" calcext:value-type="float">
            <text:p>2.57396</text:p>
          </table:table-cell>
          <table:table-cell office:value-type="float" office:value="0.98577" calcext:value-type="float">
            <text:p>0.98577</text:p>
          </table:table-cell>
          <table:table-cell office:value-type="float" office:value="3.85587" calcext:value-type="float">
            <text:p>3.85587</text:p>
          </table:table-cell>
          <table:table-cell office:value-type="float" office:value="1.10641" calcext:value-type="float">
            <text:p>1.1064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3698" calcext:value-type="float">
            <text:p>2.3698</text:p>
          </table:table-cell>
          <table:table-cell office:value-type="float" office:value="2.01596" calcext:value-type="float">
            <text:p>2.01596</text:p>
          </table:table-cell>
          <table:table-cell office:value-type="float" office:value="0.97645" calcext:value-type="float">
            <text:p>0.97645</text:p>
          </table:table-cell>
          <table:table-cell office:value-type="float" office:value="1.6537" calcext:value-type="float">
            <text:p>1.6537</text:p>
          </table:table-cell>
          <table:table-cell office:value-type="float" office:value="1.44737" calcext:value-type="float">
            <text:p>1.44737</text:p>
          </table:table-cell>
          <table:table-cell office:value-type="float" office:value="5.89308" calcext:value-type="float">
            <text:p>5.89308</text:p>
          </table:table-cell>
          <table:table-cell office:value-type="float" office:value="2.98951" calcext:value-type="float">
            <text:p>2.98951</text:p>
          </table:table-cell>
          <table:table-cell office:value-type="float" office:value="3.63337" calcext:value-type="float">
            <text:p>3.63337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73069" calcext:value-type="float">
            <text:p>1.73069</text:p>
          </table:table-cell>
          <table:table-cell office:value-type="float" office:value="3.33986" calcext:value-type="float">
            <text:p>3.33986</text:p>
          </table:table-cell>
          <table:table-cell office:value-type="float" office:value="1.70274" calcext:value-type="float">
            <text:p>1.70274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2.44871" calcext:value-type="float">
            <text:p>2.44871</text:p>
          </table:table-cell>
          <table:table-cell office:value-type="float" office:value="3.80484" calcext:value-type="float">
            <text:p>3.80484</text:p>
          </table:table-cell>
          <table:table-cell office:value-type="float" office:value="3.51947" calcext:value-type="float">
            <text:p>3.5194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66672" calcext:value-type="float">
            <text:p>0.66672</text:p>
          </table:table-cell>
          <table:table-cell office:value-type="float" office:value="1.80745" calcext:value-type="float">
            <text:p>1.80745</text:p>
          </table:table-cell>
          <table:table-cell office:value-type="float" office:value="3.81464" calcext:value-type="float">
            <text:p>3.81464</text:p>
          </table:table-cell>
          <table:table-cell office:value-type="float" office:value="1.70673" calcext:value-type="float">
            <text:p>1.70673</text:p>
          </table:table-cell>
          <table:table-cell office:value-type="float" office:value="1.63409" calcext:value-type="float">
            <text:p>1.63409</text:p>
          </table:table-cell>
          <table:table-cell office:value-type="float" office:value="3.06023" calcext:value-type="float">
            <text:p>3.06023</text:p>
          </table:table-cell>
          <table:table-cell office:value-type="float" office:value="3.0278" calcext:value-type="float">
            <text:p>3.0278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95778" calcext:value-type="float">
            <text:p>6.95778</text:p>
          </table:table-cell>
          <table:table-cell office:value-type="float" office:value="5.57572" calcext:value-type="float">
            <text:p>5.57572</text:p>
          </table:table-cell>
          <table:table-cell office:value-type="float" office:value="9.6173" calcext:value-type="float">
            <text:p>9.6173</text:p>
          </table:table-cell>
          <table:table-cell office:value-type="float" office:value="3.44043" calcext:value-type="float">
            <text:p>3.44043</text:p>
          </table:table-cell>
          <table:table-cell office:value-type="float" office:value="2.14221" calcext:value-type="float">
            <text:p>2.14221</text:p>
          </table:table-cell>
          <table:table-cell office:value-type="float" office:value="4.29292" calcext:value-type="float">
            <text:p>4.29292</text:p>
          </table:table-cell>
          <table:table-cell office:value-type="float" office:value="3.05004" calcext:value-type="float">
            <text:p>3.05004</text:p>
          </table:table-cell>
          <table:table-cell office:value-type="float" office:value="5.8202" calcext:value-type="float">
            <text:p>5.8202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671" calcext:value-type="float">
            <text:p>0.4671</text:p>
          </table:table-cell>
          <table:table-cell office:value-type="float" office:value="1.37838" calcext:value-type="float">
            <text:p>1.37838</text:p>
          </table:table-cell>
          <table:table-cell office:value-type="float" office:value="3.42192" calcext:value-type="float">
            <text:p>3.42192</text:p>
          </table:table-cell>
          <table:table-cell office:value-type="float" office:value="2.22919" calcext:value-type="float">
            <text:p>2.22919</text:p>
          </table:table-cell>
          <table:table-cell office:value-type="float" office:value="1.02732" calcext:value-type="float">
            <text:p>1.02732</text:p>
          </table:table-cell>
          <table:table-cell office:value-type="float" office:value="0.72859" calcext:value-type="float">
            <text:p>0.72859</text:p>
          </table:table-cell>
          <table:table-cell office:value-type="float" office:value="2.34549" calcext:value-type="float">
            <text:p>2.34549</text:p>
          </table:table-cell>
          <table:table-cell office:value-type="float" office:value="0.66595" calcext:value-type="float">
            <text:p>0.6659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62272" calcext:value-type="float">
            <text:p>1.62272</text:p>
          </table:table-cell>
          <table:table-cell office:value-type="float" office:value="1.41876" calcext:value-type="float">
            <text:p>1.41876</text:p>
          </table:table-cell>
          <table:table-cell office:value-type="float" office:value="0.52375" calcext:value-type="float">
            <text:p>0.52375</text:p>
          </table:table-cell>
          <table:table-cell office:value-type="float" office:value="0.12475" calcext:value-type="float">
            <text:p>0.12475</text:p>
          </table:table-cell>
          <table:table-cell office:value-type="float" office:value="1.38449" calcext:value-type="float">
            <text:p>1.38449</text:p>
          </table:table-cell>
          <table:table-cell office:value-type="float" office:value="0.98424" calcext:value-type="float">
            <text:p>0.98424</text:p>
          </table:table-cell>
          <table:table-cell office:value-type="float" office:value="3.647" calcext:value-type="float">
            <text:p>3.647</text:p>
          </table:table-cell>
          <table:table-cell office:value-type="float" office:value="3.08982" calcext:value-type="float">
            <text:p>3.0898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66605" calcext:value-type="float">
            <text:p>2.66605</text:p>
          </table:table-cell>
          <table:table-cell office:value-type="float" office:value="2.01717" calcext:value-type="float">
            <text:p>2.01717</text:p>
          </table:table-cell>
          <table:table-cell office:value-type="float" office:value="1.26376" calcext:value-type="float">
            <text:p>1.26376</text:p>
          </table:table-cell>
          <table:table-cell office:value-type="float" office:value="0.8792" calcext:value-type="float">
            <text:p>0.8792</text:p>
          </table:table-cell>
          <table:table-cell office:value-type="float" office:value="2.75643" calcext:value-type="float">
            <text:p>2.75643</text:p>
          </table:table-cell>
          <table:table-cell office:value-type="float" office:value="1.6812" calcext:value-type="float">
            <text:p>1.6812</text:p>
          </table:table-cell>
          <table:table-cell office:value-type="float" office:value="1.34574" calcext:value-type="float">
            <text:p>1.34574</text:p>
          </table:table-cell>
          <table:table-cell office:value-type="float" office:value="3.25154" calcext:value-type="float">
            <text:p>3.2515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1.98923" calcext:value-type="float">
            <text:p>1.98923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1.79941" calcext:value-type="float">
            <text:p>1.79941</text:p>
          </table:table-cell>
          <table:table-cell office:value-type="float" office:value="1.12552" calcext:value-type="float">
            <text:p>1.12552</text:p>
          </table:table-cell>
          <table:table-cell office:value-type="float" office:value="1.06076" calcext:value-type="float">
            <text:p>1.06076</text:p>
          </table:table-cell>
          <table:table-cell office:value-type="float" office:value="0.39572" calcext:value-type="float">
            <text:p>0.39572</text:p>
          </table:table-cell>
          <table:table-cell office:value-type="float" office:value="1.92947" calcext:value-type="float">
            <text:p>1.92947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86518" calcext:value-type="float">
            <text:p>0.86518</text:p>
          </table:table-cell>
          <table:table-cell office:value-type="float" office:value="2.19216" calcext:value-type="float">
            <text:p>2.19216</text:p>
          </table:table-cell>
          <table:table-cell office:value-type="float" office:value="5.77498" calcext:value-type="float">
            <text:p>5.77498</text:p>
          </table:table-cell>
          <table:table-cell office:value-type="float" office:value="4.81292" calcext:value-type="float">
            <text:p>4.81292</text:p>
          </table:table-cell>
          <table:table-cell office:value-type="float" office:value="2.27177" calcext:value-type="float">
            <text:p>2.27177</text:p>
          </table:table-cell>
          <table:table-cell office:value-type="float" office:value="3.74253" calcext:value-type="float">
            <text:p>3.74253</text:p>
          </table:table-cell>
          <table:table-cell office:value-type="float" office:value="3.18838" calcext:value-type="float">
            <text:p>3.18838</text:p>
          </table:table-cell>
          <table:table-cell office:value-type="float" office:value="3.39637" calcext:value-type="float">
            <text:p>3.39637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24936" calcext:value-type="float">
            <text:p>4.24936</text:p>
          </table:table-cell>
          <table:table-cell office:value-type="float" office:value="2.17664" calcext:value-type="float">
            <text:p>2.17664</text:p>
          </table:table-cell>
          <table:table-cell office:value-type="float" office:value="2.59817" calcext:value-type="float">
            <text:p>2.59817</text:p>
          </table:table-cell>
          <table:table-cell office:value-type="float" office:value="2.98432" calcext:value-type="float">
            <text:p>2.98432</text:p>
          </table:table-cell>
          <table:table-cell office:value-type="float" office:value="3.02977" calcext:value-type="float">
            <text:p>3.02977</text:p>
          </table:table-cell>
          <table:table-cell office:value-type="float" office:value="2.72789" calcext:value-type="float">
            <text:p>2.72789</text:p>
          </table:table-cell>
          <table:table-cell office:value-type="float" office:value="2.57785" calcext:value-type="float">
            <text:p>2.57785</text:p>
          </table:table-cell>
          <table:table-cell office:value-type="float" office:value="4.33925" calcext:value-type="float">
            <text:p>4.3392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57576" calcext:value-type="float">
            <text:p>3.57576</text:p>
          </table:table-cell>
          <table:table-cell office:value-type="float" office:value="3.75024" calcext:value-type="float">
            <text:p>3.75024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2.8182" calcext:value-type="float">
            <text:p>2.8182</text:p>
          </table:table-cell>
          <table:table-cell office:value-type="float" office:value="4.95306" calcext:value-type="float">
            <text:p>4.95306</text:p>
          </table:table-cell>
          <table:table-cell office:value-type="float" office:value="3.87978" calcext:value-type="float">
            <text:p>3.87978</text:p>
          </table:table-cell>
          <table:table-cell office:value-type="float" office:value="1.56242" calcext:value-type="float">
            <text:p>1.56242</text:p>
          </table:table-cell>
          <table:table-cell office:value-type="float" office:value="0.17665" calcext:value-type="float">
            <text:p>0.1766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83786" calcext:value-type="float">
            <text:p>0.83786</text:p>
          </table:table-cell>
          <table:table-cell office:value-type="float" office:value="2.57006" calcext:value-type="float">
            <text:p>2.57006</text:p>
          </table:table-cell>
          <table:table-cell office:value-type="float" office:value="3.28046" calcext:value-type="float">
            <text:p>3.28046</text:p>
          </table:table-cell>
          <table:table-cell office:value-type="float" office:value="1.77641" calcext:value-type="float">
            <text:p>1.77641</text:p>
          </table:table-cell>
          <table:table-cell office:value-type="float" office:value="1.16086" calcext:value-type="float">
            <text:p>1.16086</text:p>
          </table:table-cell>
          <table:table-cell office:value-type="float" office:value="2.22613" calcext:value-type="float">
            <text:p>2.22613</text:p>
          </table:table-cell>
          <table:table-cell office:value-type="float" office:value="1.41624" calcext:value-type="float">
            <text:p>1.41624</text:p>
          </table:table-cell>
          <table:table-cell office:value-type="float" office:value="0.64251" calcext:value-type="float">
            <text:p>0.642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2:22:25.373914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8:12.824488845</meta:creation-date>
    <dc:date>2018-03-09T12:29:33.529692939</dc:date>
    <meta:editing-duration>P6DT16H8M47S</meta:editing-duration>
    <meta:editing-cycles>78</meta:editing-cycles>
    <meta:generator>LibreOffice/5.1.6.2$Linux_X86_64 LibreOffice_project/10m0$Build-2</meta:generator>
    <meta:document-statistic meta:table-count="1" meta:cell-count="2672" meta:object-count="0"/>
  </office:meta>
</office:document-meta>
</file>